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s/Version1"/>
  <manifest:file-entry manifest:media-type="" manifest:full-path="VersionList.xml"/>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ext_20_body">
      <style:paragraph-properties style:writing-mode="lr-tb"/>
    </style:style>
    <style:style style:name="P5" style:family="paragraph" style:parent-style-name="AccentLowBox">
      <style:paragraph-properties fo:text-align="center" style:justify-single-word="false"/>
    </style:style>
    <style:style style:name="P6" style:family="paragraph" style:parent-style-name="AccentMidBox">
      <style:text-properties style:text-underline-style="none"/>
    </style:style>
    <style:style style:name="P7" style:family="paragraph" style:parent-style-name="AccentLowHead">
      <style:paragraph-properties fo:margin-top="0.499cm" fo:margin-bottom="0.3cm"/>
    </style:style>
    <style:style style:name="P8" style:family="paragraph" style:parent-style-name="AccentHighHead">
      <style:paragraph-properties fo:margin-top="0.499cm" fo:margin-bottom="0.3cm"/>
    </style:style>
    <style:style style:name="P9" style:family="paragraph" style:parent-style-name="Text_20_body">
      <style:paragraph-properties fo:text-align="start" style:justify-single-word="false"/>
    </style:style>
    <style:style style:name="P10" style:family="paragraph" style:parent-style-name="Text_20_body">
      <style:paragraph-properties fo:text-align="center" style:justify-single-word="false"/>
    </style:style>
    <style:style style:name="P11" style:family="paragraph" style:parent-style-name="Text_20_body">
      <style:text-properties style:font-name="Tahoma3" style:font-name-asian="Wingdings" style:font-name-complex="Wingdings"/>
    </style:style>
    <style:style style:name="P12" style:family="paragraph" style:parent-style-name="Text_20_body">
      <style:text-properties fo:language="en" fo:country="GB"/>
    </style:style>
    <style:style style:name="P13" style:family="paragraph" style:parent-style-name="Text_20_body">
      <style:paragraph-properties fo:text-align="start" style:justify-single-word="false"/>
      <style:text-properties fo:language="en" fo:country="GB"/>
    </style:style>
    <style:style style:name="P14" style:family="paragraph" style:parent-style-name="Text_20_body" style:master-page-name="">
      <style:paragraph-properties style:page-number="auto" fo:keep-with-next="auto"/>
    </style:style>
    <style:style style:name="P15" style:family="paragraph" style:parent-style-name="Text_20_body" style:master-page-name="">
      <style:paragraph-properties style:page-number="auto" style:shadow="none" fo:keep-with-next="always"/>
      <style:text-properties style:font-name="Tahoma3" style:font-name-asian="Wingdings" style:font-name-complex="Wingdings"/>
    </style:style>
    <style:style style:name="P16" style:family="paragraph" style:parent-style-name="Text_20_body" style:master-page-name="">
      <style:paragraph-properties fo:margin-top="0.3cm" fo:margin-bottom="0.6cm" style:page-number="auto"/>
      <style:text-properties style:font-name="Tahoma3" style:font-name-asian="Wingdings" style:font-name-complex="Wingdings"/>
    </style:style>
    <style:style style:name="P17" style:family="paragraph" style:parent-style-name="Text_20_body">
      <style:paragraph-properties fo:keep-with-next="always"/>
    </style:style>
    <style:style style:name="P18" style:family="paragraph" style:parent-style-name="AccentHighHead">
      <style:paragraph-properties fo:margin-left="0.801cm" fo:margin-right="0.499cm" fo:text-indent="-0.3cm" style:auto-text-indent="false">
        <style:tab-stops/>
      </style:paragraph-properties>
    </style:style>
    <style:style style:name="P19" style:family="paragraph" style:parent-style-name="Contents_20_1">
      <style:paragraph-properties>
        <style:tab-stops>
          <style:tab-stop style:position="17cm" style:type="right"/>
        </style:tab-stops>
      </style:paragraph-properties>
    </style:style>
    <style:style style:name="P20" style:family="paragraph" style:parent-style-name="Contents_20_2">
      <style:paragraph-properties>
        <style:tab-stops>
          <style:tab-stop style:position="16.501cm" style:type="right"/>
        </style:tab-stops>
      </style:paragraph-properties>
    </style:style>
    <style:style style:name="P21" style:family="paragraph" style:parent-style-name="Contents_20_Heading">
      <style:paragraph-properties fo:break-before="page"/>
    </style:style>
    <style:style style:name="P22" style:family="paragraph" style:parent-style-name="Contents_20_3">
      <style:paragraph-properties>
        <style:tab-stops>
          <style:tab-stop style:position="16.002cm" style:type="right"/>
        </style:tab-stops>
      </style:paragraph-properties>
    </style:style>
    <style:style style:name="P23" style:family="paragraph" style:parent-style-name="Text_20_body_20_indent">
      <style:paragraph-properties fo:margin-left="0cm" fo:margin-right="0cm" fo:text-indent="0cm" style:auto-text-indent="false"/>
    </style:style>
    <style:style style:name="P24" style:family="paragraph" style:parent-style-name="Contents_20_4">
      <style:paragraph-properties>
        <style:tab-stops>
          <style:tab-stop style:position="15.503cm" style:type="right"/>
        </style:tab-stops>
      </style:paragraph-properties>
    </style:style>
    <style:style style:name="P25" style:family="paragraph" style:parent-style-name="AccentHighBox" style:list-style-name="BwAufzählung">
      <style:paragraph-properties fo:margin-left="0.801cm" fo:margin-right="0.499cm" fo:text-indent="-0.3cm" style:auto-text-indent="false">
        <style:tab-stops/>
      </style:paragraph-properties>
    </style:style>
    <style:style style:name="P26" style:family="paragraph" style:parent-style-name="AccentMidBox" style:list-style-name="BwAufzählung">
      <style:paragraph-properties fo:margin-left="0.499cm" fo:margin-right="0.499cm" fo:text-indent="0cm" style:auto-text-indent="false"/>
    </style:style>
    <style:style style:name="P27" style:family="paragraph" style:parent-style-name="Heading_20_4">
      <style:text-properties fo:language="en" fo:country="GB"/>
    </style:style>
    <style:style style:name="P28" style:family="paragraph" style:parent-style-name="Heading_20_2">
      <style:text-properties style:font-name="Tahoma3" style:font-name-asian="Wingdings" style:font-name-complex="Wingdings"/>
    </style:style>
    <style:style style:name="P29" style:family="paragraph" style:parent-style-name="Heading_20_2">
      <style:text-properties fo:language="en" fo:country="GB"/>
    </style:style>
    <style:style style:name="P30" style:family="paragraph" style:parent-style-name="Heading_20_2" style:master-page-name="">
      <style:paragraph-properties style:page-number="auto" fo:break-before="page"/>
    </style:style>
    <style:style style:name="P31" style:family="paragraph" style:parent-style-name="Heading_20_2">
      <style:paragraph-properties fo:break-before="page"/>
      <style:text-properties fo:language="en" fo:country="GB"/>
    </style:style>
    <style:style style:name="P32" style:family="paragraph" style:parent-style-name="Heading_20_3">
      <style:text-properties style:font-name="Tahoma3" style:font-name-asian="Wingdings" style:font-name-complex="Wingdings"/>
    </style:style>
    <style:style style:name="P33" style:family="paragraph" style:parent-style-name="Heading_20_3">
      <style:text-properties fo:language="en" fo:country="GB"/>
    </style:style>
    <style:style style:name="P34" style:family="paragraph" style:parent-style-name="Heading_20_3" style:list-style-name="Nummerierung_20_3_20_mit_20_Nummern">
      <style:text-properties fo:language="en" fo:country="GB"/>
    </style:style>
    <style:style style:name="P35" style:family="paragraph" style:parent-style-name="Heading_20_3" style:master-page-name="">
      <style:paragraph-properties style:page-number="auto" fo:keep-with-next="always"/>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10">
      <style:text-properties fo:language="en" fo:country="GB"/>
    </style:style>
    <style:style style:name="P44" style:family="paragraph" style:parent-style-name="Text_20_body" style:list-style-name="L11">
      <style:text-properties fo:language="en" fo:country="GB"/>
    </style:style>
    <style:style style:name="P45" style:family="paragraph" style:parent-style-name="Text_20_body" style:list-style-name="L12">
      <style:text-properties fo:language="en" fo:country="GB"/>
    </style:style>
    <style:style style:name="P46" style:family="paragraph" style:parent-style-name="Text_20_body" style:list-style-name="List_20_1">
      <style:paragraph-properties fo:margin-top="0cm" fo:margin-bottom="0.15cm"/>
    </style:style>
    <style:style style:name="P47" style:family="paragraph" style:parent-style-name="Text_20_body" style:list-style-name="L3" style:master-page-name="">
      <style:paragraph-properties style:page-number="auto" style:shadow="none" fo:keep-with-next="always"/>
      <style:text-properties style:font-name="Tahoma3" style:font-name-asian="Wingdings" style:font-name-complex="Wingdings"/>
    </style:style>
    <style:style style:name="P48" style:family="paragraph" style:parent-style-name="Text_20_body" style:list-style-name="L6" style:master-page-name="">
      <style:paragraph-properties style:page-number="auto" fo:keep-with-next="always"/>
    </style:style>
    <style:style style:name="P49" style:family="paragraph" style:parent-style-name="Text_20_body" style:list-style-name="L3">
      <style:paragraph-properties style:shadow="none" fo:keep-with-next="always"/>
      <style:text-properties style:font-name="Tahoma3" style:font-name-asian="Wingdings" style:font-name-complex="Wingdings"/>
    </style:style>
    <style:style style:name="P50" style:family="paragraph" style:parent-style-name="Text_20_body" style:list-style-name="L10">
      <style:paragraph-properties fo:margin-top="0cm" fo:margin-bottom="0cm"/>
      <style:text-properties fo:language="en" fo:country="GB"/>
    </style:style>
    <style:style style:name="P51" style:family="paragraph" style:parent-style-name="Text_20_body" style:list-style-name="L11">
      <style:paragraph-properties fo:margin-top="0cm" fo:margin-bottom="0cm"/>
      <style:text-properties fo:language="en" fo:country="GB"/>
    </style:style>
    <style:style style:name="P52" style:family="paragraph" style:parent-style-name="Text_20_body" style:list-style-name="L12">
      <style:paragraph-properties fo:margin-top="0cm" fo:margin-bottom="0cm"/>
      <style:text-properties fo:language="en" fo:country="GB"/>
    </style:style>
    <style:style style:name="P53" style:family="paragraph" style:parent-style-name="Standard" style:list-style-name="L9">
      <style:text-properties fo:language="en" fo:country="GB"/>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language="zxx" fo:country="none" style:language-asian="zxx" style:country-asian="none" style:language-complex="zxx" style:country-complex="none"/>
    </style:style>
    <style:style style:name="T4" style:family="text">
      <style:text-properties style:text-position="super 58%"/>
    </style:style>
    <style:style style:name="T5" style:family="text">
      <style:text-properties style:text-position="super 58%" style:font-name="Arial1"/>
    </style:style>
    <style:style style:name="T6" style:family="text">
      <style:text-properties style:text-position="super 58%" style:font-name="Arial1" style:font-name-asian="Wingdings" style:font-name-complex="Wingdings"/>
    </style:style>
    <style:style style:name="T7" style:family="text">
      <style:text-properties style:text-position="super 58%" style:font-name="Tahoma3" style:font-name-asian="Wingdings" style:font-name-complex="Wingdings"/>
    </style:style>
    <style:style style:name="T8" style:family="text">
      <style:text-properties style:text-position="super 58%" style:font-size-asian="10.5pt"/>
    </style:style>
    <style:style style:name="T9" style:family="text">
      <style:text-properties style:font-name="Wingdings" style:font-name-asian="Wingdings" style:font-name-complex="Wingdings"/>
    </style:style>
    <style:style style:name="T10" style:family="text">
      <style:text-properties style:font-name="Wingdings" style:font-name-asian="Wingdings" style:font-weight-asian="bold" style:font-name-complex="Wingdings" style:font-weight-complex="bold"/>
    </style:style>
    <style:style style:name="T11" style:family="text">
      <style:text-properties style:font-name="Tahoma3" style:font-name-asian="Wingdings" style:font-name-complex="Wingdings"/>
    </style:style>
    <style:style style:name="T12" style:family="text">
      <style:text-properties style:font-name="Tahoma3" style:font-name-asian="Wingdings" style:font-weight-asian="bold" style:font-name-complex="Wingdings" style:font-weight-complex="bold"/>
    </style:style>
    <style:style style:name="T13" style:family="text">
      <style:text-properties style:font-name="Tahoma3" fo:font-style="normal" fo:font-weight="normal" style:font-name-asian="Wingdings" style:font-style-asian="normal" style:font-weight-asian="normal" style:font-name-complex="Wingdings" style:font-style-complex="normal" style:font-weight-complex="normal"/>
    </style:style>
    <style:style style:name="T14" style:family="text">
      <style:text-properties fo:font-style="italic" style:text-underline-style="none" style:font-style-asian="italic" style:font-style-complex="italic"/>
    </style:style>
    <style:style style:name="T15" style:family="text">
      <style:text-properties fo:font-style="italic" style:font-style-asian="italic" style:font-style-complex="italic"/>
    </style:style>
    <style:style style:name="T16" style:family="text">
      <style:text-properties style:font-name="Arial1"/>
    </style:style>
    <style:style style:name="T17" style:family="text">
      <style:text-properties style:font-name="Arial1" style:font-name-asian="Wingdings" style:font-name-complex="Wingdings"/>
    </style:style>
    <style:style style:name="T18" style:family="text">
      <style:text-properties fo:language="en" fo:country="GB"/>
    </style:style>
    <style:style style:name="T19" style:family="text">
      <style:text-properties fo:background-color="transparent"/>
    </style:style>
    <style:style style:name="T20" style:family="text">
      <style:text-properties fo:font-size="13.1000003814697pt" style:font-size-asian="13.1000003814697pt" style:font-size-complex="13.1000003814697pt"/>
    </style:style>
    <style:style style:name="T21" style:family="text">
      <style:text-properties style:text-position="33% 80%"/>
    </style:style>
    <style:style style:name="T22" style:family="text">
      <style:text-properties style:font-weight-asian="normal" style:font-weight-complex="normal"/>
    </style:style>
    <style:style style:name="T23" style:family="text">
      <style:text-properties style:font-weight-asian="bold" style:font-weight-complex="bold"/>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text:bookmark-start text:name="__RefHeading__46251_727788380"/>Handbuch zu BwPostman<text:bookmark-end text:name="__RefHeading__46251_727788380"/></text:p>
      <text:p text:style-name="P10"/>
      <text:p text:style-name="P10"><text:span text:style-name="Strong_20_Emphasis">Romana Boldt</text:span></text:p>
      <text:p text:style-name="P10"/>
      <text:p text:style-name="P10"/>
      <text:p text:style-name="P10">Veröffentlichungsdatum: Oktober 2018</text:p>
      <text:p text:style-name="P10"/>
      <text:p text:style-name="P10"/>
      <text:p text:style-name="P10"><text:span text:style-name="Strong_20_Emphasis">Dieses Buch behandelt die Benutzung von BwPostman für <text:line-break/>Joomla!</text:span><text:span text:style-name="Strong_20_Emphasis"><text:span text:style-name="T4">®</text:span></text:span><text:span text:style-name="Strong_20_Emphasis">-betriebene Webseiten.</text:span></text:p>
      <text:p text:style-name="Text_20_body"/>
      <text:p text:style-name="Text_20_body"/>
      <text:p text:style-name="Text_20_body">Dieses Dokument darf unter den Bedingungen der GNU <text:span text:style-name="T18">Free</text:span> <text:span text:style-name="T18">Documentation</text:span> <text:span text:style-name="T18">License</text:span>, Version 1.3 oder einer späteren von der <text:span text:style-name="T18">Free</text:span> Software <text:span text:style-name="T18">Foundation</text:span> veröffentlichten Version, vervielfältigt, verbreitet und/oder modifiziert werden, mit den unveränderlichen Abschnitten „Einleitung“ und „Sicherheitshinweise“, dem vorderen Umschlagtext und dem hinteren Umschlagtext. Eine Kopie der Lizenz ist im Kapitel „GNU <text:span text:style-name="T18">Free</text:span> <text:span text:style-name="T18">Documentation</text:span> <text:span text:style-name="T18">License</text:span>“ enthalten.</text:p>
      <text:p text:style-name="Text_20_body">Die Software BwPostman selbst ist ebenfalls freie Software und untersteht der GNU General <text:span text:style-name="T18">Public</text:span> <text:span text:style-name="T18">License</text:span> Version 3 oder einer späteren von der <text:span text:style-name="T18">Free</text:span> Software <text:span text:style-name="T18">Foundation</text:span> veröffentlichten Version.</text:p>
      <text:table-of-content text:style-name="Sect1" text:protected="true" text:name="Inhaltsverzeichnis1">
        <text:table-of-content-source text:outline-level="4">
          <text:index-title-template text:style-name="Contents_20_Heading">Inhaltsverzeichni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1">Inhaltsverzeichnis</text:p>
          </text:index-title>
          <text:p text:style-name="P19"><text:a xlink:type="simple" xlink:href="#__RefHeading__46139_727788380" text:style-name="Inhaltsverzeichnis_20_Link" text:visited-style-name="Inhaltsverzeichnis_20_Link">Einleitung<text:tab/>7</text:a></text:p>
          <text:p text:style-name="P19"><text:a xlink:type="simple" xlink:href="#__RefHeading__46930_1969413198" text:style-name="Inhaltsverzeichnis_20_Link" text:visited-style-name="Inhaltsverzeichnis_20_Link">Empfohlenes Vorgehen<text:tab/>10</text:a></text:p>
          <text:p text:style-name="P19"><text:a xlink:type="simple" xlink:href="#__RefHeading__24627_1003309454" text:style-name="Inhaltsverzeichnis_20_Link" text:visited-style-name="Inhaltsverzeichnis_20_Link">Hilfe bei Problemen<text:tab/>11</text:a></text:p>
          <text:p text:style-name="P19"><text:a xlink:type="simple" xlink:href="#__RefHeading__48433_366451164" text:style-name="Inhaltsverzeichnis_20_Link" text:visited-style-name="Inhaltsverzeichnis_20_Link">Sicherheitshinweise<text:tab/>12</text:a></text:p>
          <text:p text:style-name="P19"><text:a xlink:type="simple" xlink:href="#__RefHeading__46141_727788380" text:style-name="Inhaltsverzeichnis_20_Link" text:visited-style-name="Inhaltsverzeichnis_20_Link">Installieren und Aktualisieren<text:tab/>13</text:a></text:p>
          <text:p text:style-name="P20"><text:a xlink:type="simple" xlink:href="#__RefHeading__47523_794096596" text:style-name="Inhaltsverzeichnis_20_Link" text:visited-style-name="Inhaltsverzeichnis_20_Link">Installieren<text:tab/>13</text:a></text:p>
          <text:p text:style-name="P22"><text:a xlink:type="simple" xlink:href="#__RefHeading__51284_2112380300" text:style-name="Inhaltsverzeichnis_20_Link" text:visited-style-name="Inhaltsverzeichnis_20_Link">Herunterladen des Pakets<text:tab/>13</text:a></text:p>
          <text:p text:style-name="P22"><text:a xlink:type="simple" xlink:href="#__RefHeading__51286_2112380300" text:style-name="Inhaltsverzeichnis_20_Link" text:visited-style-name="Inhaltsverzeichnis_20_Link">Installieren von BwPostman<text:tab/>13</text:a></text:p>
          <text:p text:style-name="P22"><text:a xlink:type="simple" xlink:href="#__RefHeading__47529_794096596" text:style-name="Inhaltsverzeichnis_20_Link" text:visited-style-name="Inhaltsverzeichnis_20_Link">Alternative Installation<text:tab/>13</text:a></text:p>
          <text:p text:style-name="P20"><text:a xlink:type="simple" xlink:href="#__RefHeading__47531_794096596" text:style-name="Inhaltsverzeichnis_20_Link" text:visited-style-name="Inhaltsverzeichnis_20_Link">Aktualisieren<text:tab/>14</text:a></text:p>
          <text:p text:style-name="P19"><text:a xlink:type="simple" xlink:href="#__RefHeading__46143_727788380" text:style-name="Inhaltsverzeichnis_20_Link" text:visited-style-name="Inhaltsverzeichnis_20_Link">Konfigurieren<text:tab/>16</text:a></text:p>
          <text:p text:style-name="P20"><text:a xlink:type="simple" xlink:href="#__RefHeading__24512_1003309454" text:style-name="Inhaltsverzeichnis_20_Link" text:visited-style-name="Inhaltsverzeichnis_20_Link">Grundeinstellungen<text:tab/>16</text:a></text:p>
          <text:p text:style-name="P22"><text:a xlink:type="simple" xlink:href="#__RefHeading__47533_794096596" text:style-name="Inhaltsverzeichnis_20_Link" text:visited-style-name="Inhaltsverzeichnis_20_Link">Absendername<text:line-break/>Absender-Email<text:line-break/>Antwort-an-Email<text:tab/>16</text:a></text:p>
          <text:p text:style-name="P22"><text:a xlink:type="simple" xlink:href="#__RefHeading__46932_1969413198" text:style-name="Inhaltsverzeichnis_20_Link" text:visited-style-name="Inhaltsverzeichnis_20_Link">Rechtliche Infos<text:tab/>16</text:a></text:p>
          <text:p text:style-name="P22"><text:a xlink:type="simple" xlink:href="#__RefHeading__27967_971432335" text:style-name="Inhaltsverzeichnis_20_Link" text:visited-style-name="Inhaltsverzeichnis_20_Link">Ausgeblendete Beitragskategorien<text:tab/>16</text:a></text:p>
          <text:p text:style-name="P22"><text:a xlink:type="simple" xlink:href="#__RefHeading__27969_971432335" text:style-name="Inhaltsverzeichnis_20_Link" text:visited-style-name="Inhaltsverzeichnis_20_Link">Anzahl der Newsletter pro Schritt<text:line-break/>Verzögerung beim Senden<text:line-break/>Einheit der Zeitverzögerung<text:tab/>17</text:a></text:p>
          <text:p text:style-name="P22"><text:a xlink:type="simple" xlink:href="#__RefHeading__27971_971432335" text:style-name="Inhaltsverzeichnis_20_Link" text:visited-style-name="Inhaltsverzeichnis_20_Link">Newsletter beim Senden veröffentlichen?<text:tab/>17</text:a></text:p>
          <text:p text:style-name="P22"><text:a xlink:type="simple" xlink:href="#__RefHeading__27973_971432335" text:style-name="Inhaltsverzeichnis_20_Link" text:visited-style-name="Inhaltsverzeichnis_20_Link">Sicherungsdatei komprimieren<text:tab/>17</text:a></text:p>
          <text:p text:style-name="P22"><text:a xlink:type="simple" xlink:href="#__RefHeading__56271_1851832648" text:style-name="Inhaltsverzeichnis_20_Link" text:visited-style-name="Inhaltsverzeichnis_20_Link">Link zu Boldt Webservice anzeigen<text:tab/>17</text:a></text:p>
          <text:p text:style-name="P20"><text:a xlink:type="simple" xlink:href="#__RefHeading__26123_946785769" text:style-name="Inhaltsverzeichnis_20_Link" text:visited-style-name="Inhaltsverzeichnis_20_Link">Anmeldung<text:tab/>17</text:a></text:p>
          <text:p text:style-name="P22"><text:a xlink:type="simple" xlink:href="#__RefHeading__46936_1969413198" text:style-name="Inhaltsverzeichnis_20_Link" text:visited-style-name="Inhaltsverzeichnis_20_Link">Einleitungstext<text:tab/>17</text:a></text:p>
          <text:p text:style-name="P22"><text:a xlink:type="simple" xlink:href="#__RefHeading__27975_971432335" text:style-name="Inhaltsverzeichnis_20_Link" text:visited-style-name="Inhaltsverzeichnis_20_Link">Auswahl Geschlecht anzeigen<text:tab/>18</text:a></text:p>
          <text:p text:style-name="P22"><text:a xlink:type="simple" xlink:href="#__RefHeading__46938_1969413198" text:style-name="Inhaltsverzeichnis_20_Link" text:visited-style-name="Inhaltsverzeichnis_20_Link">Formularfelder Nachname und Vorname anzeigen<text:tab/>18</text:a></text:p>
          <text:p text:style-name="P22"><text:a xlink:type="simple" xlink:href="#__RefHeading__47541_794096596" text:style-name="Inhaltsverzeichnis_20_Link" text:visited-style-name="Inhaltsverzeichnis_20_Link">Nachname oder Vorname ist Pflichtfeld<text:tab/>18</text:a></text:p>
          <text:p text:style-name="P22"><text:a xlink:type="simple" xlink:href="#__RefHeading__44545_444093265" text:style-name="Inhaltsverzeichnis_20_Link" text:visited-style-name="Inhaltsverzeichnis_20_Link">Zusätzliches Feld anzeigen<text:tab/>18</text:a></text:p>
          <text:p text:style-name="P22"><text:a xlink:type="simple" xlink:href="#__RefHeading__44547_444093265" text:style-name="Inhaltsverzeichnis_20_Link" text:visited-style-name="Inhaltsverzeichnis_20_Link">Zusätzliches Feld ist Pflichtfeld<text:tab/>18</text:a></text:p>
          <text:p text:style-name="P22"><text:a xlink:type="simple" xlink:href="#__RefHeading__44549_444093265" text:style-name="Inhaltsverzeichnis_20_Link" text:visited-style-name="Inhaltsverzeichnis_20_Link">Beschriftung zusätzliches Feld<text:tab/>18</text:a></text:p>
          <text:p text:style-name="P22"><text:a xlink:type="simple" xlink:href="#__RefHeading__44551_444093265" text:style-name="Inhaltsverzeichnis_20_Link" text:visited-style-name="Inhaltsverzeichnis_20_Link">Tooltip zusätzliches Feld<text:tab/>19</text:a></text:p>
          <text:p text:style-name="P22"><text:a xlink:type="simple" xlink:href="#__RefHeading__44553_444093265" text:style-name="Inhaltsverzeichnis_20_Link" text:visited-style-name="Inhaltsverzeichnis_20_Link">Auswahl Emailformat anzeigen<text:tab/>19</text:a></text:p>
          <text:p text:style-name="P22"><text:a xlink:type="simple" xlink:href="#__RefHeading__46942_1969413198" text:style-name="Inhaltsverzeichnis_20_Link" text:visited-style-name="Inhaltsverzeichnis_20_Link">Emailformat<text:tab/>19</text:a></text:p>
          <text:p text:style-name="P22"><text:a xlink:type="simple" xlink:href="#__RefHeading__27979_971432335" text:style-name="Inhaltsverzeichnis_20_Link" text:visited-style-name="Inhaltsverzeichnis_20_Link">Mailinglistenbeschreibung anzeigen<text:tab/>20</text:a></text:p>
          <text:p text:style-name="P22"><text:a xlink:type="simple" xlink:href="#__RefHeading__27981_971432335" text:style-name="Inhaltsverzeichnis_20_Link" text:visited-style-name="Inhaltsverzeichnis_20_Link">Länge der Beschreibung<text:tab/>20</text:a></text:p>
          <text:p text:style-name="P22"><text:a xlink:type="simple" xlink:href="#__RefHeading__47545_794096596" text:style-name="Inhaltsverzeichnis_20_Link" text:visited-style-name="Inhaltsverzeichnis_20_Link">Disclaimer anzeigen<text:tab/>20</text:a></text:p>
          <text:p text:style-name="P22"><text:a xlink:type="simple" xlink:href="#__RefHeading__46944_1969413198" text:style-name="Inhaltsverzeichnis_20_Link" text:visited-style-name="Inhaltsverzeichnis_20_Link">Linkziel<text:line-break/>URL zum Disclaimer<text:line-break/></text:a><text:soft-page-break/><text:a xlink:type="simple" xlink:href="#__RefHeading__46944_1969413198" text:style-name="Inhaltsverzeichnis_20_Link" text:visited-style-name="Inhaltsverzeichnis_20_Link">Beitrag<text:line-break/>Menüeintrag<text:tab/>20</text:a></text:p>
          <text:p text:style-name="P22"><text:a xlink:type="simple" xlink:href="#__RefHeading__46946_1969413198" text:style-name="Inhaltsverzeichnis_20_Link" text:visited-style-name="Inhaltsverzeichnis_20_Link">Disclaimer im selben Browserfenster öffnen<text:tab/>21</text:a></text:p>
          <text:p text:style-name="P22"><text:a xlink:type="simple" xlink:href="#__RefHeading__46834_1391136114" text:style-name="Inhaltsverzeichnis_20_Link" text:visited-style-name="Inhaltsverzeichnis_20_Link">Anmeldeformular sichern<text:tab/>21</text:a></text:p>
          <text:p text:style-name="P22"><text:a xlink:type="simple" xlink:href="#__RefHeading__45358_1510050461" text:style-name="Inhaltsverzeichnis_20_Link" text:visited-style-name="Inhaltsverzeichnis_20_Link">Frage<text:line-break/>Antwort<text:tab/>21</text:a></text:p>
          <text:p text:style-name="P20"><text:a xlink:type="simple" xlink:href="#__RefHeading__46948_1969413198" text:style-name="Inhaltsverzeichnis_20_Link" text:visited-style-name="Inhaltsverzeichnis_20_Link">Aktivierung<text:tab/>21</text:a></text:p>
          <text:p text:style-name="P22"><text:a xlink:type="simple" xlink:href="#__RefHeading__46950_1969413198" text:style-name="Inhaltsverzeichnis_20_Link" text:visited-style-name="Inhaltsverzeichnis_20_Link">Anrede Aktivierung<text:tab/>21</text:a></text:p>
          <text:p text:style-name="P22"><text:a xlink:type="simple" xlink:href="#__RefHeading__24526_1003309454" text:style-name="Inhaltsverzeichnis_20_Link" text:visited-style-name="Inhaltsverzeichnis_20_Link">Aktivierung Text<text:tab/>21</text:a></text:p>
          <text:p text:style-name="P22"><text:a xlink:type="simple" xlink:href="#__RefHeading__46952_1969413198" text:style-name="Inhaltsverzeichnis_20_Link" text:visited-style-name="Inhaltsverzeichnis_20_Link">Text Zustimmung<text:tab/>22</text:a></text:p>
          <text:p text:style-name="P22"><text:a xlink:type="simple" xlink:href="#__RefHeading__46954_1969413198" text:style-name="Inhaltsverzeichnis_20_Link" text:visited-style-name="Inhaltsverzeichnis_20_Link">Aktivierung auch an den Webmaster senden?<text:tab/>22</text:a></text:p>
          <text:p text:style-name="P22"><text:a xlink:type="simple" xlink:href="#__RefHeading__24520_1003309454" text:style-name="Inhaltsverzeichnis_20_Link" text:visited-style-name="Inhaltsverzeichnis_20_Link">Absendername<text:tab/>22</text:a></text:p>
          <text:p text:style-name="P22"><text:a xlink:type="simple" xlink:href="#__RefHeading__24522_1003309454" text:style-name="Inhaltsverzeichnis_20_Link" text:visited-style-name="Inhaltsverzeichnis_20_Link">Mailadresse für o. g. Benachrichtigung<text:tab/>22</text:a></text:p>
          <text:p text:style-name="P20"><text:a xlink:type="simple" xlink:href="#__RefHeading__27983_971432335" text:style-name="Inhaltsverzeichnis_20_Link" text:visited-style-name="Inhaltsverzeichnis_20_Link">Abmeldung<text:tab/>22</text:a></text:p>
          <text:p text:style-name="P22"><text:a xlink:type="simple" xlink:href="#__RefHeading__27985_971432335" text:style-name="Inhaltsverzeichnis_20_Link" text:visited-style-name="Inhaltsverzeichnis_20_Link">Abonnement mit einem Klick stornieren<text:tab/>22</text:a></text:p>
          <text:p text:style-name="P22"><text:a xlink:type="simple" xlink:href="#__RefHeading__27987_971432335" text:style-name="Inhaltsverzeichnis_20_Link" text:visited-style-name="Inhaltsverzeichnis_20_Link">Abmeldung auch an den Webmaster senden?<text:tab/>23</text:a></text:p>
          <text:p text:style-name="P22"><text:a xlink:type="simple" xlink:href="#__RefHeading__24520_10033094541" text:style-name="Inhaltsverzeichnis_20_Link" text:visited-style-name="Inhaltsverzeichnis_20_Link">Absendername<text:tab/>23</text:a></text:p>
          <text:p text:style-name="P22"><text:a xlink:type="simple" xlink:href="#__RefHeading__24522_10033094541" text:style-name="Inhaltsverzeichnis_20_Link" text:visited-style-name="Inhaltsverzeichnis_20_Link">Mailadresse für o. g. Benachrichtigung<text:tab/>23</text:a></text:p>
          <text:p text:style-name="P20"><text:a xlink:type="simple" xlink:href="#__RefHeading__26125_946785769" text:style-name="Inhaltsverzeichnis_20_Link" text:visited-style-name="Inhaltsverzeichnis_20_Link">Listenansicht<text:tab/>23</text:a></text:p>
          <text:p text:style-name="P22"><text:a xlink:type="simple" xlink:href="#__RefHeading__26127_946785769" text:style-name="Inhaltsverzeichnis_20_Link" text:visited-style-name="Inhaltsverzeichnis_20_Link">Suchfeld anzeigen<text:tab/>23</text:a></text:p>
          <text:p text:style-name="P22"><text:a xlink:type="simple" xlink:href="#__RefHeading__26129_946785769" text:style-name="Inhaltsverzeichnis_20_Link" text:visited-style-name="Inhaltsverzeichnis_20_Link">Filter Datum<text:tab/>23</text:a></text:p>
          <text:p text:style-name="P22"><text:a xlink:type="simple" xlink:href="#__RefHeading__26131_946785769" text:style-name="Inhaltsverzeichnis_20_Link" text:visited-style-name="Inhaltsverzeichnis_20_Link">Filter Mailinglisten<text:tab/>24</text:a></text:p>
          <text:p text:style-name="P22"><text:a xlink:type="simple" xlink:href="#__RefHeading__26133_946785769" text:style-name="Inhaltsverzeichnis_20_Link" text:visited-style-name="Inhaltsverzeichnis_20_Link">Filter Kampagnen<text:tab/>24</text:a></text:p>
          <text:p text:style-name="P22"><text:a xlink:type="simple" xlink:href="#__RefHeading__26135_946785769" text:style-name="Inhaltsverzeichnis_20_Link" text:visited-style-name="Inhaltsverzeichnis_20_Link">Filter Benutzergruppen<text:tab/>24</text:a></text:p>
          <text:p text:style-name="P22"><text:a xlink:type="simple" xlink:href="#__RefHeading__26137_946785769" text:style-name="Inhaltsverzeichnis_20_Link" text:visited-style-name="Inhaltsverzeichnis_20_Link">Anhang anzeigen<text:tab/>24</text:a></text:p>
          <text:p text:style-name="P22"><text:a xlink:type="simple" xlink:href="#__RefHeading__26139_946785769" text:style-name="Inhaltsverzeichnis_20_Link" text:visited-style-name="Inhaltsverzeichnis_20_Link"># Newsletter<text:tab/>24</text:a></text:p>
          <text:p text:style-name="P20"><text:a xlink:type="simple" xlink:href="#__RefHeading__26141_946785769" text:style-name="Inhaltsverzeichnis_20_Link" text:visited-style-name="Inhaltsverzeichnis_20_Link">Detailansicht<text:tab/>24</text:a></text:p>
          <text:p text:style-name="P22"><text:a xlink:type="simple" xlink:href="#__RefHeading__26143_946785769" text:style-name="Inhaltsverzeichnis_20_Link" text:visited-style-name="Inhaltsverzeichnis_20_Link">Anhang anzeigen<text:tab/>24</text:a></text:p>
          <text:p text:style-name="P22"><text:a xlink:type="simple" xlink:href="#__RefHeading__31328_1175948270" text:style-name="Inhaltsverzeichnis_20_Link" text:visited-style-name="Inhaltsverzeichnis_20_Link">Betreff als Seitenüberschrift<text:tab/>24</text:a></text:p>
          <text:p text:style-name="P20"><text:a xlink:type="simple" xlink:href="#__RefHeading__46962_1969413198" text:style-name="Inhaltsverzeichnis_20_Link" text:visited-style-name="Inhaltsverzeichnis_20_Link">Berechtigungen<text:tab/>24</text:a></text:p>
          <text:p text:style-name="P20"><text:a xlink:type="simple" xlink:href="#__RefHeading__35307_633104073" text:style-name="Inhaltsverzeichnis_20_Link" text:visited-style-name="Inhaltsverzeichnis_20_Link">Beispiele Berechtigungen<text:tab/>26</text:a></text:p>
          <text:p text:style-name="P19"><text:a xlink:type="simple" xlink:href="#__RefHeading__46261_727788380" text:style-name="Inhaltsverzeichnis_20_Link" text:visited-style-name="Inhaltsverzeichnis_20_Link">Das Backend<text:tab/>28</text:a></text:p>
          <text:p text:style-name="P20"><text:a xlink:type="simple" xlink:href="#__RefHeading__47549_794096596" text:style-name="Inhaltsverzeichnis_20_Link" text:visited-style-name="Inhaltsverzeichnis_20_Link">Mailinglisten anlegen<text:tab/>28</text:a></text:p>
          <text:p text:style-name="P20"><text:a xlink:type="simple" xlink:href="#__RefHeading__47551_794096596" text:style-name="Inhaltsverzeichnis_20_Link" text:visited-style-name="Inhaltsverzeichnis_20_Link">Abonnenten und Testempfänger eintragen<text:tab/>29</text:a></text:p>
          <text:p text:style-name="P20"><text:a xlink:type="simple" xlink:href="#__RefHeading__47553_794096596" text:style-name="Inhaltsverzeichnis_20_Link" text:visited-style-name="Inhaltsverzeichnis_20_Link">Newsletter erstellen oder bearbeiten<text:tab/>31</text:a></text:p>
          <text:p text:style-name="P22"><text:a xlink:type="simple" xlink:href="#__RefHeading__47557_794096596" text:style-name="Inhaltsverzeichnis_20_Link" text:visited-style-name="Inhaltsverzeichnis_20_Link">Reiter Allgemeines<text:tab/>32</text:a></text:p>
          <text:p text:style-name="P22"><text:a xlink:type="simple" xlink:href="#__RefHeading__47559_794096596" text:style-name="Inhaltsverzeichnis_20_Link" text:visited-style-name="Inhaltsverzeichnis_20_Link">Reiter HTML Newsletter<text:tab/>34</text:a></text:p>
          <text:p text:style-name="P24"><text:a xlink:type="simple" xlink:href="#__RefHeading__47561_794096596" text:style-name="Inhaltsverzeichnis_20_Link" text:visited-style-name="Inhaltsverzeichnis_20_Link">Personalisierung<text:tab/>35</text:a></text:p>
          <text:p text:style-name="P22"><text:a xlink:type="simple" xlink:href="#__RefHeading__47563_794096596" text:style-name="Inhaltsverzeichnis_20_Link" text:visited-style-name="Inhaltsverzeichnis_20_Link">Reiter Text Newsletter<text:tab/>35</text:a></text:p>
          <text:p text:style-name="P22"><text:a xlink:type="simple" xlink:href="#__RefHeading__47565_794096596" text:style-name="Inhaltsverzeichnis_20_Link" text:visited-style-name="Inhaltsverzeichnis_20_Link">Reiter Vorschau<text:tab/>35</text:a></text:p>
          <text:p text:style-name="P22"><text:a xlink:type="simple" xlink:href="#__RefHeading__47567_794096596" text:style-name="Inhaltsverzeichnis_20_Link" text:visited-style-name="Inhaltsverzeichnis_20_Link">Reiter Newsletter versenden<text:tab/>36</text:a></text:p>
          <text:p text:style-name="P22"><text:a xlink:type="simple" xlink:href="#__RefHeading__51355_620792192" text:style-name="Inhaltsverzeichnis_20_Link" text:visited-style-name="Inhaltsverzeichnis_20_Link">Reiter Warteschlange<text:tab/>37</text:a></text:p>
          <text:p text:style-name="P22"><text:a xlink:type="simple" xlink:href="#__RefHeading__48000_412318294" text:style-name="Inhaltsverzeichnis_20_Link" text:visited-style-name="Inhaltsverzeichnis_20_Link">Schaltfläche Versenden<text:tab/>38</text:a></text:p>
          <text:p text:style-name="P22"><text:soft-page-break/><text:a xlink:type="simple" xlink:href="#__RefHeading__47569_794096596" text:style-name="Inhaltsverzeichnis_20_Link" text:visited-style-name="Inhaltsverzeichnis_20_Link">Versendete Newsletter<text:tab/>38</text:a></text:p>
          <text:p text:style-name="P20"><text:a xlink:type="simple" xlink:href="#__RefHeading__47571_794096596" text:style-name="Inhaltsverzeichnis_20_Link" text:visited-style-name="Inhaltsverzeichnis_20_Link">Menüeinträge für das Frontend anlegen<text:tab/>40</text:a></text:p>
          <text:p text:style-name="P22"><text:a xlink:type="simple" xlink:href="#__RefHeading__26145_946785769" text:style-name="Inhaltsverzeichnis_20_Link" text:visited-style-name="Inhaltsverzeichnis_20_Link">Newsletter-Anmeldung<text:tab/>41</text:a></text:p>
          <text:p text:style-name="P22"><text:a xlink:type="simple" xlink:href="#__RefHeading__26147_946785769" text:style-name="Inhaltsverzeichnis_20_Link" text:visited-style-name="Inhaltsverzeichnis_20_Link">Newsletter-Abonnement bearbeiten<text:tab/>41</text:a></text:p>
          <text:p text:style-name="P22"><text:a xlink:type="simple" xlink:href="#__RefHeading__26149_946785769" text:style-name="Inhaltsverzeichnis_20_Link" text:visited-style-name="Inhaltsverzeichnis_20_Link">Veröffentlichte Newsletter (Einzelansicht)<text:tab/>41</text:a></text:p>
          <text:p text:style-name="P22"><text:a xlink:type="simple" xlink:href="#__RefHeading__26151_946785769" text:style-name="Inhaltsverzeichnis_20_Link" text:visited-style-name="Inhaltsverzeichnis_20_Link">Veröffentlichte Newsletter (Übersicht)<text:tab/>41</text:a></text:p>
          <text:p text:style-name="P24"><text:a xlink:type="simple" xlink:href="#__RefHeading__26153_946785769" text:style-name="Inhaltsverzeichnis_20_Link" text:visited-style-name="Inhaltsverzeichnis_20_Link">Einschränkungen<text:tab/>42</text:a></text:p>
          <text:p text:style-name="P24"><text:a xlink:type="simple" xlink:href="#__RefHeading__26155_946785769" text:style-name="Inhaltsverzeichnis_20_Link" text:visited-style-name="Inhaltsverzeichnis_20_Link">Berechtigungen prüfen<text:tab/>43</text:a></text:p>
          <text:p text:style-name="P24"><text:a xlink:type="simple" xlink:href="#__RefHeading__26157_946785769" text:style-name="Inhaltsverzeichnis_20_Link" text:visited-style-name="Inhaltsverzeichnis_20_Link">Auswahl Empfänger<text:tab/>43</text:a></text:p>
          <text:p text:style-name="P24"><text:a xlink:type="simple" xlink:href="#__RefHeading__26159_946785769" text:style-name="Inhaltsverzeichnis_20_Link" text:visited-style-name="Inhaltsverzeichnis_20_Link">Auswahl Kampagnen<text:tab/>43</text:a></text:p>
          <text:p text:style-name="P19"><text:a xlink:type="simple" xlink:href="#__RefHeading__46145_727788380" text:style-name="Inhaltsverzeichnis_20_Link" text:visited-style-name="Inhaltsverzeichnis_20_Link">Das Frontend<text:tab/>44</text:a></text:p>
          <text:p text:style-name="P20"><text:a xlink:type="simple" xlink:href="#__RefHeading__48502_366451164" text:style-name="Inhaltsverzeichnis_20_Link" text:visited-style-name="Inhaltsverzeichnis_20_Link">Abonnement bearbeiten<text:tab/>44</text:a></text:p>
          <text:p text:style-name="P19"><text:a xlink:type="simple" xlink:href="#__RefHeading__46253_727788380" text:style-name="Inhaltsverzeichnis_20_Link" text:visited-style-name="Inhaltsverzeichnis_20_Link">Fortgeschrittene Benutzung<text:tab/>46</text:a></text:p>
          <text:p text:style-name="P20"><text:a xlink:type="simple" xlink:href="#__RefHeading__47697_794096596" text:style-name="Inhaltsverzeichnis_20_Link" text:visited-style-name="Inhaltsverzeichnis_20_Link">Kampagnen<text:tab/>46</text:a></text:p>
          <text:p text:style-name="P20"><text:a xlink:type="simple" xlink:href="#__RefHeading__49734_1319260215" text:style-name="Inhaltsverzeichnis_20_Link" text:visited-style-name="Inhaltsverzeichnis_20_Link">Import und Export von Abonnenten<text:tab/>46</text:a></text:p>
          <text:p text:style-name="P22"><text:a xlink:type="simple" xlink:href="#__RefHeading__47699_794096596" text:style-name="Inhaltsverzeichnis_20_Link" text:visited-style-name="Inhaltsverzeichnis_20_Link">Abonnenten importieren<text:tab/>47</text:a></text:p>
          <text:p text:style-name="P24"><text:a xlink:type="simple" xlink:href="#__RefHeading__26161_946785769" text:style-name="Inhaltsverzeichnis_20_Link" text:visited-style-name="Inhaltsverzeichnis_20_Link">Sicherste Vorgehensweise beim Import von CSV-Dateien<text:tab/>49</text:a></text:p>
          <text:p text:style-name="P22"><text:a xlink:type="simple" xlink:href="#__RefHeading__47701_794096596" text:style-name="Inhaltsverzeichnis_20_Link" text:visited-style-name="Inhaltsverzeichnis_20_Link">Abonnenten exportieren<text:tab/>50</text:a></text:p>
          <text:p text:style-name="P20"><text:a xlink:type="simple" xlink:href="#__RefHeading__30989_605602350" text:style-name="Inhaltsverzeichnis_20_Link" text:visited-style-name="Inhaltsverzeichnis_20_Link">Stapelverarbeitung bei Abonnenten<text:tab/>51</text:a></text:p>
          <text:p text:style-name="P20"><text:a xlink:type="simple" xlink:href="#__RefHeading__47703_794096596" text:style-name="Inhaltsverzeichnis_20_Link" text:visited-style-name="Inhaltsverzeichnis_20_Link">Archivieren und Wiederherstellen<text:tab/>51</text:a></text:p>
          <text:p text:style-name="P20"><text:a xlink:type="simple" xlink:href="#__RefHeading__49736_1319260215" text:style-name="Inhaltsverzeichnis_20_Link" text:visited-style-name="Inhaltsverzeichnis_20_Link">Löschen<text:tab/>52</text:a></text:p>
          <text:p text:style-name="P20"><text:a xlink:type="simple" xlink:href="#__RefHeading__26700_536226960" text:style-name="Inhaltsverzeichnis_20_Link" text:visited-style-name="Inhaltsverzeichnis_20_Link">Freigeben<text:tab/>52</text:a></text:p>
          <text:p text:style-name="P19"><text:a xlink:type="simple" xlink:href="#__RefHeading__24530_1003309454" text:style-name="Inhaltsverzeichnis_20_Link" text:visited-style-name="Inhaltsverzeichnis_20_Link">Anpassen der Optik im Frontend<text:tab/>53</text:a></text:p>
          <text:p text:style-name="P19"><text:a xlink:type="simple" xlink:href="#__RefHeading__45299_1510050461" text:style-name="Inhaltsverzeichnis_20_Link" text:visited-style-name="Inhaltsverzeichnis_20_Link">Templates - Anpassen des Erscheinungsbildes der Newsletter<text:tab/>55</text:a></text:p>
          <text:p text:style-name="P20"><text:a xlink:type="simple" xlink:href="#__RefHeading__44850_1499710416" text:style-name="Inhaltsverzeichnis_20_Link" text:visited-style-name="Inhaltsverzeichnis_20_Link">Templates installieren<text:tab/>56</text:a></text:p>
          <text:p text:style-name="P20"><text:a xlink:type="simple" xlink:href="#__RefHeading__27989_971432335" text:style-name="Inhaltsverzeichnis_20_Link" text:visited-style-name="Inhaltsverzeichnis_20_Link">Templates exportieren<text:tab/>56</text:a></text:p>
          <text:p text:style-name="P20"><text:a xlink:type="simple" xlink:href="#__RefHeading__27991_971432335" text:style-name="Inhaltsverzeichnis_20_Link" text:visited-style-name="Inhaltsverzeichnis_20_Link">Standard-Templates<text:tab/>57</text:a></text:p>
          <text:p text:style-name="P22"><text:a xlink:type="simple" xlink:href="#__RefHeading__55858_1036753469" text:style-name="Inhaltsverzeichnis_20_Link" text:visited-style-name="Inhaltsverzeichnis_20_Link">Reiter Allgemeines<text:tab/>57</text:a></text:p>
          <text:p text:style-name="P22"><text:a xlink:type="simple" xlink:href="#__RefHeading__55860_1036753469" text:style-name="Inhaltsverzeichnis_20_Link" text:visited-style-name="Inhaltsverzeichnis_20_Link">Reiter Header<text:tab/>58</text:a></text:p>
          <text:p text:style-name="P22"><text:a xlink:type="simple" xlink:href="#__RefHeading__55862_1036753469" text:style-name="Inhaltsverzeichnis_20_Link" text:visited-style-name="Inhaltsverzeichnis_20_Link">Reiter Einleitungstext/Intro<text:tab/>58</text:a></text:p>
          <text:p text:style-name="P22"><text:a xlink:type="simple" xlink:href="#__RefHeading__55864_1036753469" text:style-name="Inhaltsverzeichnis_20_Link" text:visited-style-name="Inhaltsverzeichnis_20_Link">Reiter Artikel/Beiträge<text:tab/>58</text:a></text:p>
          <text:p text:style-name="P22"><text:a xlink:type="simple" xlink:href="#__RefHeading__55866_1036753469" text:style-name="Inhaltsverzeichnis_20_Link" text:visited-style-name="Inhaltsverzeichnis_20_Link">Reiter Footer<text:tab/>59</text:a></text:p>
          <text:p text:style-name="P20"><text:a xlink:type="simple" xlink:href="#__RefHeading__55868_1036753469" text:style-name="Inhaltsverzeichnis_20_Link" text:visited-style-name="Inhaltsverzeichnis_20_Link">Freie Templates<text:tab/>59</text:a></text:p>
          <text:p text:style-name="P22"><text:a xlink:type="simple" xlink:href="#__RefHeading__55870_1036753469" text:style-name="Inhaltsverzeichnis_20_Link" text:visited-style-name="Inhaltsverzeichnis_20_Link">Reiter Allgemeines<text:tab/>60</text:a></text:p>
          <text:p text:style-name="P22"><text:a xlink:type="simple" xlink:href="#__RefHeading__55872_1036753469" text:style-name="Inhaltsverzeichnis_20_Link" text:visited-style-name="Inhaltsverzeichnis_20_Link">Reiter Template CSS<text:tab/>60</text:a></text:p>
          <text:p text:style-name="P22"><text:a xlink:type="simple" xlink:href="#__RefHeading__55874_1036753469" text:style-name="Inhaltsverzeichnis_20_Link" text:visited-style-name="Inhaltsverzeichnis_20_Link">Reiter Template HTML/Template Text<text:tab/>60</text:a></text:p>
          <text:p text:style-name="P19"><text:a xlink:type="simple" xlink:href="#__RefHeading__55882_1632462517" text:style-name="Inhaltsverzeichnis_20_Link" text:visited-style-name="Inhaltsverzeichnis_20_Link">Wartung<text:tab/>61</text:a></text:p>
          <text:p text:style-name="P20"><text:a xlink:type="simple" xlink:href="#__RefHeading__45301_1510050461" text:style-name="Inhaltsverzeichnis_20_Link" text:visited-style-name="Inhaltsverzeichnis_20_Link">Tabellen überprüfen und reparieren<text:tab/>61</text:a></text:p>
          <text:p text:style-name="P20"><text:a xlink:type="simple" xlink:href="#__RefHeading__45303_1510050461" text:style-name="Inhaltsverzeichnis_20_Link" text:visited-style-name="Inhaltsverzeichnis_20_Link">Tabellen sichern<text:tab/>62</text:a></text:p>
          <text:p text:style-name="P20"><text:a xlink:type="simple" xlink:href="#__RefHeading__45305_1510050461" text:style-name="Inhaltsverzeichnis_20_Link" text:visited-style-name="Inhaltsverzeichnis_20_Link">Tabellen wiederherstellen<text:tab/>63</text:a></text:p>
          <text:p text:style-name="P20"><text:soft-page-break/><text:a xlink:type="simple" xlink:href="#__RefHeading__45503_1510050461" text:style-name="Inhaltsverzeichnis_20_Link" text:visited-style-name="Inhaltsverzeichnis_20_Link">Migration von BwPostman auf eine andere Joomla!®-Installation?<text:tab/>64</text:a></text:p>
          <text:p text:style-name="P19"><text:a xlink:type="simple" xlink:href="#__RefHeading__27993_971432335" text:style-name="Inhaltsverzeichnis_20_Link" text:visited-style-name="Inhaltsverzeichnis_20_Link">Module<text:tab/>65</text:a></text:p>
          <text:p text:style-name="P20"><text:a xlink:type="simple" xlink:href="#__RefHeading__27995_971432335" text:style-name="Inhaltsverzeichnis_20_Link" text:visited-style-name="Inhaltsverzeichnis_20_Link">BwPostman Modul<text:tab/>65</text:a></text:p>
          <text:p text:style-name="P22"><text:a xlink:type="simple" xlink:href="#__RefHeading__27997_971432335" text:style-name="Inhaltsverzeichnis_20_Link" text:visited-style-name="Inhaltsverzeichnis_20_Link">Mailinglistenauswahl <text:tab/>65</text:a></text:p>
          <text:p text:style-name="P22"><text:a xlink:type="simple" xlink:href="#__RefHeading__27999_971432335" text:style-name="Inhaltsverzeichnis_20_Link" text:visited-style-name="Inhaltsverzeichnis_20_Link">Einstellungen für das Anmeldeformular <text:tab/>65</text:a></text:p>
          <text:p text:style-name="P20"><text:a xlink:type="simple" xlink:href="#__RefHeading__28001_971432335" text:style-name="Inhaltsverzeichnis_20_Link" text:visited-style-name="Inhaltsverzeichnis_20_Link">BwPostman Übersichts-Modul<text:tab/>66</text:a></text:p>
          <text:p text:style-name="P19"><text:a xlink:type="simple" xlink:href="#__RefHeading__96520_1354962075" text:style-name="Inhaltsverzeichnis_20_Link" text:visited-style-name="Inhaltsverzeichnis_20_Link">Plugins<text:tab/>67</text:a></text:p>
          <text:p text:style-name="P20"><text:a xlink:type="simple" xlink:href="#__RefHeading__96522_1354962075" text:style-name="Inhaltsverzeichnis_20_Link" text:visited-style-name="Inhaltsverzeichnis_20_Link">Erweiterte Personalisierung<text:tab/>67</text:a></text:p>
          <text:p text:style-name="P20"><text:a xlink:type="simple" xlink:href="#__RefHeading__96524_1354962075" text:style-name="Inhaltsverzeichnis_20_Link" text:visited-style-name="Inhaltsverzeichnis_20_Link">User2Subscriber<text:tab/>68</text:a></text:p>
          <text:p text:style-name="P22"><text:a xlink:type="simple" xlink:href="#__RefHeading__96526_1354962075" text:style-name="Inhaltsverzeichnis_20_Link" text:visited-style-name="Inhaltsverzeichnis_20_Link">Plugin aktiviert<text:tab/>68</text:a></text:p>
          <text:p text:style-name="P22"><text:a xlink:type="simple" xlink:href="#__RefHeading__96528_1354962075" text:style-name="Inhaltsverzeichnis_20_Link" text:visited-style-name="Inhaltsverzeichnis_20_Link">Optionen<text:tab/>68</text:a></text:p>
          <text:p text:style-name="P19"><text:a xlink:type="simple" xlink:href="#__RefHeading__96530_1354962075" text:style-name="Inhaltsverzeichnis_20_Link" text:visited-style-name="Inhaltsverzeichnis_20_Link">Warnmeldungen<text:tab/>69</text:a></text:p>
          <text:p text:style-name="P19"><text:a xlink:type="simple" xlink:href="#__RefHeading__96532_1354962075" text:style-name="Inhaltsverzeichnis_20_Link" text:visited-style-name="Inhaltsverzeichnis_20_Link">Anhang<text:tab/>70</text:a></text:p>
          <text:p text:style-name="P20"><text:a xlink:type="simple" xlink:href="#__RefHeading__48435_366451164" text:style-name="Inhaltsverzeichnis_20_Link" text:visited-style-name="Inhaltsverzeichnis_20_Link">GNU Free Documentation License<text:tab/>70</text:a></text:p>
          <text:p text:style-name="P22"><text:a xlink:type="simple" xlink:href="#__RefHeading__48437_366451164" text:style-name="Inhaltsverzeichnis_20_Link" text:visited-style-name="Inhaltsverzeichnis_20_Link">PREAMBLE<text:tab/>70</text:a></text:p>
          <text:p text:style-name="P22"><text:a xlink:type="simple" xlink:href="#__RefHeading__48439_366451164" text:style-name="Inhaltsverzeichnis_20_Link" text:visited-style-name="Inhaltsverzeichnis_20_Link">APPLICABILITY AND DEFINITIONS<text:tab/>70</text:a></text:p>
          <text:p text:style-name="P22"><text:a xlink:type="simple" xlink:href="#__RefHeading__48441_366451164" text:style-name="Inhaltsverzeichnis_20_Link" text:visited-style-name="Inhaltsverzeichnis_20_Link">VERBATIM COPYING<text:tab/>72</text:a></text:p>
          <text:p text:style-name="P22"><text:a xlink:type="simple" xlink:href="#__RefHeading__48443_366451164" text:style-name="Inhaltsverzeichnis_20_Link" text:visited-style-name="Inhaltsverzeichnis_20_Link">COPYING IN QUANTITY<text:tab/>72</text:a></text:p>
          <text:p text:style-name="P22"><text:a xlink:type="simple" xlink:href="#__RefHeading__48445_366451164" text:style-name="Inhaltsverzeichnis_20_Link" text:visited-style-name="Inhaltsverzeichnis_20_Link">MODIFICATIONS<text:tab/>73</text:a></text:p>
          <text:p text:style-name="P22"><text:a xlink:type="simple" xlink:href="#__RefHeading__48447_366451164" text:style-name="Inhaltsverzeichnis_20_Link" text:visited-style-name="Inhaltsverzeichnis_20_Link">COMBINING DOCUMENTS<text:tab/>75</text:a></text:p>
          <text:p text:style-name="P22"><text:a xlink:type="simple" xlink:href="#__RefHeading__48449_366451164" text:style-name="Inhaltsverzeichnis_20_Link" text:visited-style-name="Inhaltsverzeichnis_20_Link">COLLECTIONS OF DOCUMENTS<text:tab/>75</text:a></text:p>
          <text:p text:style-name="P22"><text:a xlink:type="simple" xlink:href="#__RefHeading__48451_366451164" text:style-name="Inhaltsverzeichnis_20_Link" text:visited-style-name="Inhaltsverzeichnis_20_Link">AGGREGATION WITH INDEPENDENT WORKS<text:tab/>75</text:a></text:p>
          <text:p text:style-name="P22"><text:a xlink:type="simple" xlink:href="#__RefHeading__48453_366451164" text:style-name="Inhaltsverzeichnis_20_Link" text:visited-style-name="Inhaltsverzeichnis_20_Link">TRANSLATION<text:tab/>76</text:a></text:p>
          <text:p text:style-name="P22"><text:a xlink:type="simple" xlink:href="#__RefHeading__48455_366451164" text:style-name="Inhaltsverzeichnis_20_Link" text:visited-style-name="Inhaltsverzeichnis_20_Link">TERMINATION<text:tab/>76</text:a></text:p>
          <text:p text:style-name="P22"><text:a xlink:type="simple" xlink:href="#__RefHeading__48457_366451164" text:style-name="Inhaltsverzeichnis_20_Link" text:visited-style-name="Inhaltsverzeichnis_20_Link">FUTURE REVISIONS OF THIS LICENSE<text:tab/>77</text:a></text:p>
          <text:p text:style-name="P22"><text:a xlink:type="simple" xlink:href="#__RefHeading__48459_366451164" text:style-name="Inhaltsverzeichnis_20_Link" text:visited-style-name="Inhaltsverzeichnis_20_Link">RELICENSING<text:tab/>77</text:a></text:p>
          <text:p text:style-name="P20"><text:a xlink:type="simple" xlink:href="#__RefHeading__54247_1614059384" text:style-name="Inhaltsverzeichnis_20_Link" text:visited-style-name="Inhaltsverzeichnis_20_Link">GNU GENERAL PUBLIC LICENSE<text:tab/>79</text:a></text:p>
          <text:p text:style-name="P22"><text:a xlink:type="simple" xlink:href="#__RefHeading__54249_1614059384" text:style-name="Inhaltsverzeichnis_20_Link" text:visited-style-name="Inhaltsverzeichnis_20_Link">Preamble<text:tab/>79</text:a></text:p>
          <text:p text:style-name="P22"><text:a xlink:type="simple" xlink:href="#__RefHeading__54251_1614059384" text:style-name="Inhaltsverzeichnis_20_Link" text:visited-style-name="Inhaltsverzeichnis_20_Link">TERMS AND CONDITIONS<text:tab/>80</text:a></text:p>
          <text:p text:style-name="P24"><text:a xlink:type="simple" xlink:href="#__RefHeading__54253_1614059384" text:style-name="Inhaltsverzeichnis_20_Link" text:visited-style-name="Inhaltsverzeichnis_20_Link">0. Definitions.<text:tab/>80</text:a></text:p>
          <text:p text:style-name="P24"><text:a xlink:type="simple" xlink:href="#__RefHeading__54255_1614059384" text:style-name="Inhaltsverzeichnis_20_Link" text:visited-style-name="Inhaltsverzeichnis_20_Link">1. Source Code.<text:tab/>81</text:a></text:p>
          <text:p text:style-name="P24"><text:a xlink:type="simple" xlink:href="#__RefHeading__54257_1614059384" text:style-name="Inhaltsverzeichnis_20_Link" text:visited-style-name="Inhaltsverzeichnis_20_Link">2. Basic Permissions.<text:tab/>82</text:a></text:p>
          <text:p text:style-name="P24"><text:a xlink:type="simple" xlink:href="#__RefHeading__54259_1614059384" text:style-name="Inhaltsverzeichnis_20_Link" text:visited-style-name="Inhaltsverzeichnis_20_Link">3. Protecting Users' Legal Rights From Anti-Circumvention Law.<text:tab/>82</text:a></text:p>
          <text:p text:style-name="P24"><text:a xlink:type="simple" xlink:href="#__RefHeading__54261_1614059384" text:style-name="Inhaltsverzeichnis_20_Link" text:visited-style-name="Inhaltsverzeichnis_20_Link">4. Conveying Verbatim Copies.<text:tab/>82</text:a></text:p>
          <text:p text:style-name="P24"><text:a xlink:type="simple" xlink:href="#__RefHeading__54263_1614059384" text:style-name="Inhaltsverzeichnis_20_Link" text:visited-style-name="Inhaltsverzeichnis_20_Link">5. Conveying Modified Source Versions.<text:tab/>83</text:a></text:p>
          <text:p text:style-name="P24"><text:a xlink:type="simple" xlink:href="#__RefHeading__54265_1614059384" text:style-name="Inhaltsverzeichnis_20_Link" text:visited-style-name="Inhaltsverzeichnis_20_Link">6. Conveying Non-Source Forms.<text:tab/>83</text:a></text:p>
          <text:p text:style-name="P24"><text:a xlink:type="simple" xlink:href="#__RefHeading__54267_1614059384" text:style-name="Inhaltsverzeichnis_20_Link" text:visited-style-name="Inhaltsverzeichnis_20_Link">7. Additional Terms.<text:tab/>85</text:a></text:p>
          <text:p text:style-name="P24"><text:a xlink:type="simple" xlink:href="#__RefHeading__54269_1614059384" text:style-name="Inhaltsverzeichnis_20_Link" text:visited-style-name="Inhaltsverzeichnis_20_Link">8. Termination.<text:tab/>86</text:a></text:p>
          <text:p text:style-name="P24"><text:a xlink:type="simple" xlink:href="#__RefHeading__54271_1614059384" text:style-name="Inhaltsverzeichnis_20_Link" text:visited-style-name="Inhaltsverzeichnis_20_Link">9. Acceptance Not Required for Having Copies.<text:tab/>87</text:a></text:p>
          <text:p text:style-name="P24"><text:a xlink:type="simple" xlink:href="#__RefHeading__54273_1614059384" text:style-name="Inhaltsverzeichnis_20_Link" text:visited-style-name="Inhaltsverzeichnis_20_Link">10. Automatic Licensing of Downstream Recipients.<text:tab/>87</text:a></text:p>
          <text:p text:style-name="P24"><text:a xlink:type="simple" xlink:href="#__RefHeading__54275_1614059384" text:style-name="Inhaltsverzeichnis_20_Link" text:visited-style-name="Inhaltsverzeichnis_20_Link">11. Patents.<text:tab/>88</text:a></text:p>
          <text:p text:style-name="P24"><text:a xlink:type="simple" xlink:href="#__RefHeading__54277_1614059384" text:style-name="Inhaltsverzeichnis_20_Link" text:visited-style-name="Inhaltsverzeichnis_20_Link">12. No Surrender of Others' Freedom.<text:tab/>89</text:a></text:p>
          <text:p text:style-name="P24"><text:soft-page-break/><text:a xlink:type="simple" xlink:href="#__RefHeading__54279_1614059384" text:style-name="Inhaltsverzeichnis_20_Link" text:visited-style-name="Inhaltsverzeichnis_20_Link">13. Use with the GNU Affero General Public License.<text:tab/>89</text:a></text:p>
          <text:p text:style-name="P24"><text:a xlink:type="simple" xlink:href="#__RefHeading__54281_1614059384" text:style-name="Inhaltsverzeichnis_20_Link" text:visited-style-name="Inhaltsverzeichnis_20_Link">14. Revised Versions of this License.<text:tab/>90</text:a></text:p>
          <text:p text:style-name="P24"><text:a xlink:type="simple" xlink:href="#__RefHeading__54283_1614059384" text:style-name="Inhaltsverzeichnis_20_Link" text:visited-style-name="Inhaltsverzeichnis_20_Link">15. Disclaimer of Warranty.<text:tab/>90</text:a></text:p>
          <text:p text:style-name="P24"><text:a xlink:type="simple" xlink:href="#__RefHeading__54285_1614059384" text:style-name="Inhaltsverzeichnis_20_Link" text:visited-style-name="Inhaltsverzeichnis_20_Link">16. Limitation of Liability.<text:tab/>90</text:a></text:p>
          <text:p text:style-name="P24"><text:a xlink:type="simple" xlink:href="#__RefHeading__54287_1614059384" text:style-name="Inhaltsverzeichnis_20_Link" text:visited-style-name="Inhaltsverzeichnis_20_Link">17. Interpretation of Sections 15 and 16.<text:tab/>91</text:a></text:p>
        </text:index-body>
      </text:table-of-content>
      <text:list xml:id="list6390654088829160887" text:style-name="Outline">
        <text:list-item>
          <text:h text:style-name="Heading_20_1" text:outline-level="1"><text:bookmark-start text:name="__RefHeading__46139_727788380"/>Einleitung<text:bookmark-end text:name="__RefHeading__46139_727788380"/></text:h>
        </text:list-item>
      </text:list>
      <text:p text:style-name="Text_20_body">BwPostman ab Version 1.3.0 ist eine vollständige und umfangreiche Newsletter-Erweiterung für Joomla!<text:span text:style-name="T4">®</text:span> ab 3.3.6. Die Versionen bis 1.0.8.2 von BwPostman laufen auch noch unter Joomla!<text:span text:style-name="T4">®</text:span> ab 2.5.16.</text:p>
      <text:p text:style-name="Text_20_body">Die Eigenschaften von BwPostman:</text:p>
      <text:list xml:id="list2016377269320690013" text:style-name="List_20_1">
        <text:list-item>
          <text:p text:style-name="P46">Die Inhalte der Newsletter können aus freiem Text und in Joomla!<text:span text:style-name="T4">®</text:span> vorhandenen Beiträgen zusammengestellt werden.</text:p>
        </text:list-item>
        <text:list-item>
          <text:p text:style-name="P46">Die Newsletter können personalisiert werden.</text:p>
        </text:list-item>
        <text:list-item>
          <text:p text:style-name="P46">In BwPostman kann man unbeschränkt viele Mailinglisten anlegen und so für jede nur denkbare Konstellation an Abonnenten (Gäste, registrierte Benutzer, Thema...) eine eigene Mailingliste anlegen. </text:p>
        </text:list-item>
        <text:list-item>
          <text:p text:style-name="P46">BwPostman erstellt die Newsletter immer sowohl im HTML- als auch im Textformat.</text:p>
        </text:list-item>
        <text:list-item>
          <text:p text:style-name="P46">Umfangreiches Template-System, um das Erscheinungsbild der Newsletter einfach anpassen zu können. Mitgelieferte Templates können kopiert und angepasst werden oder es können ganz freie Templates für die Newsletter erstellt werden (ganz dickes Danke an Karl Klostermann!).</text:p>
        </text:list-item>
        <text:list-item>
          <text:p text:style-name="P46">Die Kampagnenverwaltung in BwPostman ermöglicht es, thematisch zusammen gehörende Newsletter in einer Kampagne zusammenzufassen.</text:p>
        </text:list-item>
        <text:list-item>
          <text:p text:style-name="P46">Abonnenten können per CSV- oder per XML-Datei eingelesen werden. So ist es zum Beispiel möglich, aus Email-Programmen das Adressbuch zu exportieren und in BwPostman zu importieren. Auch der Export der vorhandenen Abonnenten ist möglich.</text:p>
        </text:list-item>
        <text:list-item>
          <text:p text:style-name="P46">Abonnenten, Newsletter, Mailinglisten, Kampagnen und Templates lassen sich archivieren oder auch wieder aus dem Archiv wiederherstellen.</text:p>
        </text:list-item>
        <text:list-item>
          <text:p text:style-name="P46">Eine Besonderheit ist die Möglichkeit einzustellen, wie viele Mails auf einmal versendet werden. Ebenso ist die Verzögerung zwischen diesen Paketen einstellbar.</text:p>
        </text:list-item>
        <text:list-item>
          <text:p text:style-name="P46">Man kann einen Anhang mit dem Newsletter versenden.</text:p>
        </text:list-item>
        <text:list-item>
          <text:p text:style-name="P46">Modul für die Anmeldung zum Newsletter.</text:p>
        </text:list-item>
        <text:list-item>
          <text:p text:style-name="P46">Modul für monatliche Übersicht der Newsletter im Frontend mit vielfältigen Einstellmöglichkeiten.</text:p>
        </text:list-item>
        <text:list-item>
          <text:p text:style-name="P46">Für das Frontend vorgegebene CSS-Stile können in selbst erstellter CSS-Datei überschrieben werden.</text:p>
        </text:list-item>
        <text:list-item>
          <text:p text:style-name="P46">Texte der Aktivierungsmail und des Impressums sind anpassbar.</text:p>
        </text:list-item>
        <text:list-item>
          <text:p text:style-name="P46"><text:soft-page-break/>Der Webmaster oder eine andere Person kann sich informieren lassen, wenn ein Abonnent sein Abonnement bestätigt oder storniert hat.</text:p>
        </text:list-item>
        <text:list-item>
          <text:p text:style-name="P46">Die Anzeige von Autor und Erstellungsdatum der Beiträge aus Joomla!<text:span text:style-name="T4">®</text:span> können im Newsletter separat an- und abgeschaltet werden.</text:p>
        </text:list-item>
        <text:list-item>
          <text:p text:style-name="P46">Vorkehrungen gegen Anmeldungen durch Robots als kleine Rechenaufgabe oder benutzerdefinierte Frage, <text:span text:style-name="T19">sind </text:span>in den Optionen<text:span text:style-name="T19"> einstellbar</text:span> (großes Danke an Karl Klostermann).</text:p>
        </text:list-item>
        <text:list-item>
          <text:p text:style-name="P46">Die Tabellen von BwPostman können gesichert und wiederhergestellt werden.</text:p>
        </text:list-item>
        <text:list-item>
          <text:p text:style-name="P46">Die Tabellen von BwPostman können überprüft und repariert werden.</text:p>
        </text:list-item>
        <text:list-item>
          <text:p text:style-name="P46">Die Newsletter-Templates können exportiert und importiert werden.</text:p>
        </text:list-item>
        <text:list-item>
          <text:p text:style-name="P46">Informationen zu den Details eines Abonnenten können ausgedruckt werden (DSGVO)</text:p>
        </text:list-item>
        <text:list-item>
          <text:p text:style-name="P46">Es ist eine beschränkte Migration auf eine andere Joomla!<text:span text:style-name="T4">®</text:span>-Installation möglich.</text:p>
        </text:list-item>
      </text:list>
      <text:p text:style-name="Text_20_body">Der Download des Paketes enthält:</text:p>
      <text:list xml:id="list3059150209495817655" text:style-name="L1">
        <text:list-item>
          <text:p text:style-name="P36">die Komponente BwPostman,</text:p>
        </text:list-item>
        <text:list-item>
          <text:p text:style-name="P36">ein Modul, um die Anmeldung für die Newsletter auf einer Modulposition anzeigen zu können; es können die Einstellungen der Komponente verwendet werden oder eigene Einstellungen vorgenommen werden,</text:p>
        </text:list-item>
        <text:list-item>
          <text:p text:style-name="P36">ein Modul, um die Anzahl versendeter Newsletter pro Monat für ausgewählte Empfänger oder Kampagnen und einen festgelegten Zeitraum anzuzeigen,</text:p>
        </text:list-item>
        <text:list-item>
          <text:p text:style-name="P36">ein Plugin für die erweiterte Personalisierung,</text:p>
        </text:list-item>
        <text:list-item>
          <text:p text:style-name="P36">ein Plugin für die Registrierung zum Newsletter, während ein Account für die Webseite erstellt wird.</text:p>
        </text:list-item>
      </text:list>
      <text:p text:style-name="Text_20_body">Das Paket von BwPostman kann wie gewohnt über den <text:span text:style-name="T18">Installer</text:span> in das Joomla!<text:span text:style-name="T4">®</text:span>-System integriert werden. </text:p>
      <text:p text:style-name="Text_20_body">Dieses Handbuch ist so gehalten, dass man mit ihm Schritt für Schritt den Umgang mit BwPostman erlernen kann und schnell zum ersten Newsletter kommt. Deshalb empfehle ich, parallel zum Handbuch gleich die entsprechenden Schritte in BwPostman durch zu gehen, während man das Handbuch liest.</text:p>
      <text:p text:style-name="Text_20_body">Weil das Modul zur Anmeldung praktisch eine Kopie des Registrierungsformulars der Komponente ist, sind die Einstellmöglichkeiten genau dieselben wie in der Komponente. Daher gibt es beim Modul zur Anmeldung in dessen Optionen einen Schalter, mit dem man die <text:soft-page-break/>Einstellungen der Komponente übernehmen kann. Wenn man diesen Schalter auf <text:span text:style-name="Emphasis">nein</text:span> stellt, dann muss man die Optionen des Moduls komplett konfigurieren.</text:p>
      <text:p text:style-name="Text_20_body">Dieses Handbuch ist vor allem für unerfahrene Joomla!<text:span text:style-name="T4">®</text:span>-Anwender geschrieben. Experten in Joomla!<text:span text:style-name="T4">®</text:span> mögen mir die sehr ausführliche Beschreibungen nachsehen.</text:p>
      <text:p text:style-name="Text_20_body">Die Grundidee zu BwPostman basiert auf der Komponente mkPostman, die aber nach Joomla!<text:span text:style-name="T4">®</text:span> 1.5 von dessen Entwicklern nicht mehr weiter gepflegt und weiterentwickelt wird.</text:p>
      <text:p text:style-name="Text_20_body">Im Vergleich zu den Vorgängerversionen ist BwPostman in der Version 1.0.1 in weiten Teilen völlig umgeschrieben. Der Code wurde an die neue API angepasst, verschlankt und viele interne Abläufe vereinfacht. In Version 1.1.0 wurde die Unterstützung für Joomla!<text:span text:style-name="T4">®</text:span> 2.5 aufgegeben. Der Code konnte verschlankt werden, die Filter und Suche im Backend wurden mit Hilfe der Möglichkeiten, die Joomla!<text:span text:style-name="T4">®</text:span> 3 bietet, deutlich verbessert.</text:p>
      <text:list xml:id="list713535271" text:continue-list="list6390654088829160887" text:style-name="Outline">
        <text:list-item>
          <text:h text:style-name="Heading_20_1" text:outline-level="1"><text:bookmark-start text:name="__RefHeading__46930_1969413198"/>Empfohlenes Vorgehen<text:bookmark-end text:name="__RefHeading__46930_1969413198"/></text:h>
        </text:list-item>
      </text:list>
      <text:p text:style-name="Text_20_body">BwPostman muss erst installiert und konfiguriert werden, bevor man die Komponente verwenden kann. </text:p>
      <text:p text:style-name="AccentLowHead">Hinweis:</text:p>
      <text:p text:style-name="AccentLowBox">In BwPostman sind Mailinglisten der Dreh- und Angelpunkt: Abonnenten abonnieren eine oder mehrere Mailingliste und Newsletter werden an eine oder mehrere Mailinglisten (aber auch Benutzergruppen können gewählt werden) versendet.</text:p>
      <text:p text:style-name="Text_20_body">Daher braucht es gleich eine oder mehrere Mailinglisten, in die sich die Abonnenten eintragen können. </text:p>
      <text:p text:style-name="Text_20_body">Sehr sinnvoll ist es, Testempfänger anzulegen. Diese kann man zum einen verwenden, um die Funktionalität von BwPostman kennenzulernen. Zum anderen kann man das Aussehen und den Versand der Newsletter testen, ohne gleich eine richtige Mailingliste mit Newslettern versorgen zu müssen. Später können die Testempfänger herangezogen werden, um die einzelnen Newsletter zu testen, bevor sie an die Abonnenten versandt werden.</text:p>
      <text:p text:style-name="Text_20_body">Dann wird der erste Newsletter angelegt und versandt.</text:p>
      <text:p text:style-name="Text_20_body">Schließlich kommen die speziellen Extras von BwPostman auch noch zur Sprache:</text:p>
      <text:list xml:id="list2107384929384721048" text:style-name="L2">
        <text:list-item>
          <text:p text:style-name="P37">Menüeinträge für das Frontend anlegen</text:p>
        </text:list-item>
        <text:list-item>
          <text:p text:style-name="P37">Kampagnen</text:p>
        </text:list-item>
        <text:list-item>
          <text:p text:style-name="P37">Abonnenten importieren und exportieren</text:p>
        </text:list-item>
        <text:list-item>
          <text:p text:style-name="P37">Stapelverarbeitung bei Abonnenten</text:p>
        </text:list-item>
        <text:list-item>
          <text:p text:style-name="P37">Archivieren von Abonnenten, Mailinglisten, Newslettern, Kampagnen und Templates</text:p>
        </text:list-item>
        <text:list-item>
          <text:p text:style-name="P37">Aussehen der Anzeige im Frontend anpassen</text:p>
        </text:list-item>
        <text:list-item>
          <text:p text:style-name="P37">Aussehen der Newsletter anpassen</text:p>
        </text:list-item>
        <text:list-item>
          <text:p text:style-name="P37">Wartung</text:p>
        </text:list-item>
      </text:list>
      <text:list xml:id="list285483333" text:continue-list="list713535271" text:style-name="Outline">
        <text:list-item>
          <text:h text:style-name="Heading_20_1" text:outline-level="1"><text:bookmark-start text:name="__RefHeading__24627_1003309454"/>Hilfe bei Problemen<text:bookmark-end text:name="__RefHeading__24627_1003309454"/></text:h>
        </text:list-item>
      </text:list>
      <text:p text:style-name="Text_20_body"><text:span text:style-name="Emphasis">Sollten noch Fragen offen sein oder Probleme auftreten, schnelle Hilfe gibt es auf deutsch und englisch im Forum von BwPostman:</text:span></text:p>
      <text:p text:style-name="P10"><text:a xlink:type="simple" xlink:href="http://www.boldt-webservice.de/forum/bwpostman.html" text:style-name="Internet_20_link" text:visited-style-name="Visited_20_Internet_20_Link">https://www.boldt-webservice.de/forum/bwpostman.html</text:a></text:p>
      <text:p text:style-name="Text_20_body">Seit Version 1.0.1 von BwPostman existiert ein Link <text:span text:style-name="Emphasis">Hilfe</text:span> in der Toolbar, der ein neues Browserfenster mit dem Forum zu BwPostman öffnet. Außerdem kann in der Hauptansicht von BwPostman auf die Schaltfläche BwPostman Forum geklickt werden. Darauf hin öffnet sich – je nach Browser-Einstellung – ein neuer Reiter oder ein neues Fenster mit dem Forum zu BwPostman.</text:p>
      <text:p text:style-name="Text_20_body">Im übrigen gibt es überall Tooltips, die einem schnell weiter helfen können. Viele sind bereits sehr ausführlich, einige werden im Lauf der Zeit Verbesserungen erfahren.</text:p>
      <text:list xml:id="list601662003" text:continue-numbering="true" text:style-name="Outline">
        <text:list-item>
          <text:h text:style-name="Heading_20_1" text:outline-level="1"><text:bookmark-start text:name="__RefHeading__48433_366451164"/>Sicherheitshinweise<text:bookmark-end text:name="__RefHeading__48433_366451164"/></text:h>
        </text:list-item>
      </text:list>
      <text:p text:style-name="Text_20_body">BwPostman ist auf vielen Joomla!®-Installationen problemlos getestet worden. Es wird vor allem mit der aktuellen Version von Joomla!® getestet, teilweise auch noch mit der Vorgänger-Version. Trotzdem kann ich nicht ausschließen, dass bei einer Installation von BwPostman einmal etwas daneben geht. Vor allem die „Wechselwirkung“ verschiedener Erweiterungen lassen sich nie ganz abschätzen und negative Auswirkungen nie ganz ausschließen. </text:p>
      <text:p text:style-name="AccentHighHead">Deshalb:</text:p>
      <text:p text:style-name="AccentHighBox">Es empfiehlt sich immer, vor Änderungen am System (Installation oder Update einer Erweiterung) eine Sicherung des Systems machen (Dateien und Datenbank)! Hierfür eignet sich zum Beispiel die kostenlose Version der Erweiterung Akeeba Backup.</text:p>
      <text:p text:style-name="Text_20_body">Seit BwPostman 1.0.1 existiert unter Wartung die Möglichkeit, die Tabellen von BwPostman aus der Erweiterung heraus zu sichern und wiederherzustellen. Außerdem wird seither bei jedem Update eine Sicherung der Tabellen erstellt und die Tabellen werden auf Konsistenz geprüft und gegebenenfalls repariert. Näheres hierzu im Kapitel Aktualisieren.</text:p>
      <text:p text:style-name="AccentHighBox">Beim Testen bisher unbekannter Erweiterungen – also auch von BwPostman – ist auch anzuraten, dass dies nicht an einem Live-System gemacht wird. </text:p>
      <text:list xml:id="list848473934" text:continue-numbering="true" text:style-name="Outline">
        <text:list-item>
          <text:h text:style-name="Heading_20_1" text:outline-level="1"><text:bookmark-start text:name="__RefHeading__46141_727788380"/>Installieren und Aktualisieren<text:bookmark-end text:name="__RefHeading__46141_727788380"/></text:h>
        </text:list-item>
      </text:list>
      <text:p text:style-name="AccentHighHead">Bitte die Sicherheitshinweise weiter oben beachten!</text:p>
      <text:list xml:id="list418835696" text:continue-numbering="true" text:style-name="Outline">
        <text:list-item>
          <text:list>
            <text:list-item>
              <text:h text:style-name="Heading_20_2" text:outline-level="2"><text:bookmark-start text:name="__RefHeading__47523_794096596"/>Installieren<text:bookmark-end text:name="__RefHeading__47523_794096596"/></text:h>
              <text:list>
                <text:list-item>
                  <text:h text:style-name="Heading_20_3" text:outline-level="3"><text:bookmark-start text:name="__RefHeading__51284_2112380300"/>Herunterladen des Pakets<text:bookmark-end text:name="__RefHeading__51284_2112380300"/></text:h>
                </text:list-item>
              </text:list>
            </text:list-item>
          </text:list>
        </text:list-item>
      </text:list>
      <text:p text:style-name="P4">Bevor BwPostman installiert werden kann, muss es erst einmal heruntergeladen werden. Auf <text:a xlink:type="simple" xlink:href="https://www.boldt-webservice.de/index.php/de/joomla-erweiterungen/bw-postman/91-bwpostman.html" text:style-name="Internet_20_link" text:visited-style-name="Visited_20_Internet_20_Link"><text:span text:style-name="Internet_20_link">https://www.boldt-webservice.de/index.php/de/joomla-erweiterungen/bw-postman/91-bwpostman.html</text:span></text:a> finden sich die Downloads für BwPostman und die Handbücher auf deutsch und englisch. Die aktuellste stabile Version befindet sich immer oben in der Liste.</text:p>
      <text:p text:style-name="Text_20_body">Im Backend von <text:span text:style-name="T16">Joomla!</text:span><text:span text:style-name="T5">®</text:span> findet man ebenfalls den Download von BwPostman, und zwar <text:s text:c="2"/>im Webkatalog der Erweiterungen.</text:p>
      <text:p text:style-name="AccentLowBox">Seit Version 2.0.0 liegt BwPostman nur noch als Gesamtpaket vor, das direkt installiert werden kann und alle freien Teile von BwPostman, also Komponente, Module und Plugins enthält.</text:p>
      <text:list xml:id="list1811176996" text:continue-numbering="true" text:style-name="Outline">
        <text:list-item>
          <text:list>
            <text:list-item>
              <text:list>
                <text:list-item>
                  <text:h text:style-name="Heading_20_3" text:outline-level="3"><text:bookmark-start text:name="__RefHeading__51286_2112380300"/>Installieren von BwPostman<text:bookmark-end text:name="__RefHeading__51286_2112380300"/></text:h>
                </text:list-item>
              </text:list>
            </text:list-item>
          </text:list>
        </text:list-item>
      </text:list>
      <text:p text:style-name="Text_20_body">Die Installation selbst erfolgt genau wie bei allen Joomla!<text:span text:style-name="T4">®</text:span>-Erweiterungen: Im Backend anmelden. Dann im Menü auf <text:span text:style-name="BwClickPath">Erweiterungen </text:span><text:span text:style-name="BwClickPath"><text:span text:style-name="T22">→</text:span></text:span><text:span text:style-name="BwClickPath"> Erweiterungen</text:span>.</text:p>
      <text:p text:style-name="P4">Im Reiter <text:span text:style-name="BwAccentField">Paketdatei hochladen</text:span> auf die Schaltfläche <text:span text:style-name="BwClickPath">Durchsuchen...</text:span> klicken und die Datei der Komponente <text:span text:style-name="T3">pkg_bwpostman.versionsnummer.zip</text:span><text:span text:style-name="Strong_20_Emphasis"><text:span text:style-name="T3"> </text:span></text:span>auswählen. Nun auf <text:span text:style-name="BwClickPath">Hochladen &amp; Installieren</text:span> klicken – fertig.</text:p>
      <text:list xml:id="list2059942116" text:continue-numbering="true" text:style-name="Outline">
        <text:list-item>
          <text:list>
            <text:list-item>
              <text:list>
                <text:list-item>
                  <text:h text:style-name="Heading_20_3" text:outline-level="3"><text:bookmark-start text:name="__RefHeading__47529_794096596"/>Alternative Installation<text:bookmark-end text:name="__RefHeading__47529_794096596"/></text:h>
                </text:list-item>
              </text:list>
            </text:list-item>
          </text:list>
        </text:list-item>
      </text:list>
      <text:p text:style-name="Text_20_body">Manchmal funktioniert die Installation nicht wie oben beschrieben. Dann kann man diese Alternative versuchen: Wie beschrieben das Gesamtpaket herunterladen und erst mal lokal entpacken. Dann die einzelnen Pakete entpacken.</text:p>
      <text:p text:style-name="Text_20_body">Im temporären Verzeichnis des Webservers die Ordner <text:span text:style-name="T3">com</text:span>_<text:span text:style-name="T3">bwpostman</text:span>, <text:s/><text:span text:style-name="T3">mod_bwpostman</text:span>, <text:span text:style-name="T3">mod_bwpostman_overview</text:span>, <text:span text:style-name="T3">plg</text:span><text:span text:style-name="T3">_bwpostman_personalize</text:span><text:span text:style-name="T3"> </text:span>und <text:span text:style-name="T3">plg_bwpostman_user2subscriber</text:span> anlegen und die entpackten Dateien dorthin kopieren. Dies geht sehr komfortabel zum Beispiel per <text:span text:style-name="T3">Filezilla.</text:span> Anschließend in Joomla!<text:span text:style-name="T4">®</text:span> unter <text:span text:style-name="BwClickPath">Aus Verzeichnis installieren</text:span> an den eingetragenen Pfad jeweils <text:s/><text:span text:style-name="BwAccentTextLow">/</text:span><text:span text:style-name="BwAccentTextLow"><text:span text:style-name="T3">com_bwpostman</text:span></text:span>, <text:span text:style-name="BwAccentTextLow"><text:span text:style-name="T3">/mod_bwpostman</text:span></text:span>, <text:span text:style-name="BwAccentTextLow">/</text:span><text:span text:style-name="BwAccentTextLow"><text:span text:style-name="T3">mod_bwpostman_overview</text:span></text:span><text:span text:style-name="T3">, </text:span><text:span text:style-name="BwAccentTextLow"><text:span text:style-name="T3">/plg_bwpostman_personalize</text:span></text:span><text:span text:style-name="T3"> </text:span><text:soft-page-break/><text:span text:style-name="T3">und </text:span><text:span text:style-name="BwAccentTextLow"><text:span text:style-name="T3">/plg_bwpostman_user2subscriber</text:span></text:span><text:span text:style-name="Emphasis"><text:span text:style-name="T3"> </text:span></text:span>anhängen und in derselben Zeile auf <text:span text:style-name="BwClickPath">Installieren</text:span> klicken.</text:p>
      <text:p text:style-name="Text_20_body">In allen Fällen ist die Installation nach wenigen Sekunden abgeschlossen und Joomla!<text:span text:style-name="T4">®</text:span> quittiert dies mit einer Erfolgsmeldung.</text:p>
      <text:list xml:id="list1702723918" text:continue-numbering="true" text:style-name="Outline">
        <text:list-item>
          <text:list>
            <text:list-item>
              <text:h text:style-name="Heading_20_2" text:outline-level="2"><text:bookmark-start text:name="__RefHeading__47531_794096596"/>Aktualisieren<text:bookmark-end text:name="__RefHeading__47531_794096596"/></text:h>
            </text:list-item>
          </text:list>
        </text:list-item>
      </text:list>
      <text:p text:style-name="AccentHighHead">Bitte die Sicherheitshinweise weiter oben beachten!</text:p>
      <text:p text:style-name="Text_20_body">BwPostman bedient die Funktion zum automatischen Update in Joomla!<text:span text:style-name="T4">®</text:span>. Das heißt, sobald eine neue Version von BwPostman verfügbar ist, wird es im Backend ihrer Installation angezeigt. Wenn das Joomla!<text:span text:style-name="T4">®</text:span>-eigene Plugin <text:span text:style-name="BwAccentTextLow">Schnellstartsymbole – Joomla!</text:span><text:span text:style-name="BwAccentTextLow"><text:span text:style-name="T8">®</text:span></text:span><text:span text:style-name="BwAccentTextLow">-Erweiterungsaktualisierungen</text:span> aktiviert ist, kann man bereits auf der Startseite des Backends erkennen, dass Aktualisierungen vorhanden sind. Ein Klick auf die Schaltfläche <text:span text:style-name="BwClickPath">Updates verfügbar</text:span> zeigt die vorhandenen Updates an, so auch das von BwPostman.</text:p>
      <text:p text:style-name="Text_20_body">Falls das Plugin nicht aktiviert ist, kann man im Backend im Menü <text:span text:style-name="BwClickPath">Erweiterungen </text:span><text:span text:style-name="BwClickPath"><text:span text:style-name="T9"></text:span></text:span><text:span text:style-name="BwClickPath"> Erweiterungen</text:span> im Untermenü <text:span text:style-name="BwClickPath">Aktualisieren</text:span> nach Aktualisierungen suchen lassen (ggf. vorher den Cache leeren) und installieren, sofern Aktualisierungen vorhanden sind.</text:p>
      <text:p text:style-name="AccentLowHead">Hinweis:</text:p>
      <text:p text:style-name="AccentLowBox">Seit Version 1.0.1 wird nach jedem Update von BwPostman automatisch die Struktur der Tabellen von BwPostman überprüft und gegebenenfalls korrigiert. Die Überprüfung erfolgt in einem Popup, wo man auch den Fortschritt der Prüfung kontrollieren kann. Ist die Prüfung fertig, kann das Popup geschlossen werden.</text:p>
      <text:p text:style-name="AccentLowBox">Vor der Überprüfung wird jedoch eine Sicherung der Tabellen erstellt. <text:s/>Bis Version 2.0.2 von BwPostman liegt die Sicherung im Temp-Verzeichnis von Joomla!®. Wo das genau ist, das steht in Joomla!® unter <text:span text:style-name="BwClickPath">System → Konfiguration → Server</text:span>. Seit Version 2.1.0 liegt die Sicherung unter</text:p>
      <text:p text:style-name="P5"><text:span text:style-name="BwClickPath">&lt;meine_joomla_installation&gt;/images/bw_postman/backup_tables/</text:span></text:p>
      <text:p text:style-name="AccentLowBox">Der Name der Sicherungsdatei ist BwPostman_<text:span text:style-name="T3">Tables</text:span>_Server_&lt;<text:span text:style-name="T3">datum</text:span>&gt;_&lt;zeit&gt;.<text:span text:style-name="T3">xml</text:span>, wobei &lt;<text:span text:style-name="T3">datum</text:span>&gt; das aktuelle Datum der Sicherung im Format <text:span text:style-name="T3">jjjj_mm_tt</text:span> ist, &lt;zeit&gt; ist die Uhrzeit der Sicherung im Format <text:span text:style-name="T3">hh</text:span>_mm. Wurde die Datei also am 31.7.2018 um 08:13 gesichert, dann heißt die Sicherungsdatei</text:p>
      <text:p text:style-name="P5">BwPostman_<text:span text:style-name="T3">Tables</text:span>_Server_2018_07_31_08_13.<text:span text:style-name="T3">xml</text:span></text:p>
      <text:p text:style-name="AccentLowBox"><text:soft-page-break/>Wenn die Überprüfung der Tabellen erfolgreich war, dann kann die Sicherungsdatei gelöscht werden. Dies sollte hin und wieder gemacht werden, damit der Ordner nicht zu sehr von diesen automatischen Sicherungen beansprucht wird. Man kann die Sicherungen aber auch herunterladen und lokal aufbewahren.</text:p>
      <text:p text:style-name="AccentLowBox">Herunterladen und Löschen können einfach über den Medien-Manager von Joomla!<text:span text:style-name="T4">®</text:span> erledigt werden.</text:p>
      <text:list xml:id="list1449474832" text:continue-numbering="true" text:style-name="Outline">
        <text:list-item>
          <text:h text:style-name="Heading_20_1" text:outline-level="1"><text:bookmark-start text:name="__RefHeading__46143_727788380"/>Konfigurieren<text:bookmark-end text:name="__RefHeading__46143_727788380"/></text:h>
        </text:list-item>
      </text:list>
      <text:p text:style-name="Text_20_body">Nach der Installation muss BwPostman konfiguriert werden. Hierzu klickt man im Backend seiner Joomla!<text:span text:style-name="T4">®</text:span>-Installation unter <text:span text:style-name="BwClickPath"><text:span text:style-name="T23">Komponenten </text:span></text:span><text:span text:style-name="BwClickPath"><text:span text:style-name="T10"></text:span></text:span><text:span text:style-name="BwClickPath"><text:span text:style-name="T12"> BwPostman</text:span></text:span><text:span text:style-name="T11"> in der Toolbar rechts oben auf die Schaltfläche </text:span><text:span text:style-name="BwClickPath">Optionen</text:span><text:span text:style-name="Emphasis"><text:span text:style-name="T13"> oder in der Hauptansicht auf die Schaltfläche </text:span></text:span><text:span text:style-name="BwClickPath">Grundeinstellungen</text:span><text:span text:style-name="T11">. Die Optionen sind nur in der Hauptansicht und in der Wartung verfügbar!</text:span></text:p>
      <text:p text:style-name="P4"><text:span text:style-name="T11">Die Optionen sind in sieben Bereiche unterteilt: </text:span><text:span text:style-name="BwAccentField">Grundeinstellungen</text:span>, <text:span text:style-name="BwAccentField">Anmeldung</text:span>, <text:span text:style-name="BwAccentField">Aktivierung</text:span>, <text:span text:style-name="BwAccentField">Abmeldung</text:span>, <text:span text:style-name="BwAccentField">Listenansicht</text:span>, <text:span text:style-name="BwAccentField">Detailansicht</text:span> und <text:span text:style-name="BwAccentField">Berechtigungen</text:span>. <text:span text:style-name="T11">Zu allen Einstellmöglichkeiten gibt es übrigens Tooltips. So nennt man die kleinen Fensterchen, die auf gehen, wenn man mit der Maus über den Eintrag fährt und dort einen Moment verweilt.</text:span></text:p>
      <text:list xml:id="list1337126492" text:continue-numbering="true" text:style-name="Outline">
        <text:list-item>
          <text:list>
            <text:list-item>
              <text:h text:style-name="Heading_20_2" text:outline-level="2"><text:bookmark-start text:name="__RefHeading__24512_1003309454"/>Grundeinstellungen<text:bookmark-end text:name="__RefHeading__24512_1003309454"/></text:h>
              <text:list>
                <text:list-item>
                  <text:h text:style-name="Heading_20_3" text:outline-level="3"><text:bookmark-start text:name="__RefHeading__47533_794096596"/><text:span text:style-name="T11">Absendername<text:line-break/></text:span>Absender-Email<text:line-break/><text:span text:style-name="T11">Antwort-an-Email</text:span><text:bookmark-end text:name="__RefHeading__47533_794096596"/></text:h>
                </text:list-item>
              </text:list>
            </text:list-item>
          </text:list>
        </text:list-item>
      </text:list>
      <text:p text:style-name="Text_20_body"><text:span text:style-name="T11">Mit den hier eingetragenen Werten werden – wie der Name schon sagt - </text:span><text:span text:style-name="BwAccentField">Absendername</text:span>, <text:span text:style-name="BwAccentField">Absender-Email</text:span> und <text:span text:style-name="BwAccentField">Antwort-an-Email</text:span><text:span text:style-name="T11"> für jeden neuen Newsletter vorbelegt. Sie können aber in jedem Newsletter individuell überschrieben werden. Sie sind mit den Werten aus der Joomla!</text:span><text:span text:style-name="T7">®</text:span><text:span text:style-name="T11">-Konfiguration vorbelegt.</text:span></text:p>
      <text:p text:style-name="Text_20_body"><text:span text:style-name="T11">Wenn die Felder </text:span><text:span text:style-name="BwAccentField">Absendername</text:span>, <text:span text:style-name="BwAccentField">Absender-Email</text:span> oder <text:span text:style-name="BwAccentField">Antwort-an-Email</text:span><text:span text:style-name="T11"> leer bleiben, werden automatisch die Daten der Joomla!</text:span><text:span text:style-name="T7">®</text:span><text:span text:style-name="T11">-Konfiguration verwendet. Ich empfehle, diese Daten trotzdem einzutragen. Man kann ja nie wissen, was künftig im Kern von Joomla!</text:span><text:span text:style-name="T7">®</text:span><text:span text:style-name="T11"> geändert wird.</text:span></text:p>
      <text:list xml:id="list370730878" text:continue-numbering="true" text:style-name="Outline">
        <text:list-item>
          <text:list>
            <text:list-item>
              <text:list>
                <text:list-item>
                  <text:h text:style-name="P32" text:outline-level="3"><text:bookmark-start text:name="__RefHeading__46932_1969413198"/>Rechtliche Infos<text:bookmark-end text:name="__RefHeading__46932_1969413198"/></text:h>
                </text:list-item>
              </text:list>
            </text:list-item>
          </text:list>
        </text:list-item>
      </text:list>
      <text:p text:style-name="Text_20_body">Hier werden die vom Gesetzgeber vorgeschriebenen Informationen eingetragen, die in jeder geschäftlichen Mail angegeben werden müssen, das sogenannte Impressum.</text:p>
      <text:p text:style-name="P11">Der Text erscheint in jedem Newsletter ganz am Ende, direkt unter den Links zum Bearbeiten und zum Stornieren des Abonnements.</text:p>
      <text:list xml:id="list1352488218" text:continue-numbering="true" text:style-name="Outline">
        <text:list-item>
          <text:list>
            <text:list-item>
              <text:list>
                <text:list-item>
                  <text:h text:style-name="P32" text:outline-level="3"><text:bookmark-start text:name="__RefHeading__27967_971432335"/>Ausgeblendete Beitragskategorien<text:bookmark-end text:name="__RefHeading__27967_971432335"/></text:h>
                </text:list-item>
              </text:list>
            </text:list-item>
          </text:list>
        </text:list-item>
      </text:list>
      <text:p text:style-name="P11"><text:bookmark-start text:name="__RefHeading__47535_794096596"/>Man kann hier einstellen, dass ausgewählte Kategorien an Beiträgen nicht für die Auswahl für den Newsletter zur Verfügung stehen. Ist nichts ausgewählt, kann man alle Beiträge aus allen Kategorien im Newsletter verwenden.<text:bookmark-end text:name="__RefHeading__47535_794096596"/></text:p>
      <text:list xml:id="list2156636043" text:continue-numbering="true" text:style-name="Outline">
        <text:list-item>
          <text:list>
            <text:list-item>
              <text:list>
                <text:list-item>
                  <text:h text:style-name="Heading_20_3" text:outline-level="3"><text:bookmark-start text:name="__RefHeading__27969_971432335"/><text:soft-page-break/><text:span text:style-name="T11">Anzahl der </text:span>Newsletter<text:span text:style-name="T11"> pro Schritt<text:line-break/>Verzögerung beim Senden<text:line-break/>Einheit der Zeitverzögerung</text:span><text:bookmark-end text:name="__RefHeading__27969_971432335"/></text:h>
                </text:list-item>
              </text:list>
            </text:list-item>
          </text:list>
        </text:list-item>
      </text:list>
      <text:p text:style-name="P11">Als nächstes ist einzutragen, wie viele Newsletter auf einmal versandt werden. Manche Provider mögen es nicht, wenn zu viele Mails auf einmal versandt werden. Deshalb versendet BwPostman nie alle Newsletter auf einmal sondern in Blöcken, es sei denn, der eingestellte Wert ist größer als die Anzahl der Abonnenten für diesen Newsletter/Mailingliste. Der voreingestellte Wert ist 100.</text:p>
      <text:p text:style-name="P11">Darunter wird eingestellt, wie lange nach einem versendeten Block gewartet werden soll, bis der nächste Block versendet wird. Es werden nur ganze positive Zahlen ausgewertet. Wenn man etwas anderes einträgt, wird der Wert mit 0 interpretiert.</text:p>
      <text:p text:style-name="P11">Man kann auswählen, ob der eingestellte Wert Minuten oder Sekunden bedeuten soll.</text:p>
      <text:list xml:id="list1790495328" text:continue-numbering="true" text:style-name="Outline">
        <text:list-item>
          <text:list>
            <text:list-item>
              <text:list>
                <text:list-item>
                  <text:h text:style-name="Heading_20_3" text:outline-level="3"><text:bookmark-start text:name="__RefHeading__27971_971432335"/>Newsletter beim Senden veröffentlichen?<text:bookmark-end text:name="__RefHeading__27971_971432335"/></text:h>
                </text:list-item>
              </text:list>
            </text:list-item>
          </text:list>
        </text:list-item>
      </text:list>
      <text:p text:style-name="P11">Bisher waren Newsletter nach dem Senden immer unveröffentlicht. Das ist durch Grundeinstellung auch immer noch so. Seit Version 2.1.0 von BwPostman kann man hier aber einstellen, dass ein Newsletter veröffentlicht wird und damit auch im Frontend angezeigt werden kann, sobald er versendet wurde.</text:p>
      <text:list xml:id="list1061653836" text:continue-numbering="true" text:style-name="Outline">
        <text:list-item>
          <text:list>
            <text:list-item>
              <text:list>
                <text:list-item>
                  <text:h text:style-name="Heading_20_3" text:outline-level="3"><text:bookmark-start text:name="__RefHeading__27973_971432335"/>Sicherungsdatei komprimieren<text:bookmark-end text:name="__RefHeading__27973_971432335"/></text:h>
                </text:list-item>
              </text:list>
            </text:list-item>
          </text:list>
        </text:list-item>
      </text:list>
      <text:p text:style-name="P11">Die Datei, die beim Sichern der Tabellen erstellt wird, ist eine XML-Datei, die schnell eine beachtliche Größe erreichen kann. Dies kann bei der Wiederherstellung zu Problemen führen, weil der Provider nur Dateigrößen bis zu einem bestimmten Limit für das Hochladen zulässt. Aus diesem Grund gibt es seit der Version 2.1.0 von BwPostman diese Option, die nach der Installation grundsätzlich eingeschaltet ist.</text:p>
      <text:list xml:id="list880826739" text:continue-numbering="true" text:style-name="Outline">
        <text:list-item>
          <text:list>
            <text:list-item>
              <text:list>
                <text:list-item>
                  <text:h text:style-name="Heading_20_3" text:outline-level="3"><text:bookmark-start text:name="__RefHeading__56271_1851832648"/>Link zu Boldt Webservice anzeigen<text:bookmark-end text:name="__RefHeading__56271_1851832648"/></text:h>
                </text:list-item>
              </text:list>
            </text:list-item>
          </text:list>
        </text:list-item>
      </text:list>
      <text:p text:style-name="Text_20_body">Darf ich ein wenig Werbung für mich machen? Falls nicht, dann wählen Sie hier <text:span text:style-name="BwAccentTextLow">nein</text:span>.</text:p>
      <text:list xml:id="list1113173025" text:continue-numbering="true" text:style-name="Outline">
        <text:list-item>
          <text:list>
            <text:list-item>
              <text:h text:style-name="Heading_20_2" text:outline-level="2"><text:bookmark-start text:name="__RefHeading__26123_946785769"/>Anmeldung<text:bookmark-end text:name="__RefHeading__26123_946785769"/></text:h>
              <text:list>
                <text:list-item>
                  <text:h text:style-name="Heading_20_3" text:outline-level="3"><text:bookmark-start text:name="__RefHeading__46936_1969413198"/>Einleitungstext<text:bookmark-end text:name="__RefHeading__46936_1969413198"/></text:h>
                </text:list-item>
              </text:list>
            </text:list-item>
          </text:list>
        </text:list-item>
      </text:list>
      <text:p text:style-name="P16">Hier kann ein Text eingegeben werden, der im Frontend im Registrierungsformular von Komponente und Modul zur Registrierung und in der Abonnementverwaltung als Einleitung angezeigt wird. Für das Anmelde-Modul kann der Einleitungstext allerdings auch in dessen Einstellungen angegeben werden.</text:p>
      <text:list xml:id="list545187388" text:continue-numbering="true" text:style-name="Outline">
        <text:list-item>
          <text:list>
            <text:list-item>
              <text:list>
                <text:list-item>
                  <text:h text:style-name="P32" text:outline-level="3"><text:bookmark-start text:name="__RefHeading__27975_971432335"/><text:soft-page-break/>Auswahl Geschlecht anzeigen<text:bookmark-end text:name="__RefHeading__27975_971432335"/></text:h>
                </text:list-item>
              </text:list>
            </text:list-item>
          </text:list>
        </text:list-item>
      </text:list>
      <text:p text:style-name="P11">Hier wird eingestellt, ob das Auswahlfeld für das Geschlecht in den Formularen zum Registrieren und Bearbeiten des Abonnements angezeigt werden sollen. Dies macht Sinn, wenn man die Newsletter noch spezifischer personalisieren will. Die Einstellung gilt sowohl für die Komponente als auch das Modul, sofern im Modul nichts anderes eingestellt ist.</text:p>
      <text:list xml:id="list2170345003" text:continue-numbering="true" text:style-name="Outline">
        <text:list-item>
          <text:list>
            <text:list-item>
              <text:list>
                <text:list-item>
                  <text:h text:style-name="Heading_20_3" text:outline-level="3"><text:bookmark-start text:name="__RefHeading__46938_1969413198"/><text:span text:style-name="T11">Formularfelder </text:span>Nachname<text:span text:style-name="T11"> und Vorname anzeigen</text:span><text:bookmark-end text:name="__RefHeading__46938_1969413198"/></text:h>
                </text:list-item>
              </text:list>
            </text:list-item>
          </text:list>
        </text:list-item>
      </text:list>
      <text:p text:style-name="P11">Hier wird eingestellt, ob die Felder für Nachname und Vorname in den Formularen zum Registrieren und Bearbeiten des Abonnements angezeigt werden sollen. Dies macht Sinn, wenn man die Newsletter personalisieren will. </text:p>
      <text:list xml:id="list387768074" text:continue-numbering="true" text:style-name="Outline">
        <text:list-item>
          <text:list>
            <text:list-item>
              <text:list>
                <text:list-item>
                  <text:h text:style-name="Heading_20_3" text:outline-level="3"><text:bookmark-start text:name="__RefHeading__47541_794096596"/>Nachname oder Vorname ist Pflichtfeld<text:bookmark-end text:name="__RefHeading__47541_794096596"/></text:h>
                </text:list-item>
              </text:list>
            </text:list-item>
          </text:list>
        </text:list-item>
      </text:list>
      <text:p text:style-name="Text_20_body">Hier wird eingestellt, ob der Vorname oder der Nachname (oder auch beide) Pflichtfelder sind. Wird hier <text:span text:style-name="BwAccentTextLow">ja</text:span> eingestellt, dann wird das entsprechende Feld in den Formularen zum Registrieren und Bearbeiten des Abonnements auf jeden Fall angezeigt, auch wenn dies in der Auswahl (siehe voriges Kapitel) abgestellt wurde. Eine Registrierung zum Newsletter ohne Pflichtangaben ist nicht möglich.</text:p>
      <text:list xml:id="list1427589424" text:continue-numbering="true" text:style-name="Outline">
        <text:list-item>
          <text:list>
            <text:list-item>
              <text:list>
                <text:list-item>
                  <text:h text:style-name="Heading_20_3" text:outline-level="3"/>
                </text:list-item>
                <text:list-item>
                  <text:h text:style-name="P32" text:outline-level="3"><text:bookmark-start text:name="__RefHeading__44545_444093265"/>Zusätzliches Feld anzeigen<text:bookmark-end text:name="__RefHeading__44545_444093265"/></text:h>
                </text:list-item>
              </text:list>
            </text:list-item>
          </text:list>
        </text:list-item>
      </text:list>
      <text:p text:style-name="Text_20_body"><text:span text:style-name="T11">Hier wird eingestellt, ob das zusätzliche Feld in den Formularen zum Registrieren und Bearbeiten des Abonnements angezeigt werden soll. Hier kann zum Beispiel die Mitgliedsnummer im Verein oder eine Kundenummer eingegeben werden, wenn der Abonnent keinen Account in </text:span><text:span text:style-name="T17">Joomla!</text:span><text:span text:style-name="T6">®</text:span><text:span text:style-name="T11"> hat. </text:span>Die Einstellung gilt sowohl für die Komponente als auch das Modul, sofern im Modul nichts anderes eingestellt ist.</text:p>
      <text:list xml:id="list2042672991" text:continue-numbering="true" text:style-name="Outline">
        <text:list-item>
          <text:list>
            <text:list-item>
              <text:list>
                <text:list-item>
                  <text:h text:style-name="Heading_20_3" text:outline-level="3"><text:bookmark-start text:name="__RefHeading__44547_444093265"/>Zusätzliches Feld ist Pflichtfeld<text:bookmark-end text:name="__RefHeading__44547_444093265"/></text:h>
                </text:list-item>
              </text:list>
            </text:list-item>
          </text:list>
        </text:list-item>
      </text:list>
      <text:p text:style-name="Text_20_body"><text:span text:style-name="T11">Hier wird eingestellt, ob die Eingabe in das zusätzliche Feld Pflichtsein soll. Wird hier </text:span><text:span text:style-name="BwAccentTextLow">ja</text:span><text:span text:style-name="T11"> eingestellt, dann wird das entsprechende Feld in den Formularen zum Registrieren und Bearbeiten des Abonnements auf jeden Fall angezeigt, auch wenn dies in der Auswahl (siehe voriges Kapitel) abgestellt wurde.</text:span></text:p>
      <text:list xml:id="list1923682361" text:continue-numbering="true" text:style-name="Outline">
        <text:list-item>
          <text:list>
            <text:list-item>
              <text:list>
                <text:list-item>
                  <text:h text:style-name="P32" text:outline-level="3"><text:bookmark-start text:name="__RefHeading__44549_444093265"/>Beschriftung zusätzliches Feld<text:bookmark-end text:name="__RefHeading__44549_444093265"/></text:h>
                </text:list-item>
              </text:list>
            </text:list-item>
          </text:list>
        </text:list-item>
      </text:list>
      <text:p text:style-name="Text_20_body"><text:span text:style-name="T11">Hier kann man festlegen, wie die Beschriftung des zusätzlichen Feldes sein soll. Damit das auch bei einer mehrsprachigen Webseite gut funktioniert, kann hier ein Sprachstring eingegeben werden, der in der entsprechenden Override-Datei für die Sprache angelegt ist. Es wird die Override-Datei für das Backend verwendet, also liegen die Override-Dateien unter </text:span>&lt;meine_joomla_installation&gt;/administrator/language/overrides<text:span text:style-name="T11">.</text:span> Sollte der Ordner <text:soft-page-break/>nicht vorhanden sein, einfach neu anlegen. Die deutsche Override-Datei heißt de-DE.override.ini.</text:p>
      <text:p text:style-name="Text_20_body">Ist hier als Sprachstring BWPOSTMAN_ADDITIONAL_FIELD_LABEL angegeben, dann könnte der Eintrag in der Override-Datei folgendermaßen aussehen:</text:p>
      <text:p text:style-name="P10"><text:span text:style-name="BwAccentTextLow">BWPOSTMAN_ADDITIONAL_FIELD_LABEL="Mitgliedsnummer"</text:span></text:p>
      <text:p text:style-name="AccentMidHead">Wichtig:</text:p>
      <text:list xml:id="list971731718828707337" text:style-name="BwAufzählung">
        <text:list-item>
          <text:p text:style-name="P26">Im Sprachstring, das ist der linke Teil bis zum Gleichheitszeichen, darf kein Leer- oder Sonderzeichen vorkommen. Auch Umlaute sind hier nicht erlaubt.</text:p>
        </text:list-item>
        <text:list-item>
          <text:p text:style-name="P26">Um das Gleichheitszeichen bitte keine Leerzeichen eintragen und für die Begrenzer des Textes, der dann statt des Sprachstrings tatsächlich angezeigt werden soll, das doppelte Anführungszeichen verwenden.</text:p>
        </text:list-item>
        <text:list-item>
          <text:p text:style-name="P26">Jeder Sprachstring gehört in eine eigene Zeile. Leerzeilen zwischen den Sprachstrings können zur Strukturierung verwendet werden und werden ignoriert.</text:p>
        </text:list-item>
      </text:list>
      <text:p text:style-name="Text_20_body">Die Einstellung gilt sowohl für die Komponente als auch das Modul, sofern im Modul nichts anderes eingestellt ist.</text:p>
      <text:list xml:id="list91024907" text:continue-list="list1923682361" text:style-name="Outline">
        <text:list-item>
          <text:list>
            <text:list-item>
              <text:list>
                <text:list-item>
                  <text:h text:style-name="P32" text:outline-level="3"><text:bookmark-start text:name="__RefHeading__44551_444093265"/>Tooltip zusätzliches Feld<text:bookmark-end text:name="__RefHeading__44551_444093265"/></text:h>
                </text:list-item>
              </text:list>
            </text:list-item>
          </text:list>
        </text:list-item>
      </text:list>
      <text:p text:style-name="P11">Das zusätzliche Feld kann einen Tooltip bekommen, der angezeigt wird, wenn man mit der Maus über die Beschriftung des zusätzlichen Feldes fährt. Auch hier kann ein Sprachstring aus der Override-Datei verwendet werden.</text:p>
      <text:list xml:id="list228112220" text:continue-numbering="true" text:style-name="Outline">
        <text:list-item>
          <text:list>
            <text:list-item>
              <text:list>
                <text:list-item>
                  <text:h text:style-name="Heading_20_3" text:outline-level="3"><text:bookmark-start text:name="__RefHeading__44553_444093265"/>Auswahl Emailformat anzeigen<text:bookmark-end text:name="__RefHeading__44553_444093265"/></text:h>
                </text:list-item>
              </text:list>
            </text:list-item>
          </text:list>
        </text:list-item>
      </text:list>
      <text:p text:style-name="Text_20_body">Hier wird eingestellt, ob das Mailformat im Registrierungsformular angezeigt werden soll oder nicht. Die Einstellung gilt sowohl für die Komponente als auch das Anmelde-Modul, sofern im Modul nichts anderes eingestellt ist.</text:p>
      <text:list xml:id="list1937632001" text:continue-numbering="true" text:style-name="Outline">
        <text:list-item>
          <text:list>
            <text:list-item>
              <text:list>
                <text:list-item>
                  <text:h text:style-name="Heading_20_3" text:outline-level="3"><text:bookmark-start text:name="__RefHeading__46942_1969413198"/>Emailformat<text:bookmark-end text:name="__RefHeading__46942_1969413198"/></text:h>
                </text:list-item>
              </text:list>
            </text:list-item>
          </text:list>
        </text:list-item>
      </text:list>
      <text:p text:style-name="P11">Hier wird das Standard-Email-Format eingestellt, mit dem ein Newsletter versandt wird, wenn der Abonnent nichts anderes auswählt. Dies ist auch die Vorbelegung in den Anmeldeformularen von Komponente und Anmelde-Modul. Auch hier wieder: Das Modul kann eine eigene Einstellung bekommen.</text:p>
      <text:list xml:id="list1204125491" text:continue-numbering="true" text:style-name="Outline">
        <text:list-item>
          <text:list>
            <text:list-item>
              <text:list>
                <text:list-item>
                  <text:h text:style-name="Heading_20_3" text:outline-level="3"><text:bookmark-start text:name="__RefHeading__27979_971432335"/><text:soft-page-break/>Mailinglistenbeschreibung anzeigen<text:bookmark-end text:name="__RefHeading__27979_971432335"/></text:h>
                </text:list-item>
              </text:list>
            </text:list-item>
          </text:list>
        </text:list-item>
      </text:list>
      <text:p text:style-name="P11">Damit man die Anforderungen der DSGVO erfüllen und dem Abonnenten vor der Registrierung die geforderten Informationen zum Newsletter geben kann, gibt es diesen Schalter. Ist er aktiviert, dann wird die Beschreibung der Mailingliste im Registrierungsformular angezeigt.</text:p>
      <text:list xml:id="list1487201537" text:continue-numbering="true" text:style-name="Outline">
        <text:list-item>
          <text:list>
            <text:list-item>
              <text:list>
                <text:list-item>
                  <text:h text:style-name="Heading_20_3" text:outline-level="3"><text:bookmark-start text:name="__RefHeading__27981_971432335"/>Länge der Beschreibung<text:bookmark-end text:name="__RefHeading__27981_971432335"/></text:h>
                </text:list-item>
              </text:list>
            </text:list-item>
          </text:list>
        </text:list-item>
      </text:list>
      <text:p text:style-name="Text_20_body">Hier stellt man ein, wie viele Zeichen der Beschreibung angezeigt werden. Ab dem nächsten Zeichen wird die Beschreibung gekürzt. Damit der Abonnent erkennen kann, dass die Beschreibung eigentlich länger ist, werden drei Punkte eingeblendet, wenn die Beschreibung gekürzt wurde. Dann wird die gesamte Beschreibung mit einem Tooltip eingeblendet, wenn man mit der Maus über die Beschreibung fährt.</text:p>
      <text:list xml:id="list405107663" text:continue-numbering="true" text:style-name="Outline">
        <text:list-item>
          <text:list>
            <text:list-item>
              <text:list>
                <text:list-item>
                  <text:h text:style-name="Heading_20_3" text:outline-level="3"><text:bookmark-start text:name="__RefHeading__47545_794096596"/>Disclaimer anzeigen<text:bookmark-end text:name="__RefHeading__47545_794096596"/></text:h>
                </text:list-item>
              </text:list>
            </text:list-item>
          </text:list>
        </text:list-item>
      </text:list>
      <text:p text:style-name="Text_20_body"><text:span text:style-name="T11">Im Registrierungsformular kann ein Link auf einen Disclaimer angezeigt werden. Dazu den Schalter </text:span><text:span text:style-name="BwAccentField">Disclaimer anzeigen</text:span><text:span text:style-name="T11"> auf </text:span><text:span text:style-name="BwAccentTextLow">ja</text:span><text:span text:style-name="T11"> stellen. In diesem Fall </text:span><text:span text:style-name="BwAccentTextLow">muss</text:span><text:span text:style-name="T11"> der Abonnent vor dem Absenden der Registrierung dem Disclaimer zustimmen.</text:span></text:p>
      <text:p text:style-name="P11">Das Wort Disclaimer stammt vom englischen Wort <text:span text:style-name="T18">to disclaim</text:span> ab und bedeutet ungefähr abstreiten oder in Abrede stellen. In diesem Fall ist es eine Art Haftungsausschluss, der in einigen Ländern Sinn macht, in Deutschland aber eher schädlich ist. </text:p>
      <text:p text:style-name="P11">Dafür könnte man vielleicht eine Art Nutzungsbedingungen für den Newsletter angeben, was alles mit der Mailadresse des Abonnenten angestellt wird, die man erhalten hat, oder, oder, oder. Auf jeden Fall etwas, zu dem der Abonnent seine Zustimmung geben muss.</text:p>
      <text:list xml:id="list1273539968" text:continue-numbering="true" text:style-name="Outline">
        <text:list-item>
          <text:list>
            <text:list-item>
              <text:list>
                <text:list-item>
                  <text:h text:style-name="Heading_20_3" text:outline-level="3"><text:bookmark-start text:name="__RefHeading__46944_1969413198"/>Linkziel<text:line-break/>URL zum Disclaimer<text:line-break/>Beitrag<text:line-break/>Menüeintrag<text:bookmark-end text:name="__RefHeading__46944_1969413198"/></text:h>
                </text:list-item>
              </text:list>
            </text:list-item>
          </text:list>
        </text:list-item>
      </text:list>
      <text:p text:style-name="Text_20_body"><text:span text:style-name="T11">Hier wird festgelegt, wo BwPostman den Disclaimer findet, der verwendet werden soll. Im Feld </text:span><text:span text:style-name="BwAccentField">URL zum Disclaimer</text:span><text:span text:style-name="T11"> kann man eine </text:span><text:span text:style-name="BwAccentTextLow">URL</text:span><text:span text:style-name="T11"> als Quelle für den Disclaimer angeben. Dann muss unter </text:span><text:span text:style-name="BwAccentField">Linkziel URL</text:span><text:span text:style-name="T11"> ausgewählt sein.</text:span></text:p>
      <text:p text:style-name="Text_20_body"><text:span text:style-name="T11">Unter </text:span><text:span text:style-name="BwAccentField">Beitrag</text:span><text:span text:style-name="T11"> kann man einen Beitrag aus Joomla!</text:span><text:span text:style-name="T7">®</text:span><text:span text:style-name="T11"> auswählen. Dann muss unter </text:span><text:span text:style-name="BwAccentField">Linkziel Beitrag</text:span><text:span text:style-name="T11"> ausgewählt sein.</text:span></text:p>
      <text:p text:style-name="Text_20_body"><text:span text:style-name="T11">Schließlich kann man auch einen Menüeintrag aus Joomla!</text:span><text:span text:style-name="T7">®</text:span><text:span text:style-name="T11"> verwenden. In diesem Fall wird als </text:span><text:span text:style-name="BwAccentField">Linkziel Menüeintrag</text:span><text:span text:style-name="T11"> eingestellt.</text:span></text:p>
      <text:list xml:id="list1530692859" text:continue-numbering="true" text:style-name="Outline">
        <text:list-item>
          <text:list>
            <text:list-item>
              <text:list>
                <text:list-item>
                  <text:h text:style-name="Heading_20_3" text:outline-level="3"><text:bookmark-start text:name="__RefHeading__46946_1969413198"/><text:soft-page-break/>Disclaimer im selben Browserfenster öffnen<text:bookmark-end text:name="__RefHeading__46946_1969413198"/></text:h>
                </text:list-item>
              </text:list>
            </text:list-item>
          </text:list>
        </text:list-item>
      </text:list>
      <text:p text:style-name="P11">Hier wird festgelegt, ob der Disclaimer im selben Browserfenster oder Browser-Tab angezeigt wird oder in einem Neuen.</text:p>
      <text:list xml:id="list1088030418" text:continue-numbering="true" text:style-name="Outline">
        <text:list-item>
          <text:list>
            <text:list-item>
              <text:list>
                <text:list-item>
                  <text:h text:style-name="Heading_20_3" text:outline-level="3"><text:bookmark-start text:name="__RefHeading__46834_1391136114"/>Anmeldeformular sichern<text:bookmark-end text:name="__RefHeading__46834_1391136114"/></text:h>
                </text:list-item>
              </text:list>
            </text:list-item>
          </text:list>
        </text:list-item>
      </text:list>
      <text:p text:style-name="Text_20_body"><text:span text:style-name="T11">Hier wird eingestellt, ob das Registrierungsformular gegen Robots abgesichert werden soll. Die Absicherung hilft dabei, unerwünschte Anmeldungen und die Mails über unzustellbare Aktivierungsmails zu verringern. Mögliche Werte sind </text:span><text:span text:style-name="BwAccentTextLow">Nein</text:span>, <text:span text:style-name="BwAccentTextLow">Frage</text:span> oder <text:span text:style-name="BwAccentTextLow">Captcha</text:span><text:span text:style-name="T11">.</text:span></text:p>
      <text:p text:style-name="Text_20_body"><text:span text:style-name="T11">Die </text:span><text:span text:style-name="BwAccentTextLow">Frage</text:span><text:span text:style-name="T11"> kann selbst ausgewählt werden und sollte nicht zu schwierig sein. Sie wird in den Feldern </text:span><text:span text:style-name="BwAccentField">Frage</text:span> und <text:span text:style-name="BwAccentField">Antwort</text:span><text:span text:style-name="T11"> eingerichtet. </text:span></text:p>
      <text:p text:style-name="P15">Beispiele:</text:p>
      <text:list xml:id="list3083640501619938200" text:style-name="L3">
        <text:list-item>
          <text:p text:style-name="P47">Wie viele Beine hat ein Pferd? (1, 2, …)</text:p>
        </text:list-item>
        <text:list-item>
          <text:p text:style-name="P49">Welche Farbe hat ein rotes Auto?</text:p>
        </text:list-item>
      </text:list>
      <text:p text:style-name="Text_20_body"><text:span text:style-name="BwAccentField">Captcha</text:span><text:span text:style-name="T11"> besteht aus einer kleinen Rechenaufgabe, die <text:s/>durch ein Captcha gesteuert wird.</text:span></text:p>
      <text:p text:style-name="P11">Diese Einstellung gilt sowohl für die Komponente als auch das Anmelde-Modul, wenn beim Modul nichts anderes eingestellt ist.</text:p>
      <text:list xml:id="list1528410784" text:continue-list="list1088030418" text:style-name="Outline">
        <text:list-item>
          <text:list>
            <text:list-item>
              <text:list>
                <text:list-item>
                  <text:h text:style-name="Heading_20_3" text:outline-level="3"><text:bookmark-start text:name="__RefHeading__45358_1510050461"/>Frage<text:line-break/>Antwort<text:bookmark-end text:name="__RefHeading__45358_1510050461"/></text:h>
                </text:list-item>
              </text:list>
            </text:list-item>
          </text:list>
        </text:list-item>
      </text:list>
      <text:p text:style-name="P14"><text:bookmark-start text:name="__RefHeading__47537_794096596"/><text:bookmark-start text:name="__RefHeading__47533_7940965961"/><text:span text:style-name="T11">Wenn bei </text:span><text:span text:style-name="BwAccentField">Anmeldeformular sichern</text:span><text:span text:style-name="T11"> die </text:span><text:span text:style-name="BwAccentTextLow">Frage</text:span><text:span text:style-name="T11"> eingestellt ist, dann müssen in diese Felder ihre Frage und die zugehörige Antwort eingegeben werden. Die Frage erscheint im Registrierungsformular, die Antwort wird von der Auswertung benötigt und wird natürlich nicht angezeigt.</text:span><text:bookmark-end text:name="__RefHeading__47537_794096596"/><text:bookmark-end text:name="__RefHeading__47533_7940965961"/></text:p>
      <text:list xml:id="list2101742346" text:continue-numbering="true" text:style-name="Outline">
        <text:list-item>
          <text:list>
            <text:list-item>
              <text:h text:style-name="Heading_20_2" text:outline-level="2"><text:bookmark-start text:name="__RefHeading__46948_1969413198"/>Aktivierung<text:bookmark-end text:name="__RefHeading__46948_1969413198"/></text:h>
              <text:list>
                <text:list-item>
                  <text:h text:style-name="Heading_20_3" text:outline-level="3"><text:bookmark-start text:name="__RefHeading__46950_1969413198"/>Anrede Aktivierung<text:bookmark-end text:name="__RefHeading__46950_1969413198"/></text:h>
                </text:list-item>
              </text:list>
            </text:list-item>
          </text:list>
        </text:list-item>
      </text:list>
      <text:p text:style-name="Text_20_body">Die Aktivierungsmail wird immer personalisiert versendet. Hier kann eingestellt werden, wie der Abonnent angesprochen werden soll, zum Beispiel <text:span text:style-name="BwAccentTextLow">Hallo</text:span> oder <text:span text:style-name="BwAccentTextLow">Guten Tag, Herr/Frau</text:span>. Letzteres macht allerdings nur Sinn, wenn Vorname, Nachname oder beides Pflichtfelder sind.</text:p>
      <text:list xml:id="list1905891835" text:continue-numbering="true" text:style-name="Outline">
        <text:list-item>
          <text:list>
            <text:list-item>
              <text:list>
                <text:list-item>
                  <text:h text:style-name="Heading_20_3" text:outline-level="3"><text:bookmark-start text:name="__RefHeading__24526_1003309454"/>Aktivierung Text<text:bookmark-end text:name="__RefHeading__24526_1003309454"/></text:h>
                </text:list-item>
              </text:list>
            </text:list-item>
          </text:list>
        </text:list-item>
      </text:list>
      <text:p text:style-name="Text_20_body">Dies ist der Text, der in der Aktivierungsmail nach der Anrede steht. </text:p>
      <text:p text:style-name="Text_20_body"><text:soft-page-break/>Nach diesem Text kommt der Link zur Aktivierung. Es ist also sinnvoll, hier zu erwähnen, dass der Abonnent sein Abonnement bestätigen muss, indem er auf den Link darunter klickt. Man kann diesen Text aber auch noch weiter ausschmücken. </text:p>
      <text:p text:style-name="Text_20_body">Wenn hier nichts eingetragen ist, dann kommt der Link zur Aktivierung direkt nach der Anrede. Weiß der Abonnent nun, was er zu tun hat? Nein? Also: <text:span text:style-name="BwAccentTextLow">Aktivierung Text</text:span> ausfüllen!</text:p>
      <text:list xml:id="list1916633964" text:continue-numbering="true" text:style-name="Outline">
        <text:list-item>
          <text:list>
            <text:list-item>
              <text:list>
                <text:list-item>
                  <text:h text:style-name="P35" text:outline-level="3"><text:bookmark-start text:name="__RefHeading__46952_1969413198"/>Text Zustimmung<text:bookmark-end text:name="__RefHeading__46952_1969413198"/></text:h>
                </text:list-item>
              </text:list>
            </text:list-item>
          </text:list>
        </text:list-item>
      </text:list>
      <text:p text:style-name="P17">In manchen Ländern ist es erforderlich, bei der Aktivierung eines Abonnements dem Abonnenten noch zusätzliche Informationen zukommen zu lassen, die aber nicht in jedem Newsletter vorhanden sein müssen. Dafür ist hier Platz. Oder für weitere Informationen, die man dem Abonnenten geben will.</text:p>
      <text:p text:style-name="P17">Dieser Text erscheint nach dem Link zur Aktivierung.</text:p>
      <text:list xml:id="list1734823177" text:continue-numbering="true" text:style-name="Outline">
        <text:list-item>
          <text:list>
            <text:list-item>
              <text:list>
                <text:list-item>
                  <text:h text:style-name="Heading_20_3" text:outline-level="3"><text:bookmark-start text:name="__RefHeading__46954_1969413198"/>Aktivierung auch an den Webmaster senden?<text:bookmark-end text:name="__RefHeading__46954_1969413198"/></text:h>
                </text:list-item>
              </text:list>
            </text:list-item>
          </text:list>
        </text:list-item>
      </text:list>
      <text:p text:style-name="Text_20_body">Wenn man automatisch auf dem Laufenden gehalten werden möchte, wie sich die Abonnements entwickeln, wann sich wer für eine Mailingliste eingeschrieben hat, dann sollte man die <text:span text:style-name="BwAccentField">Aktivierung auch an den Webmaster senden</text:span> einschalten. Die Benachrichtigung enthält alle Details der Registrierung, also neben Vor- und Nachnamen und Mailadresse auch Datum, Uhrzeit und IP der Registrierung und der Bestätigung. Diese Daten können in Streitfällen hilfreich sein.</text:p>
      <text:list xml:id="list1787737786" text:continue-numbering="true" text:style-name="Outline">
        <text:list-item>
          <text:list>
            <text:list-item>
              <text:list>
                <text:list-item>
                  <text:h text:style-name="Heading_20_3" text:outline-level="3"><text:bookmark-start text:name="__RefHeading__24520_1003309454"/>Absendername<text:bookmark-end text:name="__RefHeading__24520_1003309454"/></text:h>
                </text:list-item>
              </text:list>
            </text:list-item>
          </text:list>
        </text:list-item>
      </text:list>
      <text:p text:style-name="Text_20_body">Hier wird der Name eingetragen, der als Absender dieser Benachrichtigung verwendet wird.</text:p>
      <text:list xml:id="list1441261717" text:continue-numbering="true" text:style-name="Outline">
        <text:list-item>
          <text:list>
            <text:list-item>
              <text:list>
                <text:list-item>
                  <text:h text:style-name="Heading_20_3" text:outline-level="3"><text:bookmark-start text:name="__RefHeading__24522_1003309454"/>Mailadresse für o. g. Benachrichtigung<text:bookmark-end text:name="__RefHeading__24522_1003309454"/></text:h>
                </text:list-item>
              </text:list>
            </text:list-item>
          </text:list>
        </text:list-item>
      </text:list>
      <text:p text:style-name="Text_20_body">Hier wird festgelegt, an welche Mailadresse die Benachrichtigung geht. Das kann der Webmaster oder auch eine andere Person sein, die darüber informiert werden soll, dass ein Abonnent sein Abonnement bestätigt hat.</text:p>
      <text:list xml:id="list1006201844" text:continue-numbering="true" text:style-name="Outline">
        <text:list-item>
          <text:list>
            <text:list-item>
              <text:h text:style-name="Heading_20_2" text:outline-level="2"><text:bookmark-start text:name="__RefHeading__27983_971432335"/>Abmeldung<text:bookmark-end text:name="__RefHeading__27983_971432335"/></text:h>
              <text:list>
                <text:list-item>
                  <text:h text:style-name="Heading_20_3" text:outline-level="3"><text:bookmark-start text:name="__RefHeading__27985_971432335"/>Abonnement mit einem Klick stornieren<text:bookmark-end text:name="__RefHeading__27985_971432335"/></text:h>
                </text:list-item>
              </text:list>
            </text:list-item>
          </text:list>
        </text:list-item>
      </text:list>
      <text:p text:style-name="Text_20_body">Damit der Abonnent die Möglichkeit hat, sich bei mehreren abonnierten Newslettern nur vom aktuellen Newsletter abzumelden, wurde in einer frühen Version von BwPostman eingeführt, dass man sich mit einem Klick eben von genau diesem Newsletter abmelden kann. Damit war es auch nicht mehr möglich, dass der Empfänger eines weitergeleiteten <text:soft-page-break/>Newsletter den Abonnenten „aus Versehen“ austragen konnte. Das komplette Abonnement konnte man aber immer noch über die Einstellungen zu seinem Abonnement stornieren.</text:p>
      <text:p text:style-name="Text_20_body">Manche erachten dieses Vorgehen seit dem Inkrafttreten der DSGVO allerdings als problematisch und so gibt es nun diese Option einstellbar. Ist diese Option aktiviert, dann wird das komplette Abonnement rigoros ohne Rückfrage gelöscht.</text:p>
      <text:list xml:id="list946768114" text:continue-numbering="true" text:style-name="Outline">
        <text:list-item>
          <text:list>
            <text:list-item>
              <text:list>
                <text:list-item>
                  <text:h text:style-name="Heading_20_3" text:outline-level="3"><text:bookmark-start text:name="__RefHeading__27987_971432335"/>Abmeldung auch an den Webmaster senden?<text:bookmark-end text:name="__RefHeading__27987_971432335"/></text:h>
                </text:list-item>
              </text:list>
            </text:list-item>
          </text:list>
        </text:list-item>
      </text:list>
      <text:p text:style-name="Text_20_body">Wenn man automatisch auf dem Laufenden gehalten werden möchte, wie sich die Abonnements entwickeln, wann sich wer für eine Mailingliste austrägt, dann sollte man die Option <text:span text:style-name="BwAccentTextLow">Abmeldung auch an den Webmaster senden</text:span> einschalten. Die Benachrichtigung enthält alle Details der Abmeldung, also neben Vor- und Nachnamen und Mailadresse auch Datum, Uhrzeit und IP der Abmeldung. Diese Daten können in Streitfällen hilfreich sein.</text:p>
      <text:list xml:id="list1781380078" text:continue-numbering="true" text:style-name="Outline">
        <text:list-item>
          <text:list>
            <text:list-item>
              <text:list>
                <text:list-item>
                  <text:h text:style-name="Heading_20_3" text:outline-level="3"><text:bookmark-start text:name="__RefHeading__24520_10033094541"/>Absendername<text:bookmark-end text:name="__RefHeading__24520_10033094541"/></text:h>
                </text:list-item>
              </text:list>
            </text:list-item>
          </text:list>
        </text:list-item>
      </text:list>
      <text:p text:style-name="Text_20_body">Hier wird der Name eingetragen, der als Absender dieser Benachrichtigung verwendet wird.</text:p>
      <text:list xml:id="list180593897" text:continue-numbering="true" text:style-name="Outline">
        <text:list-item>
          <text:list>
            <text:list-item>
              <text:list>
                <text:list-item>
                  <text:h text:style-name="Heading_20_3" text:outline-level="3"><text:bookmark-start text:name="__RefHeading__24522_10033094541"/>Mailadresse für o. g. Benachrichtigung<text:bookmark-end text:name="__RefHeading__24522_10033094541"/></text:h>
                </text:list-item>
              </text:list>
            </text:list-item>
          </text:list>
        </text:list-item>
      </text:list>
      <text:p text:style-name="P11">Hier wird festgelegt, an welche Mailadresse die Benachrichtigung geht. Das kann der Webmaster oder auch eine andere Person sein, die darüber informiert werden soll, dass ein Abonnent sein Abonnement gelöscht hat.</text:p>
      <text:list xml:id="list925307992" text:continue-numbering="true" text:style-name="Outline">
        <text:list-item>
          <text:list>
            <text:list-item>
              <text:h text:style-name="P28" text:outline-level="2"><text:bookmark-start text:name="__RefHeading__26125_946785769"/>Listenansicht<text:bookmark-end text:name="__RefHeading__26125_946785769"/></text:h>
            </text:list-item>
          </text:list>
        </text:list-item>
      </text:list>
      <text:p text:style-name="P11">Diese Einstellungen sind für die Anzeige der Newsletter-Liste im Frontend. Sie dienen als Standardwert, wenn bei den einzelnen Menüpunkten nichts angegeben wird.</text:p>
      <text:list xml:id="list1393779241" text:continue-numbering="true" text:style-name="Outline">
        <text:list-item>
          <text:list>
            <text:list-item>
              <text:list>
                <text:list-item>
                  <text:h text:style-name="P32" text:outline-level="3"><text:bookmark-start text:name="__RefHeading__26127_946785769"/>Suchfeld anzeigen<text:bookmark-end text:name="__RefHeading__26127_946785769"/></text:h>
                </text:list-item>
              </text:list>
            </text:list-item>
          </text:list>
        </text:list-item>
      </text:list>
      <text:p text:style-name="Text_20_body"><text:span text:style-name="T11">Darf nach einem bestimmten Betreff gesucht werden? Dann hier </text:span><text:span text:style-name="BwAccentTextLow">Anzeigen</text:span><text:span text:style-name="T11"> auswählen. Dies ist auch der vorgegebene Wert.</text:span></text:p>
      <text:list xml:id="list1211635216" text:continue-numbering="true" text:style-name="Outline">
        <text:list-item>
          <text:list>
            <text:list-item>
              <text:list>
                <text:list-item>
                  <text:h text:style-name="P32" text:outline-level="3"><text:bookmark-start text:name="__RefHeading__26129_946785769"/>Filter Datum<text:bookmark-end text:name="__RefHeading__26129_946785769"/></text:h>
                </text:list-item>
              </text:list>
            </text:list-item>
          </text:list>
        </text:list-item>
      </text:list>
      <text:p text:style-name="Text_20_body"><text:span text:style-name="T11">Wenn im Frontend nach Newslettern eines bestimmten Monats und/oder Jahres gesucht werden darf, dann hier </text:span><text:span text:style-name="BwAccentTextLow">Anzeigen</text:span><text:span text:style-name="T11"> auswählen. Dies ist auch der vorgegebene Wert.</text:span></text:p>
      <text:list xml:id="list1775522214" text:continue-numbering="true" text:style-name="Outline">
        <text:list-item>
          <text:list>
            <text:list-item>
              <text:list>
                <text:list-item>
                  <text:h text:style-name="P32" text:outline-level="3"><text:bookmark-start text:name="__RefHeading__26131_946785769"/><text:soft-page-break/>Filter Mailinglisten<text:bookmark-end text:name="__RefHeading__26131_946785769"/></text:h>
                </text:list-item>
                <text:list-item>
                  <text:h text:style-name="P32" text:outline-level="3"><text:bookmark-start text:name="__RefHeading__26133_946785769"/>Filter Kampagnen<text:bookmark-end text:name="__RefHeading__26133_946785769"/></text:h>
                </text:list-item>
                <text:list-item>
                  <text:h text:style-name="P32" text:outline-level="3"><text:bookmark-start text:name="__RefHeading__26135_946785769"/>Filter Benutzergruppen<text:bookmark-end text:name="__RefHeading__26135_946785769"/></text:h>
                </text:list-item>
              </text:list>
            </text:list-item>
          </text:list>
        </text:list-item>
      </text:list>
      <text:p text:style-name="P11">Wenn man in der Liste der Newsletter im Frontend die Newsletter mehrere Mailinglisten/Kampagnen/Benutzergruppen anzeigen lässt, dann kann es für den Besucher durchaus sinnvoll sein, die Auswahl auf eine Mailingliste, Kampagne oder Benutzergruppe zu beschränken. Die entsprechenden Auswahllisten werden über diese Schalter eingestellt.</text:p>
      <text:list xml:id="list328856102" text:continue-numbering="true" text:style-name="Outline">
        <text:list-item>
          <text:list>
            <text:list-item>
              <text:list>
                <text:list-item>
                  <text:h text:style-name="P32" text:outline-level="3"><text:bookmark-start text:name="__RefHeading__26137_946785769"/>Anhang anzeigen<text:bookmark-end text:name="__RefHeading__26137_946785769"/></text:h>
                </text:list-item>
              </text:list>
            </text:list-item>
          </text:list>
        </text:list-item>
      </text:list>
      <text:p text:style-name="Text_20_body"><text:span text:style-name="T11">Wenn man nicht möchte, dass Anhänge zu den Newslettern im Frontend zugänglich sind, dann sollte man hier </text:span><text:span text:style-name="BwAccentTextLow">Verbergen</text:span><text:span text:style-name="T11"> auswählen. Der vorgegebene Wert ist anzeigen und sorgt dafür, dass ein kleines Symbol beim jeweiligen Betreff erscheint, wenn es einen Anhang zu diesem Newsletter gibt. Ein Klick auf das Symbol öffnet den Anhang.</text:span></text:p>
      <text:list xml:id="list1726210088" text:continue-numbering="true" text:style-name="Outline">
        <text:list-item>
          <text:list>
            <text:list-item>
              <text:list>
                <text:list-item>
                  <text:h text:style-name="P32" text:outline-level="3"><text:bookmark-start text:name="__RefHeading__26139_946785769"/># Newsletter<text:bookmark-end text:name="__RefHeading__26139_946785769"/></text:h>
                </text:list-item>
              </text:list>
            </text:list-item>
          </text:list>
        </text:list-item>
      </text:list>
      <text:p text:style-name="P11">Hier wird eingestellt, wie viele Newsletter auf einer Seite angezeigt werden. Der Standard-Wert ist 10.</text:p>
      <text:list xml:id="list1767771052" text:continue-numbering="true" text:style-name="Outline">
        <text:list-item>
          <text:list>
            <text:list-item>
              <text:h text:style-name="P28" text:outline-level="2"><text:bookmark-start text:name="__RefHeading__26141_946785769"/>Detailansicht<text:bookmark-end text:name="__RefHeading__26141_946785769"/></text:h>
              <text:list>
                <text:list-item>
                  <text:h text:style-name="P32" text:outline-level="3"><text:bookmark-start text:name="__RefHeading__26143_946785769"/>Anhang anzeigen<text:bookmark-end text:name="__RefHeading__26143_946785769"/></text:h>
                </text:list-item>
              </text:list>
            </text:list-item>
          </text:list>
        </text:list-item>
      </text:list>
      <text:p text:style-name="P11">Dieser Schalter hat die gleiche Bedeutung wie für die Listenansicht, nur gilt er für die Ansicht eines einzelnen Newsletters im Frontend. Das Symbol wird neben dem Versanddatum des Newsletters als Schaltfläche angezeigt.</text:p>
      <text:list xml:id="list686011659" text:continue-numbering="true" text:style-name="Outline">
        <text:list-item>
          <text:list>
            <text:list-item>
              <text:list>
                <text:list-item>
                  <text:h text:style-name="Heading_20_3" text:outline-level="3"><text:bookmark-start text:name="__RefHeading__31328_1175948270"/>Betreff als Seitenüberschrift<text:bookmark-end text:name="__RefHeading__31328_1175948270"/></text:h>
                </text:list-item>
              </text:list>
            </text:list-item>
          </text:list>
        </text:list-item>
      </text:list>
      <text:p text:style-name="P11">Mit diesem Schalter legt man fest, ob der Betreff des Newsletters als Seitenüberschrift verwendet werden soll. Gleichzeitig dient der Betreff dann auch als Seitentitel für den Browser. Diese Einstellung kann beim Menüpunkt unter Seitenanzeige überschrieben werden.</text:p>
      <text:list xml:id="list975703347" text:continue-numbering="true" text:style-name="Outline">
        <text:list-item>
          <text:list>
            <text:list-item>
              <text:h text:style-name="P28" text:outline-level="2"><text:bookmark-start text:name="__RefHeading__46962_1969413198"/>Berechtigungen<text:bookmark-end text:name="__RefHeading__46962_1969413198"/></text:h>
            </text:list-item>
          </text:list>
        </text:list-item>
      </text:list>
      <text:p text:style-name="P11">Bei den Berechtigungen wird festgelegt, wer im Backend was mit BwPostman anstellen darf. </text:p>
      <text:p text:style-name="Text_20_body"><text:span text:style-name="T11">Die Rechte </text:span><text:span text:style-name="BwAccentTextLow">Konfigurieren</text:span>, <text:span text:style-name="BwAccentTextLow">Administrationszugriff</text:span>, <text:span text:style-name="BwAccentTextLow">Erstellen</text:span>, <text:span text:style-name="BwAccentTextLow">Bearbeiten</text:span>, <text:span text:style-name="BwAccentTextLow">Status bearbeiten</text:span>, <text:span text:style-name="BwAccentTextLow">Eigene Inhalte bearbeiten</text:span> und <text:span text:style-name="BwAccentTextLow">Löschen</text:span><text:span text:style-name="T11"> entsprechen denen, die man von Joomla!</text:span><text:span text:style-name="T7">®</text:span><text:span text:style-name="T11"> her kennt.</text:span></text:p>
      <text:p text:style-name="Text_20_body"><text:soft-page-break/><text:span text:style-name="T11">Bei BwPostman kommen noch die Rechte für </text:span><text:span text:style-name="BwAccentTextLow">Archivieren</text:span>, <text:span text:style-name="BwAccentTextLow">Wiederherstellen</text:span>, <text:span text:style-name="BwAccentTextLow">Löschen</text:span>, <text:span text:style-name="BwAccentTextLow">Newsletter versenden</text:span>, <text:span text:style-name="BwAccentTextLow">Ansicht Newsletter</text:span>, <text:span text:style-name="BwAccentTextLow">Ansicht Abonnenten</text:span>, <text:span text:style-name="BwAccentTextLow">Ansicht Kampagnen</text:span>, <text:span text:style-name="BwAccentTextLow">Ansicht Mailinglisten</text:span>, <text:span text:style-name="BwAccentTextLow">Ansicht Templates</text:span>, <text:span text:style-name="BwAccentTextLow">Ansicht Archiv</text:span>, <text:span text:style-name="BwAccentTextLow">Ansicht Einstellungen</text:span> und <text:span text:style-name="BwAccentTextLow">Ansicht Wartung</text:span><text:span text:style-name="T11"> dazu. Die Bezeichnungen der Rechte sind selbsterklärend, trotzdem noch folgendes:</text:span></text:p>
      <text:p text:style-name="AccentMidHead">Wichtig: </text:p>
      <text:p text:style-name="AccentMidBox">Es genügt nicht, die Rechte für die Aktionen Erstellen, Bearbeiten, Status bearbeiten, Eigene Inhalte bearbeiten, Archivieren, Wiederherstellen oder Löschen zu vergeben, es benötigt immer auch das Recht für die Ansicht! </text:p>
      <text:p text:style-name="AccentMidBox">Somit hat man allerdings auch die Möglichkeit, den Zugriff für einzelne Benutzergruppen auf eine oder mehrere Ansichten zu beschränken.</text:p>
      <text:p text:style-name="P23">BwPostman liefert mit der Version 2.0.0 zusätzliche vorkonfigurierte Benutzergruppen mit, damit man sehen kann, wie die Rechte mit den Benutzergruppen wirken. Diese Gruppen können auch direkt so, wie sie geliefert werden, verwendet werden.</text:p>
      <text:p text:style-name="Text_20_body">Ab der Version 2.0.0 gibt es auch die Möglichkeit, Rechte auf einzelne Datensätze (Mailinglisten, Newsletter, Abonnenten, Kampagnen, Templates) zu vergeben. Hier kann man auch einem Administrator Rechte entziehen. Sollte man sich damit aussperren, kann es der SuperUser aber immer noch reparieren, denn dem kann man kein Recht entziehen.</text:p>
      <text:p text:style-name="Text_20_body">Damit man als Administrator eines Bereiches (Mailinglisten, Newsletter, Abonnenten, Kampagnen, Templates) diese Rechte bearbeiten kann, gibt es nun auch die Rechte <text:span text:style-name="BwAccentTextLow">Newsletter verwalten</text:span>, <text:span text:style-name="BwAccentTextLow">Abonnenten verwalten</text:span>, <text:span text:style-name="BwAccentTextLow">Kampagnen verwalten</text:span>, <text:span text:style-name="BwAccentTextLow">Mailinglisten verwalten</text:span>, <text:span text:style-name="BwAccentTextLow">Templates verwalten</text:span>.</text:p>
      <text:p text:style-name="Text_20_body">Bei der Auswertung der Rechte geht BwPostman – anders als <text:span text:style-name="T16">Joomla!</text:span><text:span text:style-name="T5">®</text:span> – von unten nach oben vor: Wenn bei einem Datensatz das Recht explizit gesetzt ist (verboten oder erlaubt), dann gilt dieses Recht. Wenn nichts gesetzt ist (vererbt), wird auf das übergeordnete Recht für den Bereich geprüft. Wenn hier das Recht explizit gesetzt ist, dann wird dieses verwendet, wenn nicht, prüft BwPostman noch auf das Recht in der Komponente. Spätestens hier ist dann klar, ob der User darf oder nicht. Die Vorgehensweise von <text:span text:style-name="T16">Joomla!</text:span><text:span text:style-name="T5">®</text:span>, nämlich von oben nach unten, schließt nämlich aus, dass man weiter unten ein Recht vergibt, das man weiter oben entzogen hat.</text:p>
      <text:p text:style-name="Text_20_body">Auf diese Weise ist es möglich, einem User zum Beispiel das Recht zu geben, eine einzige Mailingliste zu bearbeiten, während alle anderen für ihn tabu sind.</text:p>
      <text:p text:style-name="AccentMidHead"><text:soft-page-break/>Wichtig:</text:p>
      <text:p text:style-name="AccentMidBox">BwPostman arbeitet bei den Rechten genau wie Joomla!<text:span text:style-name="T4">®</text:span> mit <text:span text:style-name="BwAccentTextLow">Benutzergruppen</text:span>, nicht mit einzelnen Benutzern!</text:p>
      <text:p text:style-name="AccentMidBox">Wenn man einer Benutzergruppe Rechte aus verschiedenen Bereichen geben will, dann muss man seine Benutzergruppe von einer generellen Benutzergruppe ableiten. Generelle Benutzergruppen sind <text:span text:style-name="BwAccentTextLow">Administrator</text:span>, <text:span text:style-name="BwAccentTextLow">Publisher</text:span>, <text:span text:style-name="BwAccentTextLow">Editor</text:span>, <text:span text:style-name="BwAccentTextLow">Author</text:span>, <text:span text:style-name="BwAccentTextLow">ManagerBwPostmanAdmin</text:span>, <text:span text:style-name="BwAccentTextLow">BwPostmanManager</text:span>, <text:span text:style-name="BwAccentTextLow">BwPostmanPublisher</text:span> und <text:span text:style-name="BwAccentTextLow">BwPostmanEditor</text:span>. Wenn man von einer Bereichsgruppe von BwPostman ableitet, kommt man nicht zum Ziel.</text:p>
      <text:p text:style-name="AccentMidBox">Das Recht <text:span text:style-name="BwAccentTextLow">Admin Login</text:span> wird immer benötigt, damit Mitglieder der jeweiligen Benutzergruppe sich überhaupt am Backend anmelden können.</text:p>
      <text:p text:style-name="AccentMidBox">Das Recht <text:span text:style-name="BwAccentTextLow">Konfigurieren</text:span> braucht jede die Benutzergruppe, damit ihre Mitglieder das Menü im Backend sehen können.</text:p>
      <text:list xml:id="list1632347878" text:continue-numbering="true" text:style-name="Outline">
        <text:list-item>
          <text:list>
            <text:list-item>
              <text:h text:style-name="Heading_20_2" text:outline-level="2"><text:bookmark-start text:name="__RefHeading__35307_633104073"/>Beispiele Berechtigungen<text:bookmark-end text:name="__RefHeading__35307_633104073"/></text:h>
            </text:list-item>
          </text:list>
        </text:list-item>
      </text:list>
      <text:p text:style-name="Heading">Beispiel 1:</text:p>
      <text:p text:style-name="Text_20_body">Benutzer darf Abonnenten erstellen und die Abonnenten, die er selbst erstellt hat, auch bearbeiten.</text:p>
      <text:p text:style-name="Text_20_body">Benötigte Rechte:</text:p>
      <text:p text:style-name="Text_20_body"><text:span text:style-name="BwAccentTextLow">Admin Login</text:span> <text:span text:style-name="BwAccentTextLow">Konfigurieren</text:span> <text:span text:style-name="BwAccentTextLow">Ansicht Abonnenten</text:span> <text:span text:style-name="BwAccentTextLow">Erstellen</text:span> <text:span text:style-name="BwAccentTextLow">Eigene Inhalte bearbeiten</text:span></text:p>
      <text:p text:style-name="Text_20_body"/>
      <text:p text:style-name="Heading">Beispiel 2:</text:p>
      <text:p text:style-name="Text_20_body">Benutzer darf Mailinglisten erstellen und alle Mailinglisten bearbeiten. Er darf Mailinglisten veröffentlichen und sperren.</text:p>
      <text:p text:style-name="Text_20_body">Benötigte Rechte:</text:p>
      <text:p text:style-name="Text_20_body"><text:span text:style-name="BwAccentTextLow">Admin Login</text:span> <text:span text:style-name="BwAccentTextLow">Konfigurieren</text:span> <text:span text:style-name="BwAccentTextLow">Ansicht Mailinglisten</text:span> <text:span text:style-name="BwAccentTextLow">Erstellen</text:span> <text:span text:style-name="BwAccentTextLow">Bearbeiten</text:span> <text:line-break/><text:span text:style-name="BwAccentTextLow">Status bearbeiten</text:span></text:p>
      <text:p text:style-name="Heading"><text:soft-page-break/>Beispiel 3:</text:p>
      <text:p text:style-name="Text_20_body">Benutzer darf Newsletter erstellen und alle Newsletter bearbeiten. Er darf Newsletter veröffentlichen, sperren, versenden, archivieren und wiederherstellen.</text:p>
      <text:p text:style-name="Text_20_body">Benötigte Rechte:</text:p>
      <text:p text:style-name="Text_20_body"><text:span text:style-name="BwAccentTextLow">Admin Login</text:span> <text:span text:style-name="BwAccentTextLow">Konfigurieren</text:span> <text:span text:style-name="BwAccentTextLow">Ansicht Newsletter</text:span> <text:span text:style-name="BwAccentTextLow">Ansicht Archiv</text:span> <text:span text:style-name="BwAccentTextLow">Erstellen</text:span> <text:span text:style-name="BwAccentTextLow">Bearbeiten</text:span> <text:span text:style-name="BwAccentTextLow">Status bearbeiten</text:span> <text:span text:style-name="BwAccentTextLow">Archivieren</text:span> <text:span text:style-name="BwAccentTextLow">Wiederherstellen</text:span> <text:span text:style-name="BwAccentTextLow">Newsletter versenden</text:span></text:p>
      <text:p text:style-name="Text_20_body"/>
      <text:p text:style-name="Heading">Beispiel 4:</text:p>
      <text:p text:style-name="Text_20_body">Benutzer darf Kampagnen erstellen und die Kampagnen, die er selbst erstellt hat, auch bearbeiten. Er darf Kampagnen veröffentlichen, sperren, archivieren, wiederherstellen und löschen. Er darf auch die Rechte für einzelne Kampagnen ändern.</text:p>
      <text:p text:style-name="Text_20_body">Benötigte Rechte:</text:p>
      <text:p text:style-name="Text_20_body"><text:span text:style-name="BwAccentTextLow">Admin Login</text:span> <text:span text:style-name="BwAccentTextLow">Konfigurieren</text:span> <text:span text:style-name="BwAccentTextLow">Ansicht Kampagnen</text:span> <text:span text:style-name="BwAccentTextLow">Ansicht Archiv</text:span> <text:span text:style-name="BwAccentTextLow">Erstellen</text:span> <text:span text:style-name="BwAccentTextLow">Bearbeiten</text:span> <text:span text:style-name="BwAccentTextLow">Status bearbeiten</text:span> <text:span text:style-name="BwAccentTextLow">Archivieren</text:span> <text:span text:style-name="BwAccentTextLow">Wiederherstellen</text:span> <text:span text:style-name="BwAccentTextLow">Löschen</text:span> <text:span text:style-name="BwAccentTextLow">Kampagnen verwalten</text:span></text:p>
      <text:p text:style-name="Text_20_body"/>
      <text:list xml:id="list431597855" text:continue-numbering="true" text:style-name="Outline">
        <text:list-item>
          <text:h text:style-name="Heading_20_1" text:outline-level="1"><text:bookmark-start text:name="__RefHeading__46261_727788380"/>Das Backend<text:bookmark-end text:name="__RefHeading__46261_727788380"/></text:h>
        </text:list-item>
      </text:list>
      <text:p text:style-name="Text_20_body">Das Backend von BwPostman hat eine Hauptansicht, hier Dashboard genannt, die als Ausgangspunkt für alle Aktionen dienen kann, die in BwPostman möglich sind. Es enthält Schaltflächen für alle Übersichten sowie Schaltflächen, um neue Newsletter, Abonnenten, Testabonnenten, Kampagnen, Mailinglisten oder Templates anzulegen. Auch das Archiv, die Optionen und die Wartung sowie das Forum von BwPostman sind hier über Schaltflächen erreichbar. Rechts sind außerdem informative Statistiken eingeblendet.</text:p>
      <text:p text:style-name="Text_20_body">Das Menü auf der linken Seite kann mit einem Klick auf den blauen Pfeil, der nach links zeigt, ausgeblendet werden.</text:p>
      <text:p text:style-name="Text_20_body">So, dann fangen wir mal an:</text:p>
      <text:p text:style-name="Text_20_body">Bevor der erste Newsletter angelegt werden kann, muss erst einmal mindestens eine Mailingliste angelegt werden. So ist es möglich, für verschiedene Themen- und/oder Empfängerkreise getrennte Mailinglisten zu verwenden.</text:p>
      <text:list xml:id="list1036115738" text:continue-numbering="true" text:style-name="Outline">
        <text:list-item>
          <text:list>
            <text:list-item>
              <text:h text:style-name="Heading_20_2" text:outline-level="2"><text:bookmark-start text:name="__RefHeading__47549_794096596"/>Mailinglisten anlegen<text:bookmark-end text:name="__RefHeading__47549_794096596"/></text:h>
            </text:list-item>
          </text:list>
        </text:list-item>
      </text:list>
      <text:p text:style-name="Text_20_body">Über den Menüpunkt <text:span text:style-name="BwClickPath">Mailinglisten</text:span> bekommt man eine Übersicht über die bereits angelegten Mailinglisten. </text:p>
      <text:p text:style-name="Text_20_body">Eine neue Mailingliste wird entweder im Dashboard von BwPostman über die Schaltfläche <text:span text:style-name="BwClickPath">Mailingliste hinzufügen</text:span> angelegt oder in der Übersicht der Mailinglisten über die Schaltfläche <text:span text:style-name="BwClickPath">Neu</text:span> in der Toolbar. Es erscheint die Ansicht <text:span text:style-name="BwAccentTextLow">Mailinglisten-Details</text:span> und man steht auf dem Tab <text:span text:style-name="BwAccentTextLow">Neue Mailingliste</text:span>.</text:p>
      <text:p text:style-name="Text_20_body">Jede Mailingliste benötigt einen <text:span text:style-name="BwAccentField">Titel/Namen</text:span> und eine <text:span text:style-name="BwAccentField">Beschreibung</text:span>. Beides kann dann im Frontend in den Registrierungsformularen angezeigt werden.</text:p>
      <text:p text:style-name="Text_20_body">Über die <text:span text:style-name="BwAccentField">Auswahl der Zugriffsebene</text:span> kann festgelegt werden, wer diese Mailingliste abonnieren darf. Hier werden die Benutzergruppen von <text:span text:style-name="T16">Joomla!</text:span><text:span text:style-name="T5">®</text:span> zur Auswahl angeboten. Wenn ein Besucher/Abonnent diese Mailingliste nicht abonnieren darf, dann wird sie ihm im Registrierungsformular gar nicht zur Auswahl angeboten.</text:p>
      <text:p text:style-name="Text_20_body">Damit die Mailingliste im Frontend zur Auswahl steht, <text:span text:style-name="BwAccentTextHigh">muss</text:span> sie veröffentlicht werden. Dies kann in den Details (Modus <text:span text:style-name="BwClickPath">Bearbeiten</text:span>) der Mailingliste geschehen. Aber auch ein Klick auf das Symbol in der Spalte <text:span text:style-name="BwClickPath">Veröffentlicht</text:span> in der Übersicht über die Mailinglisten schaltet den Status um.</text:p>
      <text:p text:style-name="Text_20_body">Auf dem Tab <text:span text:style-name="BwAccentField">Mailinglistenberechtigungen</text:span> kann man die Rechte für genau diese Mailingliste festlegen.</text:p>
      <text:p text:style-name="Text_20_body"><text:soft-page-break/>Eine Mailingliste kann bearbeitet werden, indem man in der Übersicht der Mailinglisten auf den <text:span text:style-name="BwClickPath">Titel</text:span> klickt oder die Schaltfläche vor dem Titel anhakt und oben in der Toolbar auf die Schaltfläche <text:span text:style-name="BwClickPath">Bearbeiten</text:span> klickt. Es erscheint die Ansicht <text:span text:style-name="BwAccentTextLow">Mailinglisten-Details</text:span> und man steht auf dem Tab <text:span text:style-name="BwAccentTextLow">Mailingliste bearbeiten [ID = nn]</text:span>.</text:p>
      <text:p text:style-name="AccentLowHead">Hinweis:</text:p>
      <text:p text:style-name="AccentLowBox">Nicht veröffentlichte Mailinglisten kann der Benutzer zwar im Frontend nicht selbst auswählen, aber im Backend kann der Administrator oder eine Person mit entsprechenden Rechten jedem Benutzer auch diese Mailinglisten zuordnen. Auf diese Weise kann man also „Hand-verlesenen“ Benutzern Zugang auch zu einer nicht veröffentlichten Mailingliste geben.</text:p>
      <text:p text:style-name="Text_20_body">Mailinglisten, die archiviert sind, werden in dieser Übersicht <text:span text:style-name="BwAccentTextHigh">nicht</text:span> angezeigt! Sie stehen auch für ein Abonnement nicht mehr zur Verfügung.</text:p>
      <text:list xml:id="list1829847582" text:continue-numbering="true" text:style-name="Outline">
        <text:list-item>
          <text:list>
            <text:list-item>
              <text:h text:style-name="Heading_20_2" text:outline-level="2"><text:bookmark-start text:name="__RefHeading__47551_794096596"/>Abonnenten und Testempfänger eintragen<text:bookmark-end text:name="__RefHeading__47551_794096596"/></text:h>
            </text:list-item>
          </text:list>
        </text:list-item>
      </text:list>
      <text:p text:style-name="Text_20_body">Besucher abonnieren normalerweise die Newsletter selbst. Genauer gesagt werden Mailinglisten abonniert, an die dann der Newsletter versendet wird. Es kann aber Fälle geben, in denen man Abonnenten eben auch als Webmaster im Backend anlegen will. Daher gibt es diese Möglichkeit auch im Backend. Testempfänger können nur im Backend angelegt werden.</text:p>
      <text:p text:style-name="P4">Abonnenten können ebenso, wie gerade bei den Mailinglisten gelernt, im Dashboard von BwPostman über die Schaltfläche <text:span text:style-name="BwClickPath">Abonnent hinzufügen</text:span> oder in der Übersicht der Abonnenten in den Reitern <text:span text:style-name="BwAccentField">bestätigte Abonnenten</text:span> und <text:span text:style-name="BwAccentField">unbestätigte Abonnenten</text:span><text:span text:style-name="Emphasis"> </text:span>über die Schaltfläche <text:span text:style-name="BwClickPath">Neu</text:span> angelegt werden. Es erscheint die Ansicht <text:span text:style-name="BwAccentTextLow">Abonnenten-Details</text:span> und man steht auf dem Tab <text:span text:style-name="BwAccentField">Neuer Abonnent Details</text:span>.</text:p>
      <text:p text:style-name="Text_20_body">Testempfänger werden im Dashboard von BwPostman über die Schaltfläche <text:span text:style-name="BwClickPath">Testempfänger hinzufügen</text:span> oder in der Übersicht der Abonnenten im Reiter <text:span text:style-name="BwAccentTextLow">Testempfänger</text:span> über die Schaltfläche <text:span text:style-name="BwClickPath">Neu</text:span> angelegt. Es erscheint die Ansicht<text:span text:style-name="Emphasis"> </text:span><text:span text:style-name="BwAccentTextLow">Testempfänger-Details</text:span><text:span text:style-name="Emphasis"> </text:span>und<text:span text:style-name="Emphasis"> </text:span>man steht auf dem Tab<text:span text:style-name="Emphasis"> </text:span><text:span text:style-name="BwAccentField">Neuer Abonnent Details</text:span>.</text:p>
      <text:p text:style-name="Text_20_body"><text:span text:style-name="BwAccentField">Nachname</text:span> und <text:span text:style-name="BwAccentField">Vorname</text:span> müssen eingetragen werden, wenn es in den Optionen von BwPostman als Pflichtfeld hinterlegt ist. Hier gibt es auch im Backend keine Ausnahme!</text:p>
      <text:p text:style-name="Text_20_body">Der Abonnent muss auf jeden Fall eine <text:span text:style-name="BwAccentField">Mailadresse</text:span> eingetragen haben. Klar, BwPostman muss ja wissen, wohin der Newsletter gehen soll.</text:p>
      <text:p text:style-name="Text_20_body">Das Mailformat kann im Feld <text:span text:style-name="BwAccentField">Format</text:span> eingestellt werden und ist mit dem Wert aus dem Optionen von BwPostman vorbelegt.</text:p>
      <text:p text:style-name="Text_20_body"><text:soft-page-break/>Das Feld <text:span text:style-name="BwAccentField">Bestätigen</text:span> erscheint nur, wenn ein neuer Abonnent angelegt wird. Ist ein Abonnent einmal gespeichert, dann gibt es dieses Feld nicht mehr. Bei Testempfängern und beim Bearbeiten eines Abonnenten wird es nicht angezeigt.</text:p>
      <text:p text:style-name="AccentLowHead">Zum Bestätigen folgendes:</text:p>
      <text:p text:style-name="AccentLowBox">Der Abonnent erhält automatisch eine Mail, die einen Link enthält, mit dem er das Abonnement bestätigen muss (Double-Opt-In), wenn das Feld <text:span text:style-name="BwAccentField">Bestätigen</text:span> auf <text:span text:style-name="BwClickPath">unbestätigt</text:span> eingestellt ist. Wenn man rechtliche Schwierigkeiten vermeiden will (für Deutschland weiß ich das), dann sollte man Abonnenten hier nicht selbst bestätigen, sondern sich das Abonnement vom Abonnenten bestätigen lassen!</text:p>
      <text:p text:style-name="Text_20_body">Auf der rechten Seite sind weitere Informationen zum Abonnement zu sehen. Details der Registrierung und Details der Bestätigung des Abonnements. Ist bei <text:span text:style-name="BwAccentField">registriert durch</text:span> oder <text:span text:style-name="BwAccentField">bestätigt durch</text:span> nichts eingetragen, dann hat der Abonnement das selbst erledigt.</text:p>
      <text:p text:style-name="Text_20_body">Seit Version 2.1.0 von BwPostman gibt es über diesen Details die Schaltfläche <text:span text:style-name="BwClickPath">Drucken der Abonnentendaten</text:span>. Mit einem Klick auf diese Schaltfläche wird ein Popup eingeblendet, das alle von BwPostman vorhandenen und verwendeten Daten des Abonnenten anzeigt. Ein Klick auf die Schaltfläche <text:span text:style-name="BwClickPath">Drucken</text:span> öffnet dann den Druck-Dialog des Browsers.</text:p>
      <text:p text:style-name="Text_20_body">Darunter werden die <text:span text:style-name="BwAccentField">verfügbaren Mailinglisten</text:span> angeboten. Auf der linken Seite sind die Mailinglisten aufgeführt, die immer über das Frontend abonniert werden können, also den Status <text:span text:style-name="BwAccentTextLow"><text:span text:style-name="T18">Public</text:span></text:span> haben und veröffentlicht sind. </text:p>
      <text:p text:style-name="Text_20_body">In der Mitte stehen die Mailinglisten, die <text:span text:style-name="BwAccentField">nur von bestimmten Benutzergruppen</text:span> über das Frontend abonniert werden können. Diese Mailinglisten sind zwar grundsätzlich veröffentlicht und können im Frontend abonniert werden, aber eben nicht von jedem.</text:p>
      <text:p text:style-name="Text_20_body">Die rechte Seite enthält die Mailinglisten, die <text:span text:style-name="BwAccentField">nur im Backend</text:span> zugewiesen werden können. Das sind also die Mailinglisten, die nicht veröffentlicht sind, egal, welcher Benutzergruppe sie zugewiesen sind. </text:p>
      <text:p text:style-name="Text_20_body">Die verfügbaren Mailinglisten gibt es bei den Testempfängern nicht. Diese werden generell angelegt und bekommen alle Mailinglisten im Testversand.</text:p>
      <text:p text:style-name="Text_20_body">Wie bereits oben angemerkt kann jemand mit entsprechenden Rechten im Backend dem Abonnenten auch <text:span text:style-name="T15">die</text:span> Mailinglisten zuordnen, die im Frontend nicht angezeigt werden, aus welchen Gründen auch immer.</text:p>
      <text:p text:style-name="Text_20_body"><text:soft-page-break/>Solange der Abonnent sein Abonnement noch nicht bestätigt hat, wird er in der Übersicht unter dem Reiter <text:span text:style-name="BwAccentField">unbestätigte Abonnenten</text:span> geführt. Sobald er seine Registrierung bestätigt hat, wandert er dann in die Liste der bestätigten Abonnenten.</text:p>
      <text:p text:style-name="AccentLowHead">Noch ein Wort zu den Rechten der Abonnenten bei der Auswahl der Mailinglisten:</text:p>
      <text:p text:style-name="AccentLowBox">Gäste, also solche Benutzer, die kein Benutzerkonto in Joomla!<text:span text:style-name="T4">®</text:span> haben, dürfen nur öffentliche Mailinglisten abonnieren (Zugriffsebene <text:span text:style-name="T18">public</text:span>). Hat der Benutzer ein Konto in Joomla!<text:span text:style-name="T4">®</text:span>, dann stehen ihm auch die Mailinglisten zur Auswahl, die höhere Berechtigung erfordern – je nach Vorgabe der Mailingliste und seinen Zugriffsrechten in Joomla!<text:span text:style-name="T4">®</text:span>. Im Backend kann man aber jeden Abonnenten in alle Mailinglisten aufnehmen, wenn man denn will.</text:p>
      <text:p text:style-name="Text_20_body">Abonnenten und Testempfänger, die archiviert sind, werden in dieser Übersicht <text:span text:style-name="BwAccentTextHigh">nicht</text:span> angezeigt!</text:p>
      <text:p text:style-name="Text_20_body">Auf dem Tab <text:span text:style-name="BwAccentField">Abonnentenberechtigungen</text:span> kann man die Rechte für genau diesen Abonnenten festlegen.</text:p>
      <text:p text:style-name="AccentLowHead">Zum Schluss dieses Kapitels noch ein paar hilfreiche Bemerkungen:</text:p>
      <text:p text:style-name="AccentLowBox">Pro Mailadresse kann nur ein Abonnent angelegt werden. Für dieselbe Mailadresse können allerdings auch zwei Testempfänger angelegt werden, pro Mailformat je ein Testempfänger. Eine Mailadresse kann also maximal drei Mal in den Übersichten der Abonnenten auftauchen.</text:p>
      <text:p text:style-name="Text_20_body">Wenn ein Abonnent angelegt wird, dann wird nachgesehen, ob diese Mailadresse vielleicht schon bei den registrierten Benutzern von Joomla!<text:span text:style-name="T4">®</text:span> existiert. Falls ja, dann wird dessen ID beim Abonnenten mit abgelegt und er bekommt – wenn er angemeldet ist – auch <text:span text:style-name="T15">die</text:span> Mailinglisten für ein Abonnement angeboten, die für seine Zugriffsebene verfügbar sind.</text:p>
      <text:list xml:id="list191133691" text:continue-numbering="true" text:style-name="Outline">
        <text:list-item>
          <text:list>
            <text:list-item>
              <text:h text:style-name="Heading_20_2" text:outline-level="2"><text:bookmark-start text:name="__RefHeading__47553_794096596"/>Newsletter erstellen oder bearbeiten<text:bookmark-end text:name="__RefHeading__47553_794096596"/></text:h>
            </text:list-item>
          </text:list>
        </text:list-item>
      </text:list>
      <text:p text:style-name="Text_20_body">Nun kommen wir zum Herzstück von BwPostman, den Newslettern.</text:p>
      <text:p text:style-name="P4">Einen Newsletter legt man auch wieder über das Dashboard von BwPostman über die Schaltfläche <text:span text:style-name="BwClickPath">Newsletter hinzufügen</text:span> an. Oder man klickt in der Liste der unversendeten Newsletter (Schaltfläche <text:span text:style-name="BwClickPath">Newsletter</text:span>) im Reiter <text:span text:style-name="BwAccentField">Unversendete Newsletter</text:span> oben die Schaltfläche <text:span text:style-name="Emphasis">Neu</text:span> an. Es erscheint die Ansicht <text:span text:style-name="BwAccentTextLow">Newsletter-Details</text:span> und man steht auf dem Tab <text:span text:style-name="BwAccentTextLow">Schritt 1: Allgemeines</text:span>.</text:p>
      <text:p text:style-name="Text_20_body"><text:soft-page-break/>Man kann einen Newsletter aber auch anlegen, indem man einen bereits erstellten Newsletter kopiert. Es können sowohl unversendete als auch versendete Newsletter kopiert werden. </text:p>
      <text:p text:style-name="Text_20_body">Um einen Newsletter zu kopieren, markiert man den Newsletter durch Anhaken der Auswahlbox und klickt auf die Schaltfläche <text:span text:style-name="BwClickPath">Kopieren</text:span> in der Toolbar. Die Kopie erscheint im Reiter <text:span text:style-name="BwAccentField">Unversendete Newsletter</text:span> in der Übersicht, auch wenn man einen versendeten Newsletter kopiert hat. Ein Klick auf den <text:span text:style-name="BwClickPath">Betreff</text:span> des Newsletters oder das Anhaken der Auswahlbox davor und ein Klick oben auf <text:span text:style-name="BwClickPath">Bearbeiten</text:span> öffnet den Newsletter zum Bearbeiten.</text:p>
      <text:p text:style-name="Text_20_body">Das <text:span text:style-name="BwAccentTextLow">Erstellen</text:span> eines Newsletters geschieht in fünf Arbeitsschritten, die durch fünf Reiter abgebildet werden. Wenn man einen neuen Newsletter erstellt oder einen vorhandenen Newsletter bearbeitet, beginnt man immer im Reiter <text:span text:style-name="BwAccentField">Allgemeines</text:span>.</text:p>
      <text:list xml:id="list62145064" text:continue-numbering="true" text:style-name="Outline">
        <text:list-item>
          <text:list>
            <text:list-item>
              <text:list>
                <text:list-item>
                  <text:h text:style-name="Heading_20_3" text:outline-level="3"><text:bookmark-start text:name="__RefHeading__47557_794096596"/>Reiter <text:span text:style-name="Betont_20_H3"><text:span text:style-name="T20">Allgemeines</text:span></text:span><text:bookmark-end text:name="__RefHeading__47557_794096596"/></text:h>
                </text:list-item>
              </text:list>
            </text:list-item>
          </text:list>
        </text:list-item>
      </text:list>
      <text:p text:style-name="Text_20_body"><text:span text:style-name="BwAccentField">Absendername</text:span>, <text:span text:style-name="BwAccentField">Absender-Email</text:span> und <text:span text:style-name="BwAccentField">Antwort-An-Email</text:span> werden aus den Optionen von BwPostman automatisch eingetragen, können aber überschrieben werden. Dann trägt man einen <text:span text:style-name="BwAccentField">Betreff</text:span> für den Newsletter ein. Ohne den geht es nicht. Seit Version 1.0.8 braucht der Betreff nicht mehr eindeutig sein. Man kann einen Betreff also mehrfach verwenden. Um die Newsletter aber trotzdem auseinander halten zu können, wurde das Feld <text:span text:style-name="BwAccentField">Beschreibung</text:span> eingeführt, das man auf der rechten Seite findet.</text:p>
      <text:p text:style-name="Text_20_body">Anschließend kann man einen <text:span text:style-name="BwAccentField">Anhang</text:span> auswählen, der mit dem Newsletter versendet werden soll. Auch der hier verwendete Dialog zum Auswählen des Anhangs ist der von Joomla!<text:span text:style-name="T4">®</text:span>. Das bedeutet, dass der Anhang hier auf den Server hochgeladen werden kann, sollte er noch nicht auf dem Server vorhanden sein.</text:p>
      <text:p text:style-name="Text_20_body">Hat man eine oder mehrere Kampagnen angelegt, dann kann man darunter auswählen, ob und – wenn ja – zu welcher Kampagne der Newsletter gehören soll.</text:p>
      <text:p text:style-name="Text_20_body">Darunter kann man angeben, ob der Newsletter zu einem bestimmten Zeitpunkt öffentlich geschaltet werden soll und wann die Veröffentlichung beendet werden soll. Dies betrifft lediglich die Sichtbarkeit des versendeten Newsletters im Frontend. Diese beiden Daten arbeiten genau wie bei den Beiträgen in Joomla!<text:span text:style-name="T4">®</text:span>. Mit dem Veröffentlichungsdatum wird <text:span text:style-name="BwAccentTextHigh">nicht</text:span> festgelegt, wann der Newsletter versendet wird!</text:p>
      <text:p text:style-name="Text_20_body">Auf der rechten Seite werden weitere Informationen zum Newsletter angezeigt. Hier kann auch eine <text:span text:style-name="BwAccentField">Beschreibung</text:span> zum Newsletter angegeben werden. Das ist besonders nützlich, um Newsletter auseinander halten zu können, die denselben Betreff haben. Die Beschreibung dient nur internen Zwecken. Ein Abonnent kommt damit nicht in Berührung.</text:p>
      <text:p text:style-name="Text_20_body"><text:soft-page-break/>Als nächstes wird das <text:span text:style-name="BwAccentField">Template</text:span> ausgewählt, das für diesen Newsletter verwendet werden soll. Dies geschieht für HTML-Newsletter (links) und für Text-Newsletter (rechts) getrennt. Der Tooltip zu den Templates zeigt eine Vorschau des Templates an, wenn unter Templates dafür eine Vorschau angelegt wurde. Näheres zu den Templates im Kapitel <text:span text:style-name="BwAccentTextLow">Templates - Anpassen des Erscheinungsbildes der Newsletter</text:span>.</text:p>
      <text:p text:style-name="Text_20_body">Anschließend wählt man, an wen der Newsletter gehen soll: An eine oder mehrere bestimmte Mailinglisten und/oder an eine oder mehrere Benutzergruppen von Joomla!<text:span text:style-name="T4">®</text:span>. Man kann mehrere Einträge in den Auswahllisten auswählen. Es ist ebenfalls möglich, Einträge aus den Auswahllisten für die Mailinglisten und für die Joomla!<text:span text:style-name="T4">®</text:span> Benutzergruppen gleichzeitig zu wählen.</text:p>
      <text:p text:style-name="Text_20_body">Auch hier sind die Mailinglisten in drei Bereiche gegliedert: Links die Mailinglisten, die jederzeit über das Frontend abonniert werden können, in der Mitte die Mailinglisten, die nur bestimmte Abonnenten im Frontend abonnieren können und rechts daneben die Mailinglisten, die nur im Backend zugewiesen werden können. Ganz rechts sind die Benutzergruppen, die in Joomla!<text:span text:style-name="T4">®</text:span> angelegt sind, auswählbar.</text:p>
      <text:p text:style-name="AccentLowHead">Hinweis:</text:p>
      <text:p text:style-name="AccentLowBox">Gehört der Newsletter zu einer Kampagne, dann werden die Empfänger bei der Kampagne ausgewählt und dieser Bereich erscheint nicht.</text:p>
      <text:p text:style-name="Text_20_body">Und schließlich kann man wählen, ob man für seinen Newsletter Beiträge aus Joomla!<text:span text:style-name="T4">®</text:span> verwenden will. Hierzu macht man in der rechten Auswahlliste <text:span text:style-name="BwClickPath">Verfügbare Website-Inhalte</text:span> einen Doppelklick auf den gewünschten Beitrag von Joomla!<text:span text:style-name="T4">®</text:span> oder markiert in der Liste den gewünschten Beitrag und klickt anschließend auf die Schaltfläche mit dem Pfeil nach links zwischen den beiden Listen. Der gewählte Beitrag wird aus der rechten in die linke Auswahlliste <text:span text:style-name="BwClickPath">Ausgewählte Inhalte</text:span> übertragen und verschwindet aus der rechten Liste, damit man ihn nicht versehentlich noch mal auswählen kann. Doppelte Inhalte sind ja nicht so schön.</text:p>
      <text:p text:style-name="Text_20_body">Beiträge aus Kategorien, die in den Grundeinstellungen von BwPostman unter <text:span text:style-name="BwAccentTextLow">Ausgeblendete Beitragskategorien</text:span> genannt sind, werden hier <text:span text:style-name="Strong_20_Emphasis">nicht</text:span> angezeigt!</text:p>
      <text:p text:style-name="Text_20_body">Hat man sich geirrt und möchte einen Beitrag, den man bereits ausgewählt hat, doch nicht im Newsletter haben, dann wählt man diesen Beitrag in der linken Liste aus und klickt auf den Pfeil nach rechts. Er wird damit aus der linken in die rechte Auswahlliste zurück verschoben und landet in der rechten Liste ganz unten. Ein Doppelklick auf den fälschlicherweise ausgewählten Beitrag tut es auch.</text:p>
      <text:p text:style-name="AccentLowHead"><text:soft-page-break/>Hinweis:</text:p>
      <text:p text:style-name="AccentLowBox">Man kann einen Newsletter entweder nur auf der Basis von Beiträgen aus Joomla!<text:span text:style-name="T4">®</text:span> aufbauen, einen freien Text erstellen oder auch diese beiden Möglichkeiten kombinieren.</text:p>
      <text:p text:style-name="Text_20_body">Der aktuelle Bearbeitungsstand kann jederzeit mit der Schaltfläche <text:span text:style-name="BwClickPath">Speichern</text:span> gesichert werden, sofern die Pflichtfelder ausgefüllt sind. </text:p>
      <text:p text:style-name="AccentLowHead">Hinweis:</text:p>
      <text:p text:style-name="AccentLowBox">Wenn in den Reitern <text:span text:style-name="BwAccentField">HTML Newsletter</text:span> oder <text:span text:style-name="BwAccentField">Text Newsletter</text:span> bereits Inhalte vorhanden sind und anschließend im Reiter <text:span text:style-name="BwAccentField">Allgemeines</text:span> Änderungen bei den <text:span text:style-name="BwAccentTextLow">ausgewählten Inhalten</text:span> vorgenommen werden, dann erscheint beim Klick auf einen anderen Reiter eine Sicherheitsabfrage, ob die bereits vorhandenen Inhalte in der HTML- und Textversion überschrieben werden sollen. <text:span text:style-name="BwClickPath">OK</text:span> übernimmt die veränderten Inhalte, <text:span text:style-name="BwClickPath">Abbrechen</text:span> verwirft sie. </text:p>
      <text:p text:style-name="AccentLowBox">Dieselbe Abfrage kommt auch, wenn ein anderes Templates gewählt wird und das Verhalten ist genau das gleiche.</text:p>
      <text:p text:style-name="AccentLowBox">Diese Änderungen werden aber erst dann dauerhaft übernommen, wenn der Newsletter über <text:span text:style-name="BwClickPath">Speichern</text:span> oder <text:span text:style-name="BwClickPath">Speichern &amp; Schließen</text:span> gespeichert wird. <text:span text:style-name="BwClickPath">Schließen</text:span> oder <text:span text:style-name="BwClickPath">Abbrechen</text:span> verwirft alle Änderungen.</text:p>
      <text:p text:style-name="P4">Ganz unten gibt es noch den Bereich <text:span text:style-name="BwAccentField">Newsletterberechtigungen</text:span><text:span text:style-name="Emphasis">. </text:span>Hier kann man die Rechte für genau diesen Newsletter festlegen.</text:p>
      <text:list xml:id="list1138952954" text:continue-numbering="true" text:style-name="Outline">
        <text:list-item>
          <text:list>
            <text:list-item>
              <text:list>
                <text:list-item>
                  <text:h text:style-name="Heading_20_3" text:outline-level="3"><text:bookmark-start text:name="__RefHeading__47559_794096596"/>Reiter <text:span text:style-name="Betont_20_H3"><text:span text:style-name="T20">HTML Newsletter</text:span></text:span><text:bookmark-end text:name="__RefHeading__47559_794096596"/></text:h>
                </text:list-item>
              </text:list>
            </text:list-item>
          </text:list>
        </text:list-item>
      </text:list>
      <text:p text:style-name="Text_20_body">Im zweiten Arbeitsschritt kann man nun den Inhalt des Newsletters im HTML-Format bearbeiten. Dabei wird der Editor verwendet, der in Joomla!<text:span text:style-name="T4">®</text:span> als Standard eingestellt ist. Man kann also in der gewohnten Umgebung arbeiten.</text:p>
      <text:p text:style-name="Text_20_body">Muss ich hier viel dazu schreiben? Ich denke nicht. Jeder weiß wohl selbst, was er in seinem Newsletter kommunizieren will.</text:p>
      <text:p text:style-name="Text_20_body">Aber zuvor kann man dem Newsletter eine Überschrift und einen Einleitungstext geben. Die Felder sind mit den Angaben aus dem Template vorbelegt, können aber jederzeit hier überschrieben werden. Diese beiden Felder werden aber nicht im Editor angezeigt. Dafür ist die Vorschau da.</text:p>
      <text:p text:style-name="AccentLowHead"><text:soft-page-break/>Nur eines noch:</text:p>
      <text:p text:style-name="AccentLowBox">Die Personalisierung wird in diesem Reiter eingebaut. Wenn man also mit seinem Newsletter den Abonnenten persönlich ansprechen will, dann wird das hier gemacht. Daher haben wir auch bei der Registrierung nach Nachname und/oder Vorname gefragt, oder nicht? </text:p>
      <text:list xml:id="list565628838" text:continue-numbering="true" text:style-name="Outline">
        <text:list-item>
          <text:list>
            <text:list-item>
              <text:list>
                <text:list-item>
                  <text:list>
                    <text:list-item>
                      <text:h text:style-name="Heading_20_4" text:outline-level="4"><text:bookmark-start text:name="__RefHeading__47561_794096596"/>Personalisierung<text:bookmark-end text:name="__RefHeading__47561_794096596"/></text:h>
                    </text:list-item>
                  </text:list>
                </text:list-item>
              </text:list>
            </text:list-item>
          </text:list>
        </text:list-item>
      </text:list>
      <text:p text:style-name="Text_20_body">Für den Vornamen nimmt man den Code <text:span text:style-name="T15">[FIRSTNAME]</text:span>, der Nachname wird mit <text:span text:style-name="T15">[LASTNAME]</text:span> codiert und der ganze Name, bestehend aus Vor- und Nachname, mit <text:span text:style-name="T15">[FULLNAME]</text:span>. Man muss sich diese Codes allerdings nicht merken, denn sie werden oberhalb des Editors als Schaltflächen angeboten, die den entsprechenden Code an der Position des Cursors einfügt. </text:p>
      <text:p text:style-name="Text_20_body">Falls man doch lieber selbst schreibt: Zum Code für die Personalisierung gehören die Großbuchstaben <text:span text:style-name="Strong_20_Emphasis">und</text:span> die umschließenden eckigen Klammern!</text:p>
      <text:list xml:id="list1305072515" text:continue-numbering="true" text:style-name="Outline">
        <text:list-item>
          <text:list>
            <text:list-item>
              <text:list>
                <text:list-item>
                  <text:h text:style-name="Heading_20_3" text:outline-level="3"><text:bookmark-start text:name="__RefHeading__47563_794096596"/>Reiter <text:span text:style-name="Betont_20_H3"><text:span text:style-name="T20">Text Newsletter</text:span></text:span><text:bookmark-end text:name="__RefHeading__47563_794096596"/></text:h>
                </text:list-item>
              </text:list>
            </text:list-item>
          </text:list>
        </text:list-item>
      </text:list>
      <text:p text:style-name="Text_20_body">Ebenso wie man den Inhalt des HTML-Newsletters anpassen kann, ist dies auch für den Text-Newsletter möglich. Immerhin ist es in der Textversion ja zum Beispiel nicht möglich, Bilder, die in einem Beitrag in Joomla!<text:span text:style-name="T4">®</text:span> vorhanden sind, einzubetten. Solche Dinge sollte man kontrollieren. </text:p>
      <text:p text:style-name="Text_20_body">Überschrift, Einleitungstext und Personalisierung funktionieren genau wie beim HTML Newsletter beschrieben.</text:p>
      <text:list xml:id="list491549649" text:continue-numbering="true" text:style-name="Outline">
        <text:list-item>
          <text:list>
            <text:list-item>
              <text:list>
                <text:list-item>
                  <text:h text:style-name="Heading_20_3" text:outline-level="3"><text:bookmark-start text:name="__RefHeading__47565_794096596"/>Reiter <text:span text:style-name="Betont_20_H3"><text:span text:style-name="T20">Vorschau</text:span></text:span><text:bookmark-end text:name="__RefHeading__47565_794096596"/></text:h>
                </text:list-item>
              </text:list>
            </text:list-item>
          </text:list>
        </text:list-item>
      </text:list>
      <text:p text:style-name="Text_20_body">In der Vorschau bekommt man schon einen ersten Eindruck, wie der Newsletter beim Empfänger aussehen wird. Allerdings sind hier noch keine personalisierten Daten zu sehen, denn die werden erst beim Versand eingebaut. (Welchen Namen aus einer Mailingliste, die möglicherweise tausende Einträge enthält, sollte die Vorschau auch anzeigen?)</text:p>
      <text:p text:style-name="Text_20_body">Ganz oben werden die Daten angezeigt, unter denen der Newsletter versendet wird. Darunter sieht man, wie der Newsletter in der HTML-Version aussieht und ganz unten ist die Text-Version zu sehen.</text:p>
      <text:p text:style-name="Text_20_body">Die Vorschau ist übrigens etwas abhängig vom verwendeten Browser. Bei verschiedenen CSS-Styles könnte es da für den HTML-Newsletter durchaus Unterschiede in der Anzeige geben (wie das auch allgemein bei Webseiten und Email-Programmen vorkommen kann).</text:p>
      <text:list xml:id="list1623046739" text:continue-numbering="true" text:style-name="Outline">
        <text:list-item>
          <text:list>
            <text:list-item>
              <text:list>
                <text:list-item>
                  <text:h text:style-name="Heading_20_3" text:outline-level="3"><text:bookmark-start text:name="__RefHeading__47567_794096596"/><text:soft-page-break/>Reiter <text:span text:style-name="Betont_20_H3"><text:span text:style-name="T20">Newsletter versenden</text:span></text:span><text:bookmark-end text:name="__RefHeading__47567_794096596"/></text:h>
                </text:list-item>
              </text:list>
            </text:list-item>
          </text:list>
        </text:list-item>
      </text:list>
      <text:p text:style-name="Text_20_body">Der Reiter <text:span text:style-name="BwAccentField">Newsletter versenden</text:span> ist wieder in zwei Bereiche aufgeteilt. Der obere Teil ist für den realen Versand des Newsletters, der untere für den Testversand.</text:p>
      <text:p text:style-name="Text_20_body">Ich persönlich versende meine Newsletter immer erst an die Testempfänger, damit ich sicher sein kann, dass alles so aussieht, wie ich es haben will und sich keine Rechtschreibfehler eingeschlichen haben.</text:p>
      <text:p text:style-name="AccentMidHead">Hinweis:</text:p>
      <text:p text:style-name="P6">Im Testversand funktionieren die Links im Newsletter zum Abmelden und Bearbeiten des Abonnements nicht!</text:p>
      <text:p text:style-name="Text_20_body">Es ist durchaus empfehlenswert, sich für die gebräuchlichsten Mail-Clients verschiedene Testempfänger anzulegen, vor allem, wenn man etwas speziellere CSS-Styles in seinem Template verwendet.</text:p>
      <text:p text:style-name="Text_20_body"><text:span text:style-name="BwAccentTextLow">Der tatsächliche Versand</text:span> des Newsletters wird ebenfalls in diesem Reiter angestoßen. Dabei kann man noch mal festlegen, wie viele Mails auf ein Mal versendet werden. Hat man zum Beispiel 500 Abonnenten für diese Mailingliste und die Einstellung steht auf den vorgegebenen 100, dann legt BwPostman fünf temporäre Warteschlangen (Pakete) mit jeweils 100 Empfängern an, die der Reihe nach mit der eingestellten Verzögerung abgearbeitet werden. Diese Zeit muss man allerdings auch am Bildschirm abwarten. Das Popup verschwindet nicht, bis der letzte Abonnent verarbeitet worden ist.</text:p>
      <text:p text:style-name="Text_20_body">Man kann auch festlegen, dass dieser Versand des Newsletters auch an die Abonnenten erfolgen soll, die ihr Abonnement noch nicht bestätigt haben.</text:p>
      <text:p text:style-name="Text_20_body">Mit einem Klick auf eine der Schaltflächen <text:span text:style-name="BwClickPath">Newsletter versenden</text:span>, <text:span text:style-name="BwClickPath">Newsletter versenden und veröffentlichen</text:span> oder <text:span text:style-name="BwClickPath">Test-Newsletter versenden</text:span> (oder auch <text:span text:style-name="BwClickPath">Versenden</text:span> in der Liste der Newsletter, siehe unten) wird der Newsletter für jeden einzelnen Empfänger personalisiert, an eine Warteschlange übergeben und dort abgearbeitet. Dabei geht ein Popup-Fenster auf, in dem man verfolgen kann, wie die einzelnen Empfänger abgearbeitet werden. Ein Fortschrittsbalken zeigt den Ablauf an.</text:p>
      <text:p text:style-name="Text_20_body">Newsletter werden nicht automatisch veröffentlicht, wenn sie mit der Schaltfläche <text:span text:style-name="BwClickPath">Newsletter versenden</text:span> versendet werden. Veröffentlicht bedeutet, dass sie im Frontend angezeigt werden können. Da aber durchaus der Wunsch bestehen kann, Newsletter gleich auch für das Frontend freizuschalten, gibt es die Schaltfläche <text:span text:style-name="BwClickPath">Newsletter versenden</text:span><text:span text:style-name="Emphasis"> </text:span><text:span text:style-name="BwClickPath">und veröffentlichen</text:span>. Wenn im <text:span text:style-name="BwAccentField">Reiter Allgemeines</text:span> ein Startdatum für die Veröffentlichung angegeben ist, dann sollte man hier die Schaltfläche <text:span text:style-name="BwClickPath">Newsletter versenden und </text:span><text:soft-page-break/><text:span text:style-name="BwClickPath">veröffentlichen</text:span> verwenden, denn nur veröffentlichte Newsletter werden im Frontend angezeigt.</text:p>
      <text:list xml:id="list655387135" text:continue-numbering="true" text:style-name="Outline">
        <text:list-item>
          <text:list>
            <text:list-item>
              <text:list>
                <text:list-item>
                  <text:h text:style-name="Heading_20_3" text:outline-level="3"><text:bookmark-start text:name="__RefHeading__51355_620792192"/>Reiter <text:span text:style-name="Betont_20_H3"><text:span text:style-name="T20">Warteschlange</text:span></text:span><text:bookmark-end text:name="__RefHeading__51355_620792192"/></text:h>
                </text:list-item>
              </text:list>
            </text:list-item>
          </text:list>
        </text:list-item>
      </text:list>
      <text:p text:style-name="Text_20_body">Sobald die Warteschlange erstellt und abgearbeitet ist, wird dieses Fenster geschlossen und man landet wieder in der Übersicht der Newsletter. Solange die Warteschlange nicht vollständig abgearbeitet ist, gibt es hier neben den Reitern <text:span text:style-name="BwAccentField">Unversendete Newsletter</text:span> und <text:span text:style-name="BwAccentField">Versendete Newsletter</text:span> noch einen dritten Reiter <text:span text:style-name="BwAccentField">Warteschlange</text:span>. </text:p>
      <text:p text:style-name="Text_20_body">Die Warteschlange wird normalerweise innerhalb von kurzer Zeit abgearbeitet. Das hängt allerdings auch von der eingestellten Anzahl für den gleichzeitigen Versand und der eingestellten Wartezeit ab.</text:p>
      <text:p text:style-name="Text_20_body">Der Reiter <text:span text:style-name="BwAccentField">Warteschlange</text:span> erscheint dauerhaft nur, wenn der Newsletter aus technischen Gründen nicht versendet werden kann. Das kann daran liegen, dass die Konfiguration für das Mailing in Joomla!<text:span text:style-name="T4">®</text:span> nicht passt (<text:span text:style-name="BwClickPath">System </text:span><text:span text:style-name="BwClickPath"><text:span text:style-name="T9"></text:span></text:span><text:span text:style-name="BwClickPath"> Konfiguration </text:span><text:span text:style-name="BwClickPath"><text:span text:style-name="T9"></text:span></text:span><text:span text:style-name="BwClickPath"> Server, Bereich Mailing</text:span>) oder der Server, über den der Newsletter – genauer gesagt die Mails aus Joomla!<text:span text:style-name="T4">®</text:span> – versendet werden sollen, nicht erreichbar ist. In diesem Fall müsste der Newsletter für alle Abonnenten in der Warteschlange erscheinen und die Warteschlange entsprechend der Anzahl der Abonnenten entsprechend lang sein.</text:p>
      <text:p text:style-name="Text_20_body">Es kann aber auch sein, dass der Server, über den die Newsletter versendet werden, ein Limit hat. Das würde bedeuten, dass nur eine gewisse Anzahl an Newslettern versendet werden kann, der Rest wandert in die Warteschlange. Das erkennt man daran, dass die Anzahl der Einträge in der Warteschlange kleiner ist als die Anzahl aller Empfänger dieses Newsletters. In diesem Fall sollte man mit seinem Provider Kontakt aufnehmen und die genauen Konditionen erfragen. Im günstigsten Fall kann man auch erreichen, dass das Limit hoch gesetzt oder komplett herausgenommen wird.</text:p>
      <text:p text:style-name="Text_20_body">Sind andere Gründe dafür verantwortlich, dass der Newsletter nicht zugestellt werden kann, dann ist das nicht mehr Sache von BwPostman oder Joomla!<text:span text:style-name="T4">®</text:span>, sondern des Mailservers, der in der Konfiguration von Joomla!<text:span text:style-name="T4">®</text:span> eingetragen ist. Ist also die Mailbox des Empfängers voll oder der Empfänger kann nicht gefunden werden, dann erscheint das nicht in der Warteschlange!</text:p>
      <text:p text:style-name="Text_20_body">Der Versand eines Newsletters wird für jeden Abonnenten zwei Mal versucht, dann geht BwPostman zum nächsten Abonnenten über. Eine höhere Anzahl an Versuchen macht wenig Sinn, denn wenn technische Probleme aufgetreten sind, dann sind diese üblicherweise nicht so kurzfristig behoben, dass hier eine höhere Anzahl an Versuchen helfen würde.</text:p>
      <text:p text:style-name="Text_20_body"><text:soft-page-break/>Sind die technischen Probleme behoben, dann kann man die Warteschlange erneut abarbeiten, indem man auf die Schaltfläche <text:span text:style-name="BwClickPath">Versand fortsetzen</text:span> klickt. Vorher muss man aber über die Schaltfläche <text:span text:style-name="BwClickPath">Zustellversuche zurücksetzen</text:span> genau dieses tun.</text:p>
      <text:p text:style-name="Text_20_body">Sind Einträge in der Warteschlange vorhanden und es wird ein weiterer Newsletter versendet, dann werden die bestehenden Einträge der Warteschlange auch abgearbeitet, wenn die Zustellversuche zurückgesetzt sind.</text:p>
      <text:p text:style-name="Text_20_body">Man kann die Warteschlange auch über die Schaltfläche <text:span text:style-name="BwClickPath">Warteschlange löschen</text:span> leeren.</text:p>
      <text:p text:style-name="AccentHighHead">Achtung:</text:p>
      <text:p text:style-name="AccentHighBox">Ein Newsletter, der einmal in der Warteschlange gelandet ist, gilt für BwPostman als versendet, auch wenn durch die technischen Probleme die Zustellung an einen Teil oder alle Abonnenten nicht möglich war! </text:p>
      <text:list xml:id="list415195830" text:continue-numbering="true" text:style-name="Outline">
        <text:list-item>
          <text:list>
            <text:list-item>
              <text:list>
                <text:list-item>
                  <text:h text:style-name="Heading_20_3" text:outline-level="3"><text:bookmark-start text:name="__RefHeading__48000_412318294"/>Schaltfläche <text:span text:style-name="Betont_20_H3"><text:span text:style-name="T20">Versenden</text:span></text:span><text:bookmark-end text:name="__RefHeading__48000_412318294"/></text:h>
                </text:list-item>
              </text:list>
            </text:list-item>
          </text:list>
        </text:list-item>
      </text:list>
      <text:p text:style-name="Text_20_body">Newsletter können auch direkt aus der Liste der unversendeten Newsletter heraus versendet werden. Hierzu einfach die Checkbox vor dem Betreff markieren und in der Toolbar auf <text:span text:style-name="BwClickPath">Versenden</text:span> klicken. Allerdings ist es nicht möglich, mehrere Newsletter auf einmal zu versenden. Sind mehrere Newsletter zum Versenden ausgewählt, dann nimmt BwPostman immer nur den ersten ausgewählten Newsletter zum Versenden, denn:</text:p>
      <text:p text:style-name="Text_20_body">Nach dem Klick auf <text:span text:style-name="BwClickPath">Versenden</text:span> wird der Newsletter zum Bearbeiten geöffnet und BwPostman zeigt gleich den Reiter <text:span text:style-name="BwAccentField">Newsletter Versenden</text:span> an. Weiteres Vorgehen dann wie im vorigen Kapitel <text:span text:style-name="BwAccentTextLow">Reiter Newsletter versenden</text:span> beschrieben.</text:p>
      <text:list xml:id="list1350842409" text:continue-numbering="true" text:style-name="Outline">
        <text:list-item>
          <text:list>
            <text:list-item>
              <text:list>
                <text:list-item>
                  <text:h text:style-name="Heading_20_3" text:outline-level="3"><text:bookmark-start text:name="__RefHeading__47569_794096596"/>Versendete Newsletter<text:bookmark-end text:name="__RefHeading__47569_794096596"/></text:h>
                </text:list-item>
              </text:list>
            </text:list-item>
          </text:list>
        </text:list-item>
      </text:list>
      <text:p text:style-name="Text_20_body">Ist der Newsletter versendet, so wandert er aus der Liste der unversendeten Newsletter in die Liste der versendeten Newsletter. In dieser Liste können die Newsletter nochmals angesehen, Änderungen am Inhalt oder anderen Daten, die das Senden betreffen, sind aber nicht mehr möglich. Ein Klick auf <text:span text:style-name="BwClickPath">HTML Newsletter</text:span> öffnet die HTML-Version in einem Popup, der Klick auf <text:span text:style-name="BwClickPath">Text Newsletter</text:span> ein Popup der Text-Version.</text:p>
      <text:p text:style-name="Text_20_body">Ein Klick auf den Betreff öffnet eine Ansicht, in der man das Start- und Ende-Datum der Veröffentlichung, den Status und die Beschreibung des Newsletters nachträglich ändern kann.</text:p>
      <text:p text:style-name="Text_20_body">Man kann die Newsletter auch in der Übersicht der versendeten Newsletter veröffentlichen. Sind sie nicht veröffentlicht, dann können sie im Frontend nicht angezeigt werden.</text:p>
      <text:p text:style-name="Text_20_body"><text:soft-page-break/>Direkt nach dem Senden ist der Newsletter nicht veröffentlicht, es sei denn, man hat über die Schaltfläche <text:span text:style-name="BwClickPath">Newsletter versenden und veröffentlichen</text:span> gesendet oder die Option <text:span text:style-name="BwAccentTextLow">Newsletter beim Versenden veröffentlichen</text:span> in den Grundeinstellungen von BwPostman ist aktiviert.</text:p>
      <text:list xml:id="list393924934" text:continue-numbering="true" text:style-name="Outline">
        <text:list-item>
          <text:list>
            <text:list-item>
              <text:h text:style-name="P30" text:outline-level="2"><text:bookmark-start text:name="__RefHeading__47571_794096596"/>Menüeinträge für das Frontend anlegen<text:bookmark-end text:name="__RefHeading__47571_794096596"/></text:h>
            </text:list-item>
          </text:list>
        </text:list-item>
      </text:list>
      <text:p text:style-name="Text_20_body">Damit man die versendeten Newsletter nicht nur als Email ansehen kann, bietet BwPostman die Möglichkeit, Menüeinträge für das Frontend anzulegen. </text:p>
      <text:p text:style-name="Text_20_body">Ob man ein eigenes Menü für BwPostman anlegt oder einzelne Menüeinträge in einem vorhandenen Menü, kann man frei entscheiden, ebenso welche Menüeinträge man anbietet. Ich empfehle, wenigstens einen Menüeintrag anzulegen, mit dem ein Abonnent sein Abonnement bearbeiten kann. Das ist vor allem dann wichtig, wenn man nicht das Modul zum Abonnieren verwendet.</text:p>
      <text:p text:style-name="Text_20_body">Ob man für die Registrierung zum Newsletter das Modul zur Registrierung verwendet oder einen Menüeintrag auf die Registrierungsseite der Komponente leitet, ist für die Registrierung selbst nicht entscheidend. Hier kommt es darauf an, wie sehr man daran interessiert ist, Abonnenten zu bekommen. Während die Registrierungsseite der Komponente nur über einen Menüeintrag zu erreichen ist, wird das Modul zur Registrierung auf allen Seiten angezeigt, die in den Optionen des Moduls angegeben werden.</text:p>
      <text:p text:style-name="Text_20_body">Ein weiterer Unterschied ist, dass das Modul zur Registrierung dadurch ständig Platz auf dem Bildschirm braucht, während die Seite zur Registrierung über die Komponente eben nur auf einer Seite erscheint und das in dem Bereich, in dem normalerweise die Beiträge aus Joomla!<text:span text:style-name="T4">®</text:span> erscheinen.</text:p>
      <text:p text:style-name="Text_20_body">Als Menüeinträge stehen für BwPostman zur Auswahl:</text:p>
      <text:list xml:id="list8426813312365437048" text:style-name="L4">
        <text:list-item>
          <text:p text:style-name="P38">Newsletter-Anmeldung</text:p>
        </text:list-item>
        <text:list-item>
          <text:p text:style-name="P38">Newsletter-Abonnement bearbeiten</text:p>
        </text:list-item>
        <text:list-item>
          <text:p text:style-name="P38">Veröffentlichte Newsletter als Übersicht</text:p>
        </text:list-item>
        <text:list-item>
          <text:p text:style-name="P38">Veröffentlichte Newsletter als Einzelansicht</text:p>
        </text:list-item>
      </text:list>
      <text:p text:style-name="Text_20_body">Die Vorgehensweise ist wie üblich in Joomla!<text:span text:style-name="T4">®</text:span>:</text:p>
      <text:p text:style-name="Text_20_body">Im Backend unter Menüs entweder in einem vorhandenen Menü weitere Menüeinträge hinzufügen oder ein eigenes Menü mit den gewünschten Menüpunkten und dem dazugehörigen Modul erstellen.</text:p>
      <text:list xml:id="list2119406490" text:continue-list="list393924934" text:style-name="Outline">
        <text:list-item>
          <text:list>
            <text:list-item>
              <text:list>
                <text:list-item>
                  <text:h text:style-name="Heading_20_3" text:outline-level="3"><text:bookmark-start text:name="__RefHeading__26145_946785769"/><text:soft-page-break/>Newsletter-Anmeldung<text:bookmark-end text:name="__RefHeading__26145_946785769"/></text:h>
                </text:list-item>
                <text:list-item>
                  <text:h text:style-name="Heading_20_3" text:outline-level="3"><text:bookmark-start text:name="__RefHeading__26147_946785769"/>Newsletter-Abonnement bearbeiten<text:bookmark-end text:name="__RefHeading__26147_946785769"/></text:h>
                </text:list-item>
              </text:list>
            </text:list-item>
          </text:list>
        </text:list-item>
      </text:list>
      <text:p text:style-name="Text_20_body">Zu diesen beiden Menüpunkten gibt es nicht viel zu sagen. Es sind einfache Links auf die entsprechenden Seiten. Details dazu sind im Kapitel <text:span text:style-name="BwAccentTextLow">Konfigurieren</text:span><text:span text:style-name="Emphasis"> </text:span>und dort unter <text:span text:style-name="BwAccentTextLow">Anmeldung</text:span> nachzulesen. </text:p>
      <text:list xml:id="list960484030" text:continue-numbering="true" text:style-name="Outline">
        <text:list-item>
          <text:list>
            <text:list-item>
              <text:list>
                <text:list-item>
                  <text:h text:style-name="Heading_20_3" text:outline-level="3"><text:bookmark-start text:name="__RefHeading__26149_946785769"/>Veröffentlichte Newsletter (Einzelansicht)<text:bookmark-end text:name="__RefHeading__26149_946785769"/></text:h>
                </text:list-item>
              </text:list>
            </text:list-item>
          </text:list>
        </text:list-item>
      </text:list>
      <text:p text:style-name="P17">Beim diesem Menüeintrag gibt es unter dem Reiter Optionen die Möglichkeit festzulegen, ob ein Anhang (als Link) angezeigt wird oder nicht, wenn einer vorhanden ist. Es gibt drei Auswahlmöglichkeiten:</text:p>
      <text:list xml:id="list3092490055665308104" text:style-name="L5">
        <text:list-item>
          <text:p text:style-name="P39"><text:span text:style-name="Strong_20_Emphasis">Globale Einstellung</text:span></text:p>
          <text:p text:style-name="P39">Es wird der Wert verwendet, der in den Optionen der Komponente eingestellt ist.</text:p>
        </text:list-item>
        <text:list-item>
          <text:p text:style-name="P39"><text:span text:style-name="Strong_20_Emphasis">Anzeigen</text:span></text:p>
          <text:p text:style-name="P39">Der Link auf den Anhang wird angezeigt, auch wenn in den Optionen der Komponente etwas anderes steht.</text:p>
        </text:list-item>
        <text:list-item>
          <text:p text:style-name="P39"><text:span text:style-name="Strong_20_Emphasis">Verbergen</text:span></text:p>
          <text:p text:style-name="P39">Der Link auf den Anhang wird nicht angezeigt, auch wenn in den Optionen der Komponente etwas anderes festgelegt ist.</text:p>
        </text:list-item>
      </text:list>
      <text:list xml:id="list1804574134" text:continue-list="list960484030" text:style-name="Outline">
        <text:list-item>
          <text:list>
            <text:list-item>
              <text:list>
                <text:list-item>
                  <text:h text:style-name="Heading_20_3" text:outline-level="3"><text:bookmark-start text:name="__RefHeading__26151_946785769"/>Veröffentlichte Newsletter (Übersicht)<text:bookmark-end text:name="__RefHeading__26151_946785769"/></text:h>
                </text:list-item>
              </text:list>
            </text:list-item>
          </text:list>
        </text:list-item>
      </text:list>
      <text:p text:style-name="Text_20_body">Dies ist der Menüeintrag mit den meisten Möglichkeiten zur Anpassung.</text:p>
      <text:p text:style-name="Text_20_body">Die meisten Einstellungen, die hier unter Optionen zu finden sind, sind die gleichen, wie sie auch bei den globalen Optionen der Komponente unter Listenansicht vorhanden sind. Daher beschreibe ich sie hier nicht noch einmal. Als Auswahlmöglichkeiten gibt es auch wieder <text:span text:style-name="Emphasis">Globale Einstellung</text:span>, <text:span text:style-name="Emphasis">Anzeigen</text:span> und <text:span text:style-name="Emphasis">Verbergen</text:span>. Die Bedeutung ist dieselbe wie gerade bei der Einzelansicht beschrieben.</text:p>
      <text:p text:style-name="Text_20_body">Die Filter werden nur angezeigt, wenn es auch eine Auswahl gibt. </text:p>
      <text:p text:style-name="Text_20_body">Neu ist <text:span text:style-name="Strong_20_Emphasis">Newsletter-Auswahl</text:span> mit den Auswahlmöglichkeiten (Einschränkungen siehe anschließend)</text:p>
      <text:list xml:id="list5634899327121907642" text:style-name="L6">
        <text:list-item>
          <text:p text:style-name="P40"><text:span text:style-name="Strong_20_Emphasis">Alle</text:span></text:p>
          <text:p text:style-name="P40">Es werden alle veröffentlichten Newsletter angezeigt, auch die archivierten.</text:p>
        </text:list-item>
        <text:list-item>
          <text:p text:style-name="P48"><text:soft-page-break/><text:span text:style-name="Strong_20_Emphasis">Alle außer archiviert</text:span></text:p>
          <text:p text:style-name="P48">Es werden alle veröffentlichten Newsletter angezeigt, die nicht archiviert sind.</text:p>
        </text:list-item>
        <text:list-item>
          <text:p text:style-name="P40"><text:span text:style-name="Strong_20_Emphasis">weder archiviert noch abgelaufen</text:span></text:p>
          <text:p text:style-name="P40">Es werden alle veröffentlichten Newsletter angezeigt, die nicht archiviert und nicht abgelaufen sind. Abgelaufen bedeutet, dass das Enddatum der Veröffentlichung überschritten ist.</text:p>
        </text:list-item>
        <text:list-item>
          <text:p text:style-name="P40"><text:span text:style-name="Strong_20_Emphasis">nicht archiviert aber abgelaufen</text:span></text:p>
          <text:p text:style-name="P40">Hier werden all die veröffentlichten Newsletter angezeigt, die nicht archiviert sind, aber eigentlich nicht mehr im Frontend angezeigt werden sollen. Das ist vor allem nützlich, wenn man viele Newsletter in der Liste hat. Dann kann man einen Menüeintrag anlegen, bei dem nur die aktuellen Newsletter angezeigt werden und einen weiteren, bei dem auch die älteren Newsletter mit ausgegeben werden, solange sie nicht archiviert sind.</text:p>
        </text:list-item>
        <text:list-item>
          <text:p text:style-name="P40"><text:span text:style-name="Strong_20_Emphasis">nur archiviert</text:span></text:p>
          <text:p text:style-name="P40">Diese Einstellung macht es möglich, alle archivierten Newsletter anzeigen zu lassen, egal ob abgelaufen oder nicht.</text:p>
        </text:list-item>
        <text:list-item>
          <text:p text:style-name="P40"><text:span text:style-name="Strong_20_Emphasis">nur abgelaufen</text:span></text:p>
          <text:p text:style-name="P40">Hier werden nur Newsletter angezeigt, die nur abgelaufen sind.</text:p>
        </text:list-item>
        <text:list-item>
          <text:p text:style-name="P40"><text:span text:style-name="Strong_20_Emphasis">archiviert </text:span><text:span text:style-name="Betont_20_H3">und</text:span><text:span text:style-name="Strong_20_Emphasis"> abgelaufen</text:span></text:p>
          <text:p text:style-name="P40">Mit dieser Option ist es möglich, alle abgelaufenen Newsletter anzuzeigen, die archiviert sind.</text:p>
        </text:list-item>
        <text:list-item>
          <text:p text:style-name="P40"><text:span text:style-name="Strong_20_Emphasis">archiviert </text:span><text:span text:style-name="Emphasis">oder</text:span><text:span text:style-name="Strong_20_Emphasis"> abgelaufen</text:span></text:p>
          <text:p text:style-name="P40">Schließlich gibt es auch noch die Möglichkeit, alle Newsletter anzuzeigen, die entweder archiviert oder abgelaufen sind.</text:p>
        </text:list-item>
      </text:list>
      <text:list xml:id="list947512169" text:continue-list="list1804574134" text:style-name="Outline">
        <text:list-item>
          <text:list>
            <text:list-item>
              <text:list>
                <text:list-item>
                  <text:list>
                    <text:list-item>
                      <text:h text:style-name="Heading_20_4" text:outline-level="4"><text:bookmark-start text:name="__RefHeading__26153_946785769"/>Einschränkungen<text:bookmark-end text:name="__RefHeading__26153_946785769"/></text:h>
                    </text:list-item>
                  </text:list>
                </text:list-item>
              </text:list>
            </text:list-item>
          </text:list>
        </text:list-item>
      </text:list>
      <text:list xml:id="list4393769673890272783" text:style-name="L7">
        <text:list-item>
          <text:p text:style-name="P41">Im Frontend werden immer nur veröffentlichte Newsletter angezeigt.</text:p>
        </text:list-item>
        <text:list-item>
          <text:p text:style-name="P41">Es werden nur die Newsletter zur angezeigt, die den Kriterien unter Auswahl Empfänger und Auswahl Kampagnen genügen.</text:p>
        </text:list-item>
      </text:list>
      <text:p text:style-name="Text_20_body">Gehört ein Newsletter zu einer Mailingliste, die nicht ausgewählt ist, dann wird er auch nicht angezeigt. Gehört ein Newsletter zu mehreren Mailinglisten, von denen mindestens <text:soft-page-break/>eine ausgewählt ist, dann wird er angezeigt. Gehört ein Newsletter zu einer Mailingliste, die nicht ausgewählt ist, aber gleichzeitig zu einer Benutzergruppe, die ausgewählt ist, dann wird der Newsletter angezeigt.</text:p>
      <text:p text:style-name="Text_20_body">Gehört ein Newsletter zu einer Kampagne, die ausgewählt ist, dann wird der Newsletter angezeigt, auch wenn die zugehörige Mailingliste nicht ausgewählt ist. Daher ist für die Auswahl der Kampagnen auch ein eigener Reiter vorhanden.</text:p>
      <text:list xml:id="list1876639627" text:continue-list="list947512169" text:style-name="Outline">
        <text:list-item>
          <text:list>
            <text:list-item>
              <text:list>
                <text:list-item>
                  <text:list>
                    <text:list-item>
                      <text:h text:style-name="Heading_20_4" text:outline-level="4"><text:bookmark-start text:name="__RefHeading__26155_946785769"/>Berechtigungen prüfen<text:bookmark-end text:name="__RefHeading__26155_946785769"/></text:h>
                    </text:list-item>
                  </text:list>
                </text:list-item>
              </text:list>
            </text:list-item>
          </text:list>
        </text:list-item>
      </text:list>
      <text:p text:style-name="Text_20_body">Man fragt sich vielleicht, warum es diese Option überhaupt gibt. Wozu Zugriffsbeschränkungen, wenn man sie hier wieder aushebeln kann? Dazu folgende Überlegungen:</text:p>
      <text:p text:style-name="Text_20_body">Die Inhalte eines Newsletters will man zu dem Zeitpunkt, an dem der Newsletter geschrieben und versendet wird, nicht allen zugänglich machen. Nach ein oder zwei Jahren sind diese Informationen aber so „alt“, dass es nichts mehr ausmacht, wenn sie alle sehen können. Nun gibt es in BwPostman aber keine Möglichkeit, die Zuordnung zu den Mailinglisten zu ändern, wenn der Newsletter erst einmal versendet ist, und das ist auch gut so. Und die Berechtigung der Mailingliste zu ändern, ist auch keine Alternative, weil sie noch aktiv ist. Wie kann man nun diese Newsletter trotzdem der Allgemeinheit zugänglich machen? Dafür ist diese Option da!</text:p>
      <text:p text:style-name="Text_20_body">Die Berechtigung wird immer überprüft, wenn bei der Auswahl der Mailinglisten, Benutzergruppen oder Kampagnen <text:span text:style-name="Strong_20_Emphasis">Alle</text:span> eingestellt ist, da ändert sich nichts. Aber wenn nur bestimmte Mailinglisten, Benutzergruppen oder Kampagnen (da dürfen dann aber alle angeklickt sein) ausgewählt sind, dann kann man über diesen Schalter die Prüfung auf die Berechtigung unterdrücken.</text:p>
      <text:list xml:id="list1407858047" text:continue-numbering="true" text:style-name="Outline">
        <text:list-item>
          <text:list>
            <text:list-item>
              <text:list>
                <text:list-item>
                  <text:list>
                    <text:list-item>
                      <text:h text:style-name="Heading_20_4" text:outline-level="4"><text:bookmark-start text:name="__RefHeading__26157_946785769"/>Auswahl Empfänger<text:bookmark-end text:name="__RefHeading__26157_946785769"/></text:h>
                    </text:list-item>
                    <text:list-item>
                      <text:h text:style-name="Heading_20_4" text:outline-level="4"><text:bookmark-start text:name="__RefHeading__26159_946785769"/>Auswahl Kampagnen<text:bookmark-end text:name="__RefHeading__26159_946785769"/></text:h>
                    </text:list-item>
                  </text:list>
                </text:list-item>
              </text:list>
            </text:list-item>
          </text:list>
        </text:list-item>
      </text:list>
      <text:p text:style-name="Text_20_body">Ich denke, da brauche ich nichts mehr zu schreiben, das ist eindeutig. Zu erwähnen ist vielleicht, dass es eine Spalte gibt, in der angezeigt wird, ob die Mailingliste oder Kampagne archiviert ist.</text:p>
      <text:list xml:id="list1097493550" text:continue-numbering="true" text:style-name="Outline">
        <text:list-item>
          <text:h text:style-name="Heading_20_1" text:outline-level="1"><text:bookmark-start text:name="__RefHeading__46145_727788380"/>Das Frontend<text:bookmark-end text:name="__RefHeading__46145_727788380"/></text:h>
        </text:list-item>
      </text:list>
      <text:p text:style-name="Text_20_body">Im Frontend wird üblicherweise das Anmelde-Modul von BwPostman an einer Modulposition angezeigt, um den Besuchern die Möglichkeit zu geben, sich für die (verschiedenen) Mailinglisten zu registrieren. </text:p>
      <text:p text:style-name="Text_20_body">Wie bereits weiter oben erwähnt, werden nur die Mailinglisten angezeigt, auf die der Besucher auch Zugriff hat. Sollte nur eine Mailingliste zur Auswahl stehen, dann wird die Anzeige der Auswahl der Mailinglisten unterdrückt, um dem Benutzer einen überflüssigen Klick zu ersparen. Ist keine Mailingliste vorhanden, die ein Besucher abonnieren könnte, wird stattdessen eine Warnmeldung angezeigt.</text:p>
      <text:p text:style-name="Text_20_body">Man kann auch eine Übersicht über alle Newsletter anzeigen, wenn ein Menüeintrag dafür angelegt ist. Die Titel (Betreff) der Newsletter sind verlinkt, so dass man die einzelnen Newsletter ansehen kann. Nicht veröffentlichte Newsletter werden in der Übersicht <text:span text:style-name="Emphasis">nicht</text:span> angezeigt. Welche Newsletter angezeigt werden, wird über die globalen Optionen der Komponente festgelegt, die beim Menüeintrag aber überschrieben werden können.</text:p>
      <text:p text:style-name="Text_20_body">Es ist ebenfalls möglich, für einen einzelnen Newsletter einen Menüeintrag anlegen.</text:p>
      <text:p text:style-name="Text_20_body"><text:span text:style-name="Strong_20_Emphasis">Filter</text:span>, also Auswahllisten für Mailinglisten, Benutzergruppen oder Kampagnen werden nur angezeigt, wenn es auch eine Auswahl gibt. Ist also nur eine Mailingliste vorhanden, die angezeigt werden kann, dann ist eine Auswahlliste für Mailinglisten überflüssig, weil es nichts auszuwählen gibt. Also wird sie auch nicht angezeigt, auch wenn in den Optionen etwas anderes eingestellt ist.</text:p>
      <text:list xml:id="list623851454" text:continue-numbering="true" text:style-name="Outline">
        <text:list-item>
          <text:list>
            <text:list-item>
              <text:h text:style-name="Heading_20_2" text:outline-level="2"><text:bookmark-start text:name="__RefHeading__48502_366451164"/>Abonnement bearbeiten<text:bookmark-end text:name="__RefHeading__48502_366451164"/></text:h>
            </text:list-item>
          </text:list>
        </text:list-item>
      </text:list>
      <text:p text:style-name="Text_20_body">Schließlich sollte man dem Abonnenten auch die Möglichkeit geben, sein Abonnement zu bearbeiten oder zu stornieren, wenn er sich auf der Webseite aufhält. Auch dafür kann man im Frontend einen Menüeintrag anlegen. </text:p>
      <text:p text:style-name="Text_20_body">Das Bearbeiten des Abonnements geschieht für Abonnenten ohne Benutzerkonto in Joomla!<text:span text:style-name="T4">®</text:span> auch wieder nach dem Double-Opt-In-Verfahren: Wenn der Abonnent auf den Menüeintrag klickt, wird seine Mailadresse abgefragt. An diese Adresse wird ein Bearbeitungslink gesendet, sofern der Abonnent auch die richtige Mailadresse angegeben hat. Erst wenn der Abonnent auf diesen Link klickt, wird er auf eine Seite geleitet, auf der er sein Abonnement bearbeiten oder löschen kann.</text:p>
      <text:p text:style-name="Text_20_body">Abonnenten mit einem Benutzerkonto in Joomla!<text:span text:style-name="T4">®</text:span> können ihr Abonnement direkt bearbeiten, wenn sie in Joomla!<text:span text:style-name="T4">®</text:span> angemeldet sind.</text:p>
      <text:p text:style-name="AccentLowHead"><text:soft-page-break/>Hinweis:</text:p>
      <text:p text:style-name="AccentLowBox">Am Ende eines jeden Newsletters werden die Links zum Abmelden und zum Bearbeiten des Abonnements mitgesendet. Dies ist in Deutschland Pflicht! Ein Klick auf den Link zum <text:span text:style-name="BwClickPath">Abmelden</text:span> wird seit Version 1.2.0 nicht mehr sofort ausgeführt. Das hatte dazu geführt, dass alle Abonnements storniert wurden, auch wenn nur diese Mailingliste abbestellt werden sollte.</text:p>
      <text:p text:style-name="AccentLowBox">Dieses Verhalten wurde auch als problematisch empfunden, wenn ein Newsletter weitergeleitet wird. Wenn der Empfänger des weitergeleiteten Newsletters auf den Link zum Abmelden klickt, wäre der ursprüngliche Empfänger sofort komplett ausgetragen! </text:p>
      <text:p text:style-name="AccentLowBox">Daher führt nun auch dieser Link auf die Seite, auf der man sein Abonnement bearbeiten kann. Neben den Mailinglisten, die zur Auswahl zur Verfügung stehen, <text:s/>gibt es dort eine Auswahlbox, über die man auch sein ganzes Abonnement auf ein Mal stornieren kann. Der Aufwand für den Abonnenten ist also nicht wesentlich höher geworden.</text:p>
      <text:p text:style-name="AccentLowBox">Seit Version 2.1.0 gibt es allerdings in den Optionen von BwPostman die Möglichkeit, wieder auf das alte Verhalten umzustellen. Damit wird der Abonnent komplett archiviert und bekommt zu keiner abonnierten Mailingliste mehr einen Newsletter.</text:p>
      <text:list xml:id="list623541123" text:continue-numbering="true" text:style-name="Outline">
        <text:list-item>
          <text:h text:style-name="Heading_20_1" text:outline-level="1"><text:bookmark-start text:name="__RefHeading__46253_727788380"/>Fortgeschrittene Benutzung<text:bookmark-end text:name="__RefHeading__46253_727788380"/></text:h>
          <text:list>
            <text:list-item>
              <text:h text:style-name="Heading_20_2" text:outline-level="2"><text:bookmark-start text:name="__RefHeading__47697_794096596"/>Kampagnen<text:bookmark-end text:name="__RefHeading__47697_794096596"/></text:h>
            </text:list-item>
          </text:list>
        </text:list-item>
      </text:list>
      <text:p text:style-name="Text_20_body">Als Kampagne werden in BwPostman mehrere Newsletter bezeichnet, die aufeinander aufbauen und/oder thematisch zusammenhängen. Kampagnen werden zum Beispiel für die Neueinführung oder Bewerbung eines Produktes oder einer Dienstleistung gestartet und haben in diesem Fall mit einem gewöhnlichen Newsletter, der vor allem der Information dient, nicht sehr viel zu tun. Trotzdem werden auch die Newsletter, die einer Kampagne angehören, bei den unversendeten und versendeten Newslettern und im Archiv bei den Newslettern angezeigt. Zusätzlich sind unversendete/zugeordnete und versendete Kampagnen-Newsletter in den Details der Kampagne bei den jeweiligen Reitern zu sehen.</text:p>
      <text:p text:style-name="Text_20_body">Kampagnen können verwendet werden, müssen aber nicht. Sie stellen lediglich eine Möglichkeit dar, die Verwaltung der Newsletter etwas zu strukturieren.</text:p>
      <text:p text:style-name="Text_20_body">Muss ich noch beschreiben, wie man eine Kampagne anlegt oder bearbeitet? Das geschieht wie bei allen anderen Teilen von BwPostman oder <text:span text:style-name="T16">Joomla!</text:span><text:span text:style-name="T5">®</text:span>.</text:p>
      <text:p text:style-name="Text_20_body">Eine Kampagne hat im Reiter <text:span text:style-name="BwAccentField">Kampagnen-Details bearbeiten</text:span> einen <text:span text:style-name="BwAccentField">Titel</text:span>, der zwingend vergeben werden muss, und eine <text:span text:style-name="BwAccentField">Beschreibung</text:span>, die der Orientierung nützt. Diese Beschreibung bekommt ein Abonnent nicht zu sehen.</text:p>
      <text:p text:style-name="Text_20_body">Seit der Version 1.2.0 werden die <text:span text:style-name="BwAccentTextLow">Empfänger</text:span> einer Kampagne hier festgelegt. Dafür gibt es unter dem Titel und der Beschreibung einen Bereich, in dem man die Mailinglisten und/oder Benutzergruppen auswählen kann. Es ist genau derselbe Dialog wie bei den Newslettern.</text:p>
      <text:p text:style-name="Text_20_body">Zur Information sind alle Newsletter der Kampagne in den Reitern <text:span text:style-name="BwAccentField">Nicht versendete Newsletter</text:span> und <text:span text:style-name="BwAccentField">Versendete Newsletter</text:span> einsortiert.</text:p>
      <text:p text:style-name="Text_20_body">Auf dem Tab <text:span text:style-name="BwAccentField">Kampagnenberechtigungen</text:span> kann man die Rechte für genau diese Kampagne festlegen.</text:p>
      <text:list xml:id="list131032601" text:continue-numbering="true" text:style-name="Outline">
        <text:list-item>
          <text:list>
            <text:list-item>
              <text:h text:style-name="Heading_20_2" text:outline-level="2"><text:bookmark-start text:name="__RefHeading__49734_1319260215"/>Import und Export von Abonnenten<text:bookmark-end text:name="__RefHeading__49734_1319260215"/></text:h>
            </text:list-item>
          </text:list>
        </text:list-item>
      </text:list>
      <text:p text:style-name="Text_20_body">BwPostman bietet die Möglichkeit, Abonnenten zu importieren. Die akzeptierten Formate sind XML und CSV. Man kann seine Abonnenten auch exportieren. Die verwendeten Formate sind ebenfalls XML und CSV.</text:p>
      <text:p text:style-name="Text_20_body">Um sich anzusehen, wie die Daten in den jeweiligen Formaten aussehen, werden Demodaten mitgeliefert. Sie sind im Administrations-Verzeichnis der Komponente zu finden (&lt;<text:span text:style-name="T3">Pfad-</text:span><text:soft-page-break/><text:span text:style-name="T3">zur-Joomla-Installation</text:span>&gt;/<text:span text:style-name="T3">administrator</text:span>/<text:span text:style-name="T3">components</text:span>/<text:span text:style-name="T3">com</text:span>_<text:span text:style-name="T3">bwpostman</text:span>) und heißen <text:span text:style-name="T3">import</text:span>_<text:span text:style-name="T3">demo.csv</text:span> und <text:span text:style-name="T3">import</text:span>_<text:span text:style-name="T3">demo.xml</text:span><text:span text:style-name="T3">.</text:span></text:p>
      <text:list xml:id="list221277503" text:continue-numbering="true" text:style-name="Outline">
        <text:list-item>
          <text:list>
            <text:list-item>
              <text:list>
                <text:list-item>
                  <text:h text:style-name="Heading_20_3" text:outline-level="3"><text:bookmark-start text:name="__RefHeading__47699_794096596"/>Abonnenten importieren<text:bookmark-end text:name="__RefHeading__47699_794096596"/></text:h>
                </text:list-item>
              </text:list>
            </text:list-item>
          </text:list>
        </text:list-item>
      </text:list>
      <text:p text:style-name="Text_20_body">Der Import wird im Untermenü <text:span text:style-name="BwClickPath">Abonnenten</text:span> von BwPostman über die Schaltfläche <text:span text:style-name="BwClickPath">Import</text:span> in der Toolbar aufgerufen. Die Schaltfläche ist bei den Testabonnenten nicht zu sehen. </text:p>
      <text:p text:style-name="Text_20_body">Als erstes ist das Dateiformat XML oder CSV zu wählen. Erst dann wird die Schaltfläche <text:span text:style-name="BwClickPath">Durchsuchen...</text:span> eingeblendet, über die die zu importierende Datei ausgewählt werden kann. Beim Import aus einer CSV-Datei ist anschließend anzugeben, welche Trennzeichen als Feld-Trenner und als Text-Trenner verwendet werden und ob in der ersten Zeile der CSV-Datei die übermittelten Feldnamen als Spaltenüberschriften übergeben werden. </text:p>
      <text:p text:style-name="Text_20_body">Als Feld-Trennzeichen stehen <text:span text:style-name="BwAccentTextLow">Komma</text:span>, <text:span text:style-name="BwAccentTextLow">Strichpunkt/Semikolon</text:span>, <text:span text:style-name="BwAccentTextLow">Tabulator</text:span> und <text:span text:style-name="BwAccentTextLow">Leerzeichen</text:span> zur Verfügung. Als Text-Trennzeichen gibt es <text:span text:style-name="BwAccentTextLow">Keine Trennung</text:span>, <text:span text:style-name="BwAccentTextLow">einfaches Hochkomma</text:span> und <text:span text:style-name="BwAccentTextLow">doppeltes Hochkomma/Anführungszeichen</text:span>. Zur besten Vorgehensweise bei CSV-Dateien kommt weiter unten eine ausführliche Anleitung.</text:p>
      <text:p text:style-name="Text_20_body">XML-Dateien brauchen diese Angaben naturgemäß nicht.</text:p>
      <text:p text:style-name="Text_20_body">Über die Schaltfläche <text:span text:style-name="BwClickPath">Weiter</text:span> gelangt man zur nächsten Ansicht. Hier werden die Daten aus der zu importierenden Datei (im rechten Feld) den Tabellenfeldern von BwPostman (im linken Feld) zugeordnet. Hier ist es wichtig, dass die Reihenfolge auf der linken und rechten Seite übereinstimmt. Die Reihenfolge der Importfelder wird in der rechten Spalte angepasst. Hierzu einfach den Namen des Datenfeldes anklicken und unten auf die Schaltfläche <text:span text:style-name="BwClickPath">Nach oben</text:span> oder <text:span text:style-name="BwClickPath">Nach unten</text:span> klicken.</text:p>
      <text:p text:style-name="Text_20_body">Außerdem müssen die Datenfelder, die nur in einer der beiden Auswahllisten vorhanden sind, gelöscht werden. Dies erledigt man über die Schaltflächen <text:span text:style-name="BwClickPath">Löschen</text:span> unter der jeweiligen Auswahlliste.</text:p>
      <text:p text:style-name="Text_20_body">Dann werden die Mailinglisten ausgewählt, in die die Abonnenten aufgenommen werden sollen. Die Mailinglisten sind auch hier wieder dreigeteilt: Links die Mailinglisten, die immer öffentlich zur Verfügung stehen, in der Mitte die Mailinglisten, die nur bestimmte Benutzergruppen abonnieren können und rechts schließlich die Mailinglisten, die vom Webmaster oder einer Person mit entsprechenden Rechten im Backend zugewiesen werden können.</text:p>
      <text:p text:style-name="Text_20_body">Darunter wird das Standard-Mailformat eingestellt, das dem Abonnenten zugewiesen wird, sofern nichts übergeben wird. Und schließlich wird noch festgelegt, ob der Abonnent eine Mail bekommt, in der er darauf hingewiesen wird, dass hier ein Abonnement zu einem <text:soft-page-break/>Newsletter erfolgt ist und er das Abonnement bestätigen muss (kein Haken) oder ob der Abonnent gleich bestätigt wird und somit dies selbst nicht mehr erledigen muss/kann.</text:p>
      <text:p text:style-name="Text_20_body">Diese Einstellung wirkt nur, wenn in den Daten, die eingelesen werden, nichts anderes enthalten ist. Hat man zuvor Abonnenten aus BwPostman mit ihrem Status exportiert und werden diese Daten nun eingelesen, dann hat diese Einstellung keine Auswirkung. </text:p>
      <text:p text:style-name="Text_20_body">Der Import wird mit einem Klick auf die Schaltfläche <text:span text:style-name="BwClickPath">Daten importieren</text:span> ausgeführt.</text:p>
      <text:p text:style-name="AccentLowHead">Hinweis:</text:p>
      <text:p text:style-name="AccentLowBox">In BwPostman ist es (ebenso wie in Joomla!<text:span text:style-name="T4">®</text:span> selbst) nicht möglich, einen oder mehrere Abonnenten mit ein und derselben Mailadresse anzulegen. Es können allerdings zwei gleiche Testempfänger – je einer pro Mailformat – und ein Abonnent mit derselben Mailadresse angelegt werden. </text:p>
      <text:p text:style-name="AccentLowBox">Sollte in den zu importierenden Daten eine Mailadresse mehrfach mit denselben Einstellungen (reguläres Abonnement, Testempfänger HTML, Testempfänger Text) vorkommen dann wird nur jeweils der erste Datensatz verarbeitet, in dem diese Mailadresse vorkommt. </text:p>
      <text:p text:style-name="AccentLowBox">Ist für eine Mailadresse bereits als Abonnent in BwPostman angelegt, dann werden Datensätze mit dieser Mailadresse beim Import übersprungen. Auf jeden Fall wird am Ende des Imports eine Meldung angezeigt.</text:p>
      <text:p text:style-name="P8">Vorsicht:</text:p>
      <text:p text:style-name="AccentHighBox">In Ländern, in denen das Double-Opt-In-Verfahren (= die Anmeldung muss durch Klick auf einen Link, der in der Bestätigungsmail mitgeschickt wird, nochmals bestätigt werden) vorgeschrieben ist, ist die Vorgehensweise mit der automatischen Bestätigung beim Import vielleicht nicht zulässig. Eine zulässige Anwendung könnte es aber sein, wenn die Abonnenten aus einem anderen Newsletter-System in BwPostman importiert werden.</text:p>
      <text:p text:style-name="P7">Hinweis:</text:p>
      <text:p text:style-name="AccentLowBox">Die Mailprogramme bieten bei der Adressverwaltung oft eine Vielzahl an Datenfeldern an. Man sollte sich beim Export der Adressdaten grundsätzlich auf die Datenfelder beschränken, die BwPostman auch importieren kann: Nachname, Vorname, Mailadresse und Email-Format. Das Feld <text:span text:style-name="BwAccentField">Status</text:span> betrifft den internen Status eines Abonnenten in BwPostman und ist in der Regel nur interessant, wenn man Daten <text:soft-page-break/>importieren will, die man zuvor auch aus BwPostman exportiert hat. Status 1 bedeutet, der Abonnent hat sein Abonnement bestätigt, 0 ist ein unbestätigtes Abonnement und Status 9 bedeutet Testempfänger.</text:p>
      <text:p text:style-name="AccentLowBox">Wenn man beim Export der Daten aus einem Mailprogramm oder auch sonstigen Programm nicht auswählen kann, welche Felder exportiert werden sollen, dann empfehle ich, die Daten als CSV zu exportieren und diese Datei erst einmal in einem Programm, das das CSV-Format bearbeiten kann, zu entrümpeln. Gut bewährt hat sich bei mir die Tabellenkalkulation CALC aus der OpenOffice-Reihe (Apache OpenOffice, LibreOffice,…).</text:p>
      <text:list xml:id="list921784708" text:continue-numbering="true" text:style-name="Outline">
        <text:list-item>
          <text:list>
            <text:list-item>
              <text:list>
                <text:list-item>
                  <text:list>
                    <text:list-item>
                      <text:h text:style-name="Heading_20_4" text:outline-level="4"><text:bookmark-start text:name="__RefHeading__26161_946785769"/>Sicherste Vorgehensweise beim Import von CSV-Dateien<text:bookmark-end text:name="__RefHeading__26161_946785769"/></text:h>
                    </text:list-item>
                  </text:list>
                </text:list-item>
              </text:list>
            </text:list-item>
          </text:list>
        </text:list-item>
      </text:list>
      <text:p text:style-name="Text_20_body">Man nehme die CSV-Datei und öffne sie mit OpenOffice. Davon gibt es auch eine portable Version, die nur entpackt und aufgerufen werden muss. OpenOffice ist ein sicherer Kandidat für funktionierende CSV-Dateien.</text:p>
      <text:p text:style-name="Text_20_body">OpenOffice blendet beim Öffnen von CSV-Dateien einen Dialog ein, in dem man den Zeichensatz, mit dem die Datei geschrieben wurde, den Feldtrenner, den Texttrenner und weiteres auswählen kann. Aber OpenOffice erkennt ziemlich gut, was hier für Bedingungen vorliegen. Wenn hier Änderungen gemacht werden, dann kann man sie nützlicher weise gleich im unteren Teil begutachten. Ein Klick auf <text:span text:style-name="BwClickPath">OK</text:span> öffnet die Datei.</text:p>
      <text:p text:style-name="Text_20_body">Weil BwPostman nur mit den Feldern für Vor- und Nachname, Email, Emailformat und Status etwas anfangen kann, kann man jetzt gleich die Spalten entfernen, mit denen BwPostman nichts anfängt. Das erleichtert dann auch die weitere Arbeit. Wenn auch das Mailformat bekannt ist, aber als Text – zum Beispiel HTML/Text – vorliegt, kann man hier auch gleich noch mit <text:span text:style-name="BwClickPath">Bearbeiten </text:span><text:span text:style-name="BwClickPath"><text:span text:style-name="T9"></text:span></text:span><text:span text:style-name="BwClickPath"> Suchen &amp; Ersetzen</text:span> die Werte <text:span text:style-name="BwAccentTextLow">0 für Text</text:span> und <text:span text:style-name="BwAccentTextLow">1 für HTML</text:span> eintragen.</text:p>
      <text:p text:style-name="Text_20_body">Dann speichert man die Daten mit <text:span text:style-name="BwClickPath">Speichern unter</text:span> als CSV-Datei mit UTF-8 mit Feld-Trenner (am besten wohl das Semikolon) und Text-Trenner, das obere doppelte Anführungszeichen. Diese Einstellungen kann man vornehmen, wenn man im Speichern-Dialog <text:span text:style-name="BwClickPath">Filtereinstellungen bearbeiten</text:span> anhakt. OpenOffice fragt dann noch mal nach, ob das aktuelle Format – also CSV – beibehalten oder im ODF-Format gespeichert werden soll. Hier unbedingt <text:span text:style-name="BwClickPath">aktuelles Format beibehalten</text:span> anklicken.</text:p>
      <text:p text:style-name="Text_20_body">Im darauf folgenden Dialog belegt OpenOffice die Auswahlmöglichkeiten mit den Werten vor, die beim Öffnen der Datei verwendet wurden. Das sind aber nicht immer die, die BwPostman benötigt, also Vorsicht. Stellen Sie auch sicher, dass <text:span text:style-name="BwClickPath">Alle Textzellen zitieren</text:span> angehakt ist.</text:p>
      <text:p text:style-name="Text_20_body"><text:soft-page-break/>Nun sind die CSV-Daten so aufbereitet, dass man sie in BwPostman importieren kann.</text:p>
      <text:p text:style-name="Text_20_body">Die Einstellungen <text:span text:style-name="BwAccentTextLow">UTF-8</text:span>, <text:span text:style-name="BwAccentTextLow">;</text:span> und <text:span text:style-name="BwAccentTextLow">"</text:span> haben bisher noch immer funktioniert, wenn die Daten <text:span text:style-name="BwAccentTextHigh">nicht von Excel</text:span> kommen. Denn das mach noch ein BOM (Byte Order Mark), absolut unüblich und kaum auszutreiben.</text:p>
      <text:p text:style-name="Text_20_body">Ein <text:span text:style-name="BwAccentField">Texttrenner</text:span> ist vor allem dann wichtig, wenn Leer- oder Sonderzeichen bei Vor- oder Nachname auftreten können. Diese Zeichen machen beim Import sonst Ärger (leere oder abgebrochene Datensätze). </text:p>
      <text:p text:style-name="Text_20_body">Es empfiehlt sich, als Texttrenner tatsächlich immer das doppelte Anführungszeichen zu verwenden, denn die Wahrscheinlichkeit, dass es in einem Namen auftritt, ist äußerst gering, während das Leerzeichen oder das einfache Anführungszeichen doch mal vor allem in Namenszusätzen auftreten kann. Man denke nur an einen Namen wie <text:span text:style-name="T3">D' Angelo</text:span>…</text:p>
      <text:list xml:id="list1826630172" text:continue-numbering="true" text:style-name="Outline">
        <text:list-item>
          <text:list>
            <text:list-item>
              <text:list>
                <text:list-item>
                  <text:h text:style-name="Heading_20_3" text:outline-level="3"><text:bookmark-start text:name="__RefHeading__47701_794096596"/>Abonnenten exportieren<text:bookmark-end text:name="__RefHeading__47701_794096596"/></text:h>
                </text:list-item>
              </text:list>
            </text:list-item>
          </text:list>
        </text:list-item>
      </text:list>
      <text:p text:style-name="Text_20_body">Der Export wird im Untermenü <text:span text:style-name="BwClickPath">Abonnenten</text:span> von BwPostman über die Schaltfläche <text:span text:style-name="BwClickPath">Export</text:span> aufgerufen. Als erstes ist zu wählen, ob in XML- oder CSV-Format exportiert werden soll. Solange hier nichts ausgewählt ist, wird nichts anderes angezeigt.</text:p>
      <text:p text:style-name="Text_20_body">Beim Export in das CSV-Format ist anschließend anzugeben, welches Trennzeichen als Feld-Trenner und welcher Trenner für den Text verwendet werden soll. </text:p>
      <text:p text:style-name="Text_20_body">Als Feld-Trennzeichen stehen <text:span text:style-name="BwAccentField">Komma</text:span>, <text:span text:style-name="BwAccentField">Strichpunkt/Semikolon</text:span>, <text:span text:style-name="BwAccentField">Tabulator</text:span> und <text:span text:style-name="BwAccentField">Leerzeichen</text:span> zur Verfügung. Als Text-Trennzeichen gibt es <text:span text:style-name="BwAccentField">Keine Trennung</text:span>, <text:span text:style-name="BwAccentField">einfaches Hochkomma</text:span> und <text:span text:style-name="BwAccentField">doppeltes Hochkomma/Anführungszeichen</text:span>. Wenn man die Daten später wieder in BwPostman importieren will, dann empfiehlt es sich, als Texttrenner das doppelte obere Anführungszeichen zu verwenden. Warum habe ich beim Import ausführlich erklärt.</text:p>
      <text:p text:style-name="Text_20_body">Diese Felder werden beim Export im XML-Format nicht angezeigt.</text:p>
      <text:p text:style-name="Text_20_body">Anschließend kann gewählt werden, ob bestätigte und/oder unbestätigte Abonnenten und/oder Testempfänger exportiert werden sollen. Man kann auch festlegen, ob nur nicht archivierte, nur archivierte oder alle Abonnenten exportiert werden sollen.</text:p>
      <text:p text:style-name="Text_20_body">Schließlich kann noch ausgewählt werden, welche der vorhandenen Felder exportiert werden sollen. </text:p>
      <text:p text:style-name="AccentMidHead">Achtung:</text:p>
      <text:p text:style-name="AccentMidBox">Felder, die nicht exportiert werden sollen, müssen gelöscht werden!</text:p>
      <text:p text:style-name="Text_20_body"><text:soft-page-break/>Mit dem Klick auf <text:span text:style-name="BwClickPath">Daten exportieren</text:span> wird die Export-Datei erstellt und kann lokal gespeichert werden.</text:p>
      <text:list xml:id="list1958436038" text:continue-numbering="true" text:style-name="Outline">
        <text:list-item>
          <text:list>
            <text:list-item>
              <text:h text:style-name="Heading_20_2" text:outline-level="2"><text:bookmark-start text:name="__RefHeading__30989_605602350"/>Stapelverarbeitung bei Abonnenten<text:bookmark-end text:name="__RefHeading__30989_605602350"/></text:h>
            </text:list-item>
          </text:list>
        </text:list-item>
      </text:list>
      <text:p text:style-name="Text_20_body">Mit der Stapelverarbeitung bei den Abonnenten ist es möglich, mehreren Abonnenten gleichzeitig eine weitere Mailingliste zuzuweisen, von einer Mailingliste in eine andere zu verschieben oder aus einer Mailingliste auszutragen. Vor allem mit dem Filter nach Mailinglisten ist dies ein ganz starkes Werkzeug! Verschieben geht nur, wenn die Abonnenten nach einer Mailingliste gefiltert sind. Die Mailingliste, nach der gefiltert wird, ist hier diejenige, aus der die Abonnenten heraus genommen werden sollen.</text:p>
      <text:p text:style-name="Text_20_body">Die Stapelverarbeitung ist recht einfach: Die Abonnenten, die bearbeitet werden sollen, mit einem Klick auf die Checkbox vor dem Namen auswählen. Dann in der Toolbar auf <text:span text:style-name="BwClickPath">Stapelverarbeitung</text:span> klicken. Es geht ein Popup auf, in dem man die gewünschte Mailingliste und die Aktion <text:span text:style-name="BwClickPath">Abonnieren</text:span>, <text:span text:style-name="BwClickPath">Abonnement aufheben</text:span> oder <text:span text:style-name="BwClickPath">Verschieben</text:span> auswählt. Ein Klick auf <text:span text:style-name="BwClickPath">Ausführen</text:span> führt die gewählte Aktion aus.</text:p>
      <text:list xml:id="list1577183851" text:continue-numbering="true" text:style-name="Outline">
        <text:list-item>
          <text:list>
            <text:list-item>
              <text:h text:style-name="Heading_20_2" text:outline-level="2"><text:bookmark-start text:name="__RefHeading__47703_794096596"/>Archivieren und Wiederherstellen<text:bookmark-end text:name="__RefHeading__47703_794096596"/></text:h>
            </text:list-item>
          </text:list>
        </text:list-item>
      </text:list>
      <text:p text:style-name="Text_20_body">Archivieren ist genau dazu da, was der Name besagt: Etwas zu archivieren. </text:p>
      <text:p text:style-name="Text_20_body">In BwPostman können sowohl Newsletter als auch die Abonnenten als auch die Mailinglisten und sogar ganze Kampagnen und die Templates archiviert werden. Alles, womit BwPostman zu tun hat, kann also archiviert werden. Allerdings nur aus der Listenansicht heraus. Und alles, was archiviert ist, kann auch wieder aus dem Archiv geholt (wiederhergestellt) werden. Allerdings kann im Archiv nichts außer dem Status eines Newsletters verändert werden.</text:p>
      <text:p text:style-name="Text_20_body">Zum Archivieren zum Beispiel eines Newsletters geht man in die Übersicht der Newsletter, markiert den oder die entsprechenden Newsletter in der Auswahlbox und klickt in der Toolbar auf die Schaltfläche <text:span text:style-name="BwClickPath">Archivieren</text:span>. Es erscheint die Sicherheitsabfrage, ob man das Gewählte tatsächlich archivieren will, die man mit <text:span text:style-name="BwClickPath">Ok</text:span> oder <text:span text:style-name="BwClickPath">Abbrechen</text:span> beantworten kann.</text:p>
      <text:p text:style-name="Text_20_body">Zum Archivieren ist das Recht <text:span text:style-name="BwAccentTextHigh">Archivieren</text:span> notwendig.</text:p>
      <text:p text:style-name="Text_20_body">Zum Wiederherstellen eines Newsletters wählt man im Archiv im Reiter <text:span text:style-name="BwAccentField">Newsletter</text:span> über das Kontrollkästchen den oder die Newsletter aus, die wiederhergestellt werden sollen, und klickt in der Toolbar auf <text:span text:style-name="BwClickPath">Wiederherstellen</text:span>.</text:p>
      <text:p text:style-name="Text_20_body">Das Archivieren von Mailinglisten, Abonnenten, Templates und Kampagnen geschieht analog. Bei Kampagnen wird zusätzlich gefragt, ob die Newsletter, die der Kampagne zugeordnet sind, auch archiviert oder wiederhergestellt werden sollen.</text:p>
      <text:p text:style-name="Text_20_body"><text:soft-page-break/>Zum Wiederherstellen sind die Rechte <text:span text:style-name="BwAccentTextHigh">Ansicht Archiv</text:span><text:span text:style-name="Emphasis"> </text:span>und<text:span text:style-name="Emphasis"> </text:span><text:span text:style-name="BwAccentTextHigh">Wiederherstellen</text:span><text:span text:style-name="Emphasis"> </text:span>notwendig.</text:p>
      <text:list xml:id="list624237355" text:continue-numbering="true" text:style-name="Outline">
        <text:list-item>
          <text:list>
            <text:list-item>
              <text:h text:style-name="Heading_20_2" text:outline-level="2"><text:bookmark-start text:name="__RefHeading__49736_1319260215"/>Löschen<text:bookmark-end text:name="__RefHeading__49736_1319260215"/></text:h>
            </text:list-item>
          </text:list>
        </text:list-item>
      </text:list>
      <text:p text:style-name="Text_20_body">Das Archiv hat noch eine weitere Funktion: In den Übersichten von Newsletter, Abonnenten, Kampagnen, Mailinglisten und Templates ist es nicht möglich, etwas zu löschen. Löschen kann man nur im Archiv. Auch hier wieder: Das zu Löschende im entsprechenden Reiter in der Auswahlbox anhaken und in der Toolbar auf <text:span text:style-name="BwClickPath">Löschen</text:span> klicken. Auch hier erscheint eine Sicherheitsabfrage. Bei Kampagnen kommt zusätzlich die Frage, ob die Newsletter, die der Kampagne zugeordnet sind, auch gelöscht werden sollen.</text:p>
      <text:p text:style-name="Text_20_body">Zum Löschen sind die Rechte <text:span text:style-name="BwAccentTextHigh">Ansicht Archiv</text:span><text:span text:style-name="Emphasis"> </text:span>und<text:span text:style-name="Emphasis"> </text:span><text:span text:style-name="BwAccentTextHigh">Löschen</text:span><text:span text:style-name="Emphasis"> </text:span>notwendig.</text:p>
      <text:list xml:id="list1412687752" text:continue-numbering="true" text:style-name="Outline">
        <text:list-item>
          <text:list>
            <text:list-item>
              <text:h text:style-name="Heading_20_2" text:outline-level="2"><text:bookmark-start text:name="__RefHeading__26700_536226960"/>Freigeben<text:bookmark-end text:name="__RefHeading__26700_536226960"/></text:h>
            </text:list-item>
          </text:list>
        </text:list-item>
      </text:list>
      <text:p text:style-name="Text_20_body">Die Schaltfläche <text:span text:style-name="BwClickPath">Freigeben</text:span> findet man in jeder Listenansicht von BwPostman. Damit kann man Einträge, die ausgecheckt, aber verwaist sind, wieder einchecken. Man erkennt diese Einträge an dem Schloss-Symbol nach der Checkbox am Anfang einer Reihe.</text:p>
      <text:p text:style-name="AccentHighHead">Vorsicht:</text:p>
      <text:p text:style-name="AccentHighBox">Nicht alle Einträge, die ein Schloss-Symbol zeigen, sind auch verwaist! Eher im Gegenteil. Das Symbol zeigt an, dass ein Eintrag gerade bearbeitet wird. Der Eintrag verwaist allerdings, wenn man das Bearbeiten des Eintrags nicht über eine der Schaltflächen beendet, sondern den Browser oder den entsprechenden Tab einfach schließt, der Browser oder der PC abgestürzt sind oder ähnliches.</text:p>
      <text:p text:style-name="Text_20_body">Zum Freigeben wird die entsprechende Checkbox vor dem Schloss-Symbol markiert und auf die Schaltfläche <text:span text:style-name="BwClickPath">Freigeben</text:span> geklickt. Um freigeben zu können sind <text:span text:style-name="BwAccentTextHigh">Administrationsrechte</text:span> nötig.</text:p>
      <text:list xml:id="list1978169189" text:continue-numbering="true" text:style-name="Outline">
        <text:list-item>
          <text:h text:style-name="Heading_20_1" text:outline-level="1"><text:bookmark-start text:name="__RefHeading__24530_1003309454"/>Anpassen der Optik im Frontend<text:bookmark-end text:name="__RefHeading__24530_1003309454"/></text:h>
        </text:list-item>
      </text:list>
      <text:p text:style-name="Text_20_body">Um das Aussehen von BwPostman so anzupassen, dass es in das gewählte Template passt, sind <text:span text:style-name="BwAccentTextLow">Grundkenntnisse in CSS und HTML</text:span> nötig. Und man sollte sich auch eine Erweiterung in seinem Browser installieren, mit der man die gerade angezeigte Seite untersuchen kann. Für Firefox, meinem bevorzugten Browser, gibt es hierfür die tolle Erweiterung <text:span text:style-name="BwAccentTextLow">Firebug</text:span>. Auch für den Internet Explorer gibt es in den aktuellen Versionen die Entwicklertools, in Chrome die Entwicklertools und in Opera die Entwicklerwerkzeuge.</text:p>
      <text:p text:style-name="P9">Alle Elemente, die im Frontend angezeigt werden, können spätestens seit der Version 0.9.7 von BwPostman individuell angesprochen werden. Der genaue CSS-Pfad zu diesem Element lässt sich über die oben genannte Browser-Erweiterung schnell herausfinden. Für alle Elemente, die BwPostman im Frontend anzeigt, sind die CSS-Stile bereits in der CSS-Datei vorhanden. Die meisten sind leer und können nach Bedarf gefüllt werden. </text:p>
      <text:p text:style-name="P9">Diese CSS-Datei ist für die Komponente unter</text:p>
      <text:p text:style-name="P10"><text:span text:style-name="BwFilePath">&lt;Joomla-Installationsverzeichnis&gt;/components/com_bwpostman/assets/css/bwpostman.css</text:span></text:p>
      <text:p text:style-name="P9">zu finden. </text:p>
      <text:p text:style-name="P9">Für das Anmelde-Modul ist es diese Datei:</text:p>
      <text:p text:style-name="P10"><text:span text:style-name="BwFilePath">&lt;Joomla-Installationsverzeichnis&gt;/modules/mod_bwpostman/css/bwpostman.css </text:span></text:p>
      <text:p text:style-name="P9">Für das Übersichts-Modul ist es diese Datei:</text:p>
      <text:p text:style-name="P10"><text:span text:style-name="BwFilePath">&lt;Joomla-Installationsverzeichnis&gt;/modules/mod_bwpostman_overview/css/bwpostman.css </text:span></text:p>
      <text:p text:style-name="Text_20_body">Man könnte die CSS-Stile in diesen Dateien abändern, damit sie zur Optik der übrigen Seiten passen. Das würde jedoch nur bis zum nächsten Update von BwPostman halten, dann wären sie wieder auf die ursprünglichen Einstellungen zurückgesetzt.</text:p>
      <text:p text:style-name="Text_20_body">Eine andere Möglichkeit wäre, in einer CSS-Datei des gewählten Templates die Einträge für die gewünschten CSS-Stile zu machen. Aber auch hier besteht das Problem, dass die Änderungen nur bis zum nächsten Update des Templates halten.</text:p>
      <text:p text:style-name="Text_20_body">Daher habe ich ab Version 0.9.7 von BwPostman eine dauerhafte Lösung dieses Problems implementiert:</text:p>
      <text:p text:style-name="Text_20_body">Legen Sie sich eine Datei mit dem Namen <text:span text:style-name="BwFilePath">com_bwpostman.css</text:span> für die Komponente, eine Datei <text:span text:style-name="BwFilePath">mod_bwpostman.css</text:span> für das Anmelde-Modul und eine Datei <text:span text:style-name="BwFilePath">mod_bwpostman_overview.css</text:span> im CSS-Ordner des verwendeten Templates an. Besser noch: Sie kopieren die <text:soft-page-break/>mitgelieferten Dateien dorthin. Diese Dateien werden von BwPostman nach allen anderen CSS-Dateien gelesen. Das bedeutet, dass die CSS-Stile, die hier gesetzt werden, alle zuvor eingelesenen Stile überschreiben.</text:p>
      <text:p text:style-name="Text_20_body">Der Pfad zu diesen CSS-Dateien lautet demnach:</text:p>
      <text:p text:style-name="P10"><text:span text:style-name="BwFilePath">&lt;Joomla-Installationsverzeichnis&gt;/templates/&lt;gewähltes Template&gt;/css/</text:span></text:p>
      <text:list xml:id="list1629740576" text:continue-numbering="true" text:style-name="Outline">
        <text:list-item>
          <text:h text:style-name="Heading_20_1" text:outline-level="1"><text:bookmark-start text:name="__RefHeading__45299_1510050461"/>Templates - Anpassen des Erscheinungsbildes der Newsletter<text:bookmark-end text:name="__RefHeading__45299_1510050461"/></text:h>
        </text:list-item>
      </text:list>
      <text:p text:style-name="Text_20_body">Seit Version 1.1.0 ist ein Template-System für die Newsletter vorhanden, Karl Klostermann ganz großen Dank hierfür. Von ihm stammt nicht nur die Idee sondern auch die Umsetzung. Große Klasse!</text:p>
      <text:p text:style-name="Text_20_body">Dank der mitgelieferten <text:span text:style-name="BwAccentTextLow">Standard-Templates</text:span> für HTML- und Text-Version ist es nun auch für weniger versierte Anwender möglich, optisch ansprechende Newsletter zu versenden, die der <text:span text:style-name="T18">corporate</text:span> <text:span text:style-name="T18">identity</text:span>, dem Auftreten des Vereins oder oder oder… entsprechen und die auch auf mobilen Geräten gut aussehen. Einfach ein mitgeliefertes Template kopieren, einen neuen Namen vergeben und den Wünschen entsprechend abändern.</text:p>
      <text:p text:style-name="Text_20_body">Für die versierteren Anwender stehen <text:span text:style-name="BwAccentTextLow">freie Templates</text:span> auch wieder für HTML- und Text-Version zur Verfügung. Hier ist man in der Gestaltung fast völlig frei. Wichtig zu wissen, dass dem Newsletter trotz vieler Freiheitsgrade dann doch noch das Impressum aus den Optionen von BwPostman in einer Tabelle angehängt wird.</text:p>
      <text:p text:style-name="Text_20_body">Es können so viele Templates erstellt werden, wie man will. So kann zum Beispiel jede Mailingliste ein eigenes, individuelles Template bekommen. </text:p>
      <text:p text:style-name="Text_20_body">Das Template wird dem Newsletter zugewiesen, wenn man den Newsletter erstellt. Dort kann man aus den Listen für HTML-Templates und Text-Templates das gewünschte Template auswählen. Um die Auswahl einfacher zu machen, wird im Tooltip sogar die Vorschau des Templates angezeigt.</text:p>
      <text:p text:style-name="Text_20_body">Jeweils ein HTML- und ein Text-Template können als Standard definiert werden. Diese sind dann als Vorbelegung ausgewählt, wenn man einen neuen Newsletter erstellt.</text:p>
      <text:p text:style-name="Text_20_body">Wie bei allen anderen Bereichen von BwPostman kommt man zu den Templates über das Dashboard von BwPostman nach einem Klick auf <text:span text:style-name="BwClickPath">Templates</text:span>. Mit den Schaltflächen <text:span text:style-name="BwClickPath">HTML-Template</text:span> hinzufügen und <text:span text:style-name="BwClickPath">Text-Template</text:span> hinzufügen erstellt man ein freies HTML- oder Text-Template. Die Templates sind aber auch über das Hauptmenü von Joomla!<text:span text:style-name="T4">®</text:span> über <text:span text:style-name="BwClickPath">Komponenten </text:span><text:span text:style-name="BwClickPath"><text:span text:style-name="T9"></text:span></text:span><text:span text:style-name="BwClickPath"> BwPostman </text:span><text:span text:style-name="BwClickPath"><text:span text:style-name="T9"></text:span></text:span><text:span text:style-name="BwClickPath"> Templates</text:span> erreichbar.</text:p>
      <text:p text:style-name="AccentHighHead">Achtung:</text:p>
      <text:p text:style-name="AccentHighBox">Wird bei einem bestehenden Newsletter (Newsletter bearbeiten) das Template geändert, dann gehen zusätzliche Eingaben, die man von Hand im Editor gemacht hat, verloren. Dieses ist dasselbe Verhalten wie bei Änderungen an den ausgewählten Inhalten im ersten Tab beim Erstellen oder Bearbeiten eines Newsletters. Das ist Programm-technisch zur Zeit leider nicht anders machbar.</text:p>
      <text:list xml:id="list1064439169" text:continue-numbering="true" text:style-name="Outline">
        <text:list-item>
          <text:list>
            <text:list-item>
              <text:h text:style-name="Heading_20_2" text:outline-level="2"><text:bookmark-start text:name="__RefHeading__44850_1499710416"/><text:soft-page-break/>Templates installieren<text:bookmark-end text:name="__RefHeading__44850_1499710416"/></text:h>
            </text:list-item>
          </text:list>
        </text:list-item>
      </text:list>
      <text:p text:style-name="Text_20_body">Seit Version 1.3.0 von BwPostman gibt es auch die Möglichkeit, weitere Standard-Templates nachzuinstallieren. Dafür ist die Schaltfläche <text:span text:style-name="BwClickPath">Template installieren</text:span> in der Toolbar vorhanden. Ein Klick auf die Schaltfläche leitet zu einer Ansicht weiter, wo man das Template-Paket auswählen und installieren kann. Das Paket ist – wie unter <text:span text:style-name="T16">Joomla!</text:span><text:span text:style-name="T5">®</text:span> üblich – ein ZIP-Archiv, das mit einem Klick auf die Schaltfläche <text:span text:style-name="BwClickPath">Templateinstallation starten</text:span> installiert wird. Es erscheint eine Ansicht, in der die einzelnen Schritte der Installation des Templates angezeigt werden. Ein Klick auf die Schaltfläche <text:span text:style-name="BwClickPath">zurück</text:span> leitet auf die Liste der Templates zurück. Anschließend steht das neue Template wie alle anderen Templates für die Verwendung bei einem Newsletter zur Verfügung.</text:p>
      <text:p text:style-name="Text_20_body">Neue Templates kann man im <text:a xlink:type="simple" xlink:href="https://www.boldt-webservice.de/index.php/de/joomla-erweiterungen/bw-postman/newsletter-templates.html" text:style-name="Internet_20_link" text:visited-style-name="Visited_20_Internet_20_Link">Download-Bereich zu BwPostman</text:a> bei Boldt Webservice finden.</text:p>
      <text:p text:style-name="AccentMidHead">Wichtig:</text:p>
      <text:p text:style-name="AccentMidBox">Templates für BwPostman haben nichts, aber auch gar nichts, mit Templates für <text:span text:style-name="T16">Joomla!</text:span><text:span text:style-name="T5">®</text:span> zu tun! Während die Templates für <text:span text:style-name="T16">Joomla!</text:span><text:span text:style-name="T5">®</text:span> darauf ausgelegt sind, eine Webseite in allen Browsern gleich und den Wünschen des Webseiten-Betreibers nach aussehen zu lassen, haben die Templates für BwPostman die Aufgabe, die Newsletter in den unterschiedlichsten Mail-Clients gleich aussehen zu lassen. Während mittlerweile auch einige „abtrünnige“ Browser-Hersteller es sich angewöhnt haben, Standards einzuhalten, ist bei den Mail-Clients immer noch heftiger Wildwuchs die Regel, der sich mit jedem zweiten neuen mobilen Gerät noch vergrößert.</text:p>
      <text:list xml:id="list2138690364" text:continue-numbering="true" text:style-name="Outline">
        <text:list-item>
          <text:list>
            <text:list-item>
              <text:h text:style-name="Heading_20_2" text:outline-level="2"><text:bookmark-start text:name="__RefHeading__27989_971432335"/>Templates exportieren<text:bookmark-end text:name="__RefHeading__27989_971432335"/></text:h>
            </text:list-item>
          </text:list>
        </text:list-item>
      </text:list>
      <text:p text:style-name="Text_20_body"><text:bookmark-start text:name="__RefHeading__55856_1036753469"/>Seit Version 2.1.0 von BwPostman gibt es die Möglichkeit, Templates zu exportieren. Damit kann man Templates, die man für eine Installation erstellt hat, zu einer anderen Installation übertragen.<text:bookmark-end text:name="__RefHeading__55856_1036753469"/></text:p>
      <text:p text:style-name="Text_20_body">Nachdem man die Checkbox des gewünschten Templates in der Liste der Templates aktiviert hat und auf Template exportieren geklickt hat, wird eine Datei erstellt, die das Template in einer wieder installierbaren Form enthält. Wenn dieser Vorgang abgeschlossen ist, üblicherweise innerhalb weniger Sekunden, dann wird eine Nachricht eingeblendet, die eine Schaltfläche zum Herunterladen enthält. Diese Datei wird aber auch in der Installation unter </text:p>
      <text:p text:style-name="P10">&lt;Joomla-Installationsverzeichnis&gt;/images/bw_postman/templates/</text:p>
      <text:p text:style-name="Text_20_body"><text:soft-page-break/>abgelegt. Hier kann die Datei über den Medien-Manager von <text:span text:style-name="T16">Joomla!</text:span><text:span text:style-name="T5">®</text:span> ebenfalls heruntergeladen oder wieder gelöscht werden.</text:p>
      <text:p text:style-name="Text_20_body">Der Dateiname der Export-Datei enthält die ID des exportierten Templates, weil die ID ganz sicher eindeutig ist, es gibt keine zwei Templates mit ein und derselben ID. Der Titel des Templates kann deshalb nicht (alleine) verwendet werden.</text:p>
      <text:p text:style-name="Text_20_body">Man muss diesen Dateinamen aber nicht beibehalten, der Import funktioniert mit jedem beliebigen Dateinamen.</text:p>
      <text:list xml:id="list1661273123" text:continue-numbering="true" text:style-name="Outline">
        <text:list-item>
          <text:list>
            <text:list-item>
              <text:h text:style-name="Heading_20_2" text:outline-level="2"><text:bookmark-start text:name="__RefHeading__27991_971432335"/>Standard-Templates<text:bookmark-end text:name="__RefHeading__27991_971432335"/></text:h>
            </text:list-item>
          </text:list>
        </text:list-item>
      </text:list>
      <text:p text:style-name="Text_20_body">Standard-Templates sind vorgefertigte Templates für Newsletter, die direkt so verwendet werden können. Die mitgelieferten Standard-Templates beginnen im Titel – wen wundert es – mit Standard. Sie sind alle responsive. Das heißt, auch auf kleinen Displays, wie sie bei Mobilgeräten vorkommen, sehen sie gut aus. Trotzdem können Standard-Templates weitgehend individualisiert werden. Um auf der sicheren Seite zu sein, schlage ich vor, eines der mitgelieferten Templates zu kopieren und dann erst anzupassen. Wenn mit einem mitgelieferten Template eine Anpassung nicht möglich ist: Vielleicht geht es ja mit einem anderen?</text:p>
      <text:p text:style-name="Text_20_body">Im linken Teil werden die Einstellungen gemacht, im rechten ist eine Vorschau des Templates zu sehen, die sich aktualisiert und die Änderungen anzeigt, wenn man auf <text:span text:style-name="BwClickPath">Vorschau aktualisieren</text:span> klickt. Eine Aktualisierung der Vorschau gibt es auch, wenn das Template gespeichert wird.</text:p>
      <text:list xml:id="list2172779606" text:continue-numbering="true" text:style-name="Outline">
        <text:list-item>
          <text:list>
            <text:list-item>
              <text:list>
                <text:list-item>
                  <text:h text:style-name="Heading_20_3" text:outline-level="3"><text:bookmark-start text:name="__RefHeading__55858_1036753469"/>Reiter <text:span text:style-name="Betont_20_H3"><text:span text:style-name="T20">Allgemeines</text:span></text:span><text:bookmark-end text:name="__RefHeading__55858_1036753469"/></text:h>
                </text:list-item>
              </text:list>
            </text:list-item>
          </text:list>
        </text:list-item>
      </text:list>
      <text:p text:style-name="Text_20_body">Hier werden die allgemeinen Einstellungen zum Template gemacht. Das Template bekommt einen Namen und eine Beschreibung, die Breite des Newsletters wird festgelegt, wie auch die Größe und Abstände der Schriften, Farben für Schriften und Hintergründe der verschiedenen Bereiche. Hier kann auch ein kleines Bild, ein sogenanntes <text:span text:style-name="T18">Thumbnail</text:span>, ausgewählt werden. Dieses Bild wird in der Liste der Templates als Vorschaubild und im Tooltip bei der Auswahlliste angezeigt, wenn ein Newsletter erstellt wird. </text:p>
      <text:p text:style-name="AccentMidHead">Achtung:</text:p>
      <text:p text:style-name="AccentMidBox">Dieses Vorschaubild ist aber nicht identisch mit der Vorschau beim Bearbeiten des Templates! Die Vorschau beim Bearbeiten ist dynamisch und kann immer wieder aktualisiert werden, während das Thumbnail statisch ist, also zum Beispiel per Bildschirmfoto erstellt wurde.</text:p>
      <text:p text:style-name="AccentMidBox"><text:soft-page-break/>Dieses Vorschaubild wird nicht automatisch von BwPostman erstellt! Man kann solch ein Vorschaubild erzeugen, wenn man ein Bildschirmfoto des Newsletters macht. Dies kann durchaus auch von der Vorschau beim Bearbeiten gemacht werden. Vorschaubilder sucht BwPostman unter <text:span text:style-name="BwFilePath">&lt;Joomla-Installationsverzeichnis&gt;/images/bw_postman</text:span>. Dorthin muss man also das gespeicherte Bild hochladen. Das kann man mit dem MediaManager von Joomla!<text:span text:style-name="T4">®</text:span> machen. Dieser ist im Hauptmenü von Joomla!<text:span text:style-name="T4">®</text:span> unter <text:span text:style-name="BwClickPath">Inhalte </text:span><text:span text:style-name="BwClickPath"><text:span text:style-name="T9"></text:span></text:span><text:span text:style-name="BwClickPath"> Medien</text:span> zu finden.</text:p>
      <text:list xml:id="list526223037" text:continue-numbering="true" text:style-name="Outline">
        <text:list-item>
          <text:list>
            <text:list-item>
              <text:list>
                <text:list-item>
                  <text:h text:style-name="Heading_20_3" text:outline-level="3"><text:bookmark-start text:name="__RefHeading__55860_1036753469"/>Reiter <text:span text:style-name="Betont_20_H3"><text:span text:style-name="T20">Header</text:span></text:span><text:bookmark-end text:name="__RefHeading__55860_1036753469"/></text:h>
                </text:list-item>
              </text:list>
            </text:list-item>
          </text:list>
        </text:list-item>
      </text:list>
      <text:p text:style-name="Text_20_body">Hier wird der Kopf des Newsletters definiert, mit dem der Newsletter beginnt. Er besteht aus Logo und/oder Text. Man kann auswählen, ob nur das Logo, nur der Text oder beides im Kopf des Newsletters angezeigt wird. </text:p>
      <text:p text:style-name="Text_20_body">Werden Logo und Text verwendet, dann bedeutet die Ausrichtung <text:span text:style-name="BwAccentTextLow">Links</text:span> oder <text:span text:style-name="BwAccentTextLow">Mitte</text:span>, dass das Logo links und der Text rechts angezeigt wird. <text:span text:style-name="BwAccentTextLow">Rechts</text:span> lässt das Logo rechts erscheinen und den Text links. </text:p>
      <text:p text:style-name="Text_20_body">Wird nur das Logo oder nur der Text verwendet, dann sind die Ausrichtungen so, wie man sie erwartet.</text:p>
      <text:p text:style-name="Text_20_body">Der Text kann in zwei Zeilen angegeben werden, für die die Schriftgröße getrennt angegeben werden kann. Die Farben für Schrift, Hintergrund und Schatten des Headers lassen sich hier auch einstellen. Der Schatten wirkt nur beim Standard-Template Deep Blue.</text:p>
      <text:list xml:id="list788249473" text:continue-numbering="true" text:style-name="Outline">
        <text:list-item>
          <text:list>
            <text:list-item>
              <text:list>
                <text:list-item>
                  <text:h text:style-name="Heading_20_3" text:outline-level="3"><text:bookmark-start text:name="__RefHeading__55862_1036753469"/>Reiter <text:span text:style-name="Betont_20_H3"><text:span text:style-name="T20">Einleitungstext/Intro</text:span></text:span><text:bookmark-end text:name="__RefHeading__55862_1036753469"/></text:h>
                </text:list-item>
              </text:list>
            </text:list-item>
          </text:list>
        </text:list-item>
      </text:list>
      <text:p text:style-name="Text_20_body">Im Newsletter folgt dann das Intro mit einer Überschrift und dem Text. Der Text kann personalisiert werden. Einfach den Cursor an die gewünschte Stelle im Einleitungstext setzen und die Schaltfläche <text:span text:style-name="BwClickPath">[FIRSTNAME]</text:span>, <text:span text:style-name="BwClickPath">[LASTNAME]</text:span> oder <text:span text:style-name="BwClickPath">[FULLNAME]</text:span> anklicken.</text:p>
      <text:p text:style-name="Text_20_body">Man kann wählen, ob das Intro verwendet wird oder nicht. Wird hier Nein gewählt, dann sorgt das Template-System von BwPostman dafür, dass kein unnötiger Leerraum entsteht. Außerdem lassen sich sowohl Überschrift als auch Text im Newsletter in den Tabs <text:span text:style-name="BwAccentField">HTML-Newsletter</text:span> und <text:span text:style-name="BwAccentField">Text-Newsletter</text:span> selbst noch mal verändern.</text:p>
      <text:list xml:id="list486233090" text:continue-numbering="true" text:style-name="Outline">
        <text:list-item>
          <text:list>
            <text:list-item>
              <text:list>
                <text:list-item>
                  <text:h text:style-name="Heading_20_3" text:outline-level="3"><text:bookmark-start text:name="__RefHeading__55864_1036753469"/>Reiter <text:span text:style-name="Betont_20_H3"><text:span text:style-name="T20">Artikel/Beiträge</text:span></text:span><text:bookmark-end text:name="__RefHeading__55864_1036753469"/></text:h>
                </text:list-item>
              </text:list>
            </text:list-item>
          </text:list>
        </text:list-item>
      </text:list>
      <text:p text:style-name="Text_20_body">Anschließend kommen die einzelnen Beiträge. Die einzelnen Beiträge lassen sich mit einer Trennlinie versehen, für die eine Farbe ausgewählt werden kann. Weiterhin kann man einstellen, ob der Autor des Beitrags und das Erstellungsdatum angezeigt werden sollen.</text:p>
      <text:p text:style-name="Text_20_body"><text:soft-page-break/>Man kann auch eine Schaltfläche <text:span text:style-name="BwClickPath">Weiterlesen</text:span> für jeden Beitrag einfügen. Das ist nützlich, wenn man im Newsletter nur einen Teaser – einen Anreißer – haben möchte und der vollständige Artikel auf der Webseite gelesen werden soll. Für diese Schaltfläche <text:span text:style-name="BwClickPath">Weiterlesen</text:span> lassen sich die Farbe der Schrift, der Schaltfläche und des Schattens der Schaltfläche auswählen.</text:p>
      <text:p text:style-name="AccentHighHead">Achtung:</text:p>
      <text:p text:style-name="AccentHighBox">Wird bei einem Standard-Template nachträglich etwas mit Auswirkung auf die <text:s/>Artikel/Beiträge geändert (z.B. Newsletter-Breite, Artikelhintergrundfarbe, Schriftfarbe der Texte, Autor anzeigen usw.), muss bei einem bestehenden Newsletter das Template ein Mal umgeschaltet und wieder zurück geschaltet werden oder es müssen die ausgewählten Beiträge geändert werden, damit die Änderungen übernommen werden können. Das ist leider Programm-technisch zur Zeit nicht anders machbar.</text:p>
      <text:list xml:id="list2118657259" text:continue-numbering="true" text:style-name="Outline">
        <text:list-item>
          <text:list>
            <text:list-item>
              <text:list>
                <text:list-item>
                  <text:h text:style-name="Heading_20_3" text:outline-level="3"><text:bookmark-start text:name="__RefHeading__55866_1036753469"/>Reiter<text:span text:style-name="Betont_20_H3"> </text:span><text:span text:style-name="Betont_20_H3"><text:span text:style-name="T20">Footer</text:span></text:span><text:bookmark-end text:name="__RefHeading__55866_1036753469"/></text:h>
                </text:list-item>
              </text:list>
            </text:list-item>
          </text:list>
        </text:list-item>
      </text:list>
      <text:p text:style-name="Text_20_body">Im Fußbereich des Newsletters kommt dann vor allem das Rechtliche: Die rechtlichen Infos aus den Optionen von BwPostman können ein- und ausgeschaltet werden und es lässt sich ein Adressblock definieren. Auch für den Fuß des Newsletters lassen sich die Farben für Schrift, Hintergrund und Schatten bequem auswählen.</text:p>
      <text:p text:style-name="Text_20_body">Schließlich können bis zu fünf Schaltflächen für Links zu den Social Media oder auch für eigene Angebote eingerichtet werden. Die Schaltflächen haben eine gemeinsame Überschrift. Jede Schaltfläche lässt sich wiederum individuell konfigurieren mit Farbangaben zu Schrift, Schaltfläche und Schatten. Die Beschriftung wie auch das Ziel des Links lassen sich hier auch einfach eintragen.</text:p>
      <text:p text:style-name="Text_20_body">Das einzige, was sich der Anpassung entzieht, sind die Links ganz am Ende des Newsletters für Abonnement beenden und Abonnement bearbeiten sowie der Link auf die Webseite.</text:p>
      <text:list xml:id="list1413024091" text:continue-numbering="true" text:style-name="Outline">
        <text:list-item>
          <text:list>
            <text:list-item>
              <text:h text:style-name="Heading_20_2" text:outline-level="2"><text:bookmark-start text:name="__RefHeading__55868_1036753469"/>Freie Templates<text:bookmark-end text:name="__RefHeading__55868_1036753469"/></text:h>
            </text:list-item>
          </text:list>
        </text:list-item>
      </text:list>
      <text:p text:style-name="Text_20_body">Freie Templates für Newsletter sind genau das, was der Name besagt: Frei! Frei in der Positionierung der Elemente, frei im Aussehen der Elemente. Diese Freiheit hat allerdings ihren Preis: Es gibt keine vordefinierten Bereiche, die schnell und einfach nur per Mausklick angepasst werden können. Hier wird alles „von Hand“ gemacht. Je ein Muster für HTML- und Text-Templates werden mitgeliefert und beginnen im Titel mit Sample / Beispiel.</text:p>
      <text:p text:style-name="Text_20_body"><text:soft-page-break/>Weil es bei den freien Templates keine vordefinierten Bereiche gibt, gibt es auch nur drei (HTML-Templates) beziehungsweise zwei (Text-Templates) Reiter. </text:p>
      <text:p text:style-name="Text_20_body">Auch hier gilt: Im linken Teil werden die Einstellungen gemacht, im rechten ist eine Vorschau des Templates zu sehen, die sich aktualisiert und die aktuellen Änderungen anzeigt, wenn man auf <text:span text:style-name="BwClickPath">Vorschau aktualisieren</text:span> klickt oder das Template speichert.</text:p>
      <text:list xml:id="list870816403" text:continue-numbering="true" text:style-name="Outline">
        <text:list-item>
          <text:list>
            <text:list-item>
              <text:list>
                <text:list-item>
                  <text:h text:style-name="Heading_20_3" text:outline-level="3"><text:bookmark-start text:name="__RefHeading__55870_1036753469"/>Reiter <text:span text:style-name="Betont_20_H3"><text:span text:style-name="T20">Allgemeines</text:span></text:span><text:bookmark-end text:name="__RefHeading__55870_1036753469"/></text:h>
                </text:list-item>
              </text:list>
            </text:list-item>
          </text:list>
        </text:list-item>
      </text:list>
      <text:p text:style-name="Text_20_body">Hier wird der Name und die Beschreibung des Templates angegeben und es kann ein kleines Bild, ein sogenanntes <text:span text:style-name="T18">Thumbnail</text:span>, ausgewählt werden. Dieses Bild wird in der Liste der Templates und im Tooltip bei der Auswahlliste angezeigt, wenn ein Newsletter erstellt wird.</text:p>
      <text:p text:style-name="AccentHighHead">Achtung:</text:p>
      <text:p text:style-name="AccentHighBox">Dieses Vorschaubild ist aber nicht identisch mit der Vorschau beim Bearbeiten des Templates! Die Vorschau beim Bearbeiten ist dynamisch und kann immer wieder aktualisiert werden, während das Thumbnail statisch ist, also zum Beispiel per Bildschirmfoto erstellt wurde. Mehr dazu ist bei den Standard-Templates nachzulesen.</text:p>
      <text:p text:style-name="Text_20_body">Dann wird eingestellt, ob der Autor und/oder das Erstellungsdatum des Beitrags im Newsletter angezeigt werden soll und ob es eine Schaltfläche <text:span text:style-name="BwClickPath">Weiterlesen</text:span> geben soll.</text:p>
      <text:list xml:id="list1291403503" text:continue-numbering="true" text:style-name="Outline">
        <text:list-item>
          <text:list>
            <text:list-item>
              <text:list>
                <text:list-item>
                  <text:h text:style-name="Heading_20_3" text:outline-level="3"><text:bookmark-start text:name="__RefHeading__55872_1036753469"/>Reiter <text:span text:style-name="Betont_20_H3"><text:span text:style-name="T20">Template CSS</text:span></text:span><text:bookmark-end text:name="__RefHeading__55872_1036753469"/></text:h>
                </text:list-item>
              </text:list>
            </text:list-item>
          </text:list>
        </text:list-item>
      </text:list>
      <text:p text:style-name="Text_20_body">Diesen Reiter gibt es naturgemäß nur bei HTML-Templates. Dies ist der Bereich, in dem die Angaben zu den CSS-Stilen gemacht werden. CSS-Kenntnisse sind nötig und es ist nur reiner CSS-Code erlaubt!</text:p>
      <text:list xml:id="list1776336508" text:continue-numbering="true" text:style-name="Outline">
        <text:list-item>
          <text:list>
            <text:list-item>
              <text:list>
                <text:list-item>
                  <text:h text:style-name="Heading_20_3" text:outline-level="3"><text:bookmark-start text:name="__RefHeading__55874_1036753469"/>Reiter <text:span text:style-name="Betont_20_H3"><text:span text:style-name="T20">Template HTML/Template Text</text:span></text:span><text:bookmark-end text:name="__RefHeading__55874_1036753469"/></text:h>
                </text:list-item>
              </text:list>
            </text:list-item>
          </text:list>
        </text:list-item>
      </text:list>
      <text:p text:style-name="Text_20_body">Hier kann man sich das Gerüst des Newsletters zusammenstellen. Unter dem Editor sind die verschiedene Schaltflächen für Personalisierung, Inhalte, Abmelde- und Bearbeiten-Link und das Impressum zu finden.</text:p>
      <text:p text:style-name="Text_20_body">Einfach den Cursor an die gewünschte Stelle im Eingabefeld setzen und die Schaltfläche anklicken.</text:p>
      <text:p text:style-name="P11"/>
      <text:list xml:id="list812126728" text:continue-numbering="true" text:style-name="Outline">
        <text:list-item>
          <text:h text:style-name="Heading_20_1" text:outline-level="1"><text:bookmark-start text:name="__RefHeading__55882_1632462517"/>Wartung<text:bookmark-end text:name="__RefHeading__55882_1632462517"/></text:h>
        </text:list-item>
      </text:list>
      <text:p text:style-name="Text_20_body">Seit Version 1.0.1 von BwPostman gibt es die Möglichkeit, die Tabellen von BwPostman zu sichern und wiederherzustellen. Außerdem kann man die Tabellen überprüfen. Werden Fehler festgestellt, werden diese automatisch repariert. Das funktioniert sehr zuverlässig, eine hundertprozentige Garantie kann ich aber nicht geben. </text:p>
      <text:p text:style-name="Text_20_body">Damit ist zum Beispiel die Möglichkeit gegeben, eine total zerschossene Installation von BwPostman zu deinstallieren und neu zu installieren, ohne Mailinglisten, Newsletter, Kampagnen, Abonnenten oder Templates zu verlieren. </text:p>
      <text:p text:style-name="AccentHighHead">Auch hier wieder der Hinweis:</text:p>
      <text:p text:style-name="AccentHighBox">Machen Sie eine Sicherung ihrer Daten! Dies kann durchaus auch mit der Sicherung von BwPostman geschehen. Genau die Überlegung: „<text:span text:style-name="T15">Wenn ich hier etwas repariere und das geht in die Hose, dann habe ich den Salat</text:span>“ hat mich dazu gebracht, diese Sicherung zu schreiben. Doch was nützt die beste und aktuellste Sicherung, wenn ich sie im Ernstfall nicht einspielen kann? Also gab es auch noch die Wiederherstellung oben drauf.</text:p>
      <text:p text:style-name="Text_20_body">Die Wartung wird entweder aus dem Dashboard von BwPostman oder über das Untermenü aufgerufen. Neben den Grundeinstellungen, mit denen BwPostman konfiguriert wird und dem Link auf das Forum gibt es in der Wartung noch drei Schaltflächen: <text:span text:style-name="BwClickPath">Tabellen überprüfen und reparieren</text:span>, <text:span text:style-name="BwClickPath">Tabellen sichern</text:span> und <text:span text:style-name="BwClickPath">Tabellen wiederherstellen</text:span>.</text:p>
      <text:list xml:id="list73791368" text:continue-numbering="true" text:style-name="Outline">
        <text:list-item>
          <text:list>
            <text:list-item>
              <text:h text:style-name="Heading_20_2" text:outline-level="2"><text:bookmark-start text:name="__RefHeading__45301_1510050461"/>Tabellen überprüfen und reparieren<text:bookmark-end text:name="__RefHeading__45301_1510050461"/></text:h>
            </text:list-item>
          </text:list>
        </text:list-item>
      </text:list>
      <text:p text:style-name="Text_20_body"><text:span text:style-name="BwClickPath">Mit einem Klick</text:span> auf diese Schaltfläche werden die Tabellen anhand der SQL-Installationsdatei der installierten Version von BwPostman geprüft. Das Ergebnis von Prüfung und Reparaturversuch wird Schritt für Schritt in einer Übersicht dargestellt. Über die Schaltfläche <text:span text:style-name="BwClickPath">Zurück</text:span> oben in der Toolbar kommt man wieder zur Wartung zurück.</text:p>
      <text:p text:style-name="Text_20_body">Die Prüfung läuft intern so ab:</text:p>
      <text:p text:style-name="Text_20_body">Zuerst wird an Hand der gerade installierten Version von BwPostman festgestellt, ob alle Tabellen, die für diese Version gebraucht werden, auch vorhanden sind. Falls Tabellen fehlen sollten, werden diese angelegt. Dann wird geprüft, ob irgendwelche Tabellen, die BwPostman im Namen tragen, aber nicht benötigt werden (die zum Beispiel aus früheren Versionen übrig geblieben sind), vorhanden sind. Diese werden gegebenenfalls gelöscht.</text:p>
      <text:p text:style-name="Text_20_body">Im nächsten Schritt werden <text:span text:style-name="T18">Engine</text:span>, Standard-Zeichensatz und Schlüssel der einzelnen Tabellen überprüft und wenn nötig korrigiert.</text:p>
      <text:p text:style-name="Text_20_body"><text:soft-page-break/>Anschließend werden für jede Tabelle die Spaltennamen und die Attribute (oder auch Eigenschaften) der Spalten geprüft. Auch hier wird gegebenenfalls korrigiert, was von den Vorgaben aus der Installationsdatei abweicht.</text:p>
      <text:p text:style-name="Text_20_body">Im vorletzten Schritt werden die Asset-IDs der Datensätze in den Tabellen geprüft. Das sind die Datensätze, in denen die Rechte zu jedem einzelnen Newsletter, Abonnenten etc. abgespeichert werden. Wenn keine Asset-ID vorhanden ist, wird versucht, diese neu zu erstellen. Fehlt diese nämlich, dann ist es nicht möglich, einen Datensatz zu löschen. Wenn die Asset-ID nicht erstellt werden kann, dann muss der Datensatz ein Mal von Hand geöffnet und gespeichert werden. Die Asset-IDs fehlen zum Beispiel, wenn man die Tabellen von BwPostman direkt in die Datenbank von Joomla!<text:span text:style-name="T4">®</text:span> einliest, zum Beispiel über phpMyAdmin. </text:p>
      <text:p text:style-name="Text_20_body">Zum Abschluss wird noch nachgesehen, ob die eingetragenen User-IDs aus Joomla!<text:span text:style-name="T4">®</text:span> noch stimmen und gegebenenfalls auch berichtigt. Dies geschieht, indem die Mailadressen der Abonnenten mit den Mailadressen der Benutzer in Joomla!<text:span text:style-name="T4">®</text:span> verglichen werden.</text:p>
      <text:p text:style-name="Text_20_body">Es wird also versucht, essentielle Fehler ebenso wie nicht ganz so tragische Probleme aufzuspüren und zu korrigieren. Die wichtigen Fehler werden in rot dargestellt, kleiner Probleme in orange-gelb. Wenn so etwas in der Übersicht auftaucht, dann steht das Ergebnis des Reparaturversuches direkt darunter. Erst wenn das auch in rot erscheint, ist ein Fehler aufgetreten, der nicht automatisch repariert werden kann.</text:p>
      <text:list xml:id="list1402814477" text:continue-numbering="true" text:style-name="Outline">
        <text:list-item>
          <text:list>
            <text:list-item>
              <text:h text:style-name="Heading_20_2" text:outline-level="2"><text:bookmark-start text:name="__RefHeading__45303_1510050461"/>Tabellen sichern<text:bookmark-end text:name="__RefHeading__45303_1510050461"/></text:h>
            </text:list-item>
          </text:list>
        </text:list-item>
      </text:list>
      <text:p text:style-name="Text_20_body">Die Sicherung der Tabellen empfiehlt sich immer wieder einmal, vor allem vor einer Überprüfung/Reparatur der Tabellen, man weiß ja nie…</text:p>
      <text:p text:style-name="Text_20_body">Mit einem Klick auf die Schaltfläche <text:span text:style-name="BwClickPath">Tabellen sichern</text:span> werden die Strukturen und Daten der Tabellen im XML-Format zusammengestellt und man bekommt von seinem Browser ein Fenster angezeigt, wo er fragt, was mit dieser Datei geschehen soll. Sinnvoll ist es, die Datei (lokal) zu speichern. Gut merken, wo man sie abgelegt hat, vielleicht braucht man sie ja noch mal!</text:p>
      <text:p text:style-name="Text_20_body">Seit Version 1.3.0 von BwPostman werden auch die Berechtigungen der Komponente, der Tabellen und der einzelnen Datensätze gesichert. Weil die Berechtigungen mit den Benutzergruppen verknüpft sind, werden auch die Benutzergruppen und deren Eltern-Gruppen, für die Berechtigungen für BwPostman vergeben sind, gesichert.</text:p>
      <text:p text:style-name="Text_20_body">Seit Version 2.1.0 von BwPostman kann diese Sicherungsdatei auch gepackt werden, damit man die Dateigröße verringern kann. Als Format dafür wird ZIP verwendet.</text:p>
      <text:p text:style-name="Text_20_body"><text:soft-page-break/>Die Sicherung wird automatisch gepackt, wenn in den Optionen von BwPostman unter Grundeinstellungen der Schalter Sicherungsdatei komprimieren aktiviert ist.</text:p>
      <text:p text:style-name="Text_20_body">Die Sicherungsdatei wird nicht nur zum Download angeboten, sie wird auch im Ordner </text:p>
      <text:p text:style-name="P10">&lt;Joomla-Installationsverzeichnis&gt;/images/bw_postman/backup_tables/</text:p>
      <text:p text:style-name="Text_20_body">abgelegt. Somit kann man auch über dein Medien-Manager von <text:span text:style-name="T16">Joomla!</text:span><text:span text:style-name="T5">®</text:span> die Datei herunterladen oder löschen.</text:p>
      <text:list xml:id="list1729026381" text:continue-numbering="true" text:style-name="Outline">
        <text:list-item>
          <text:list>
            <text:list-item>
              <text:h text:style-name="Heading_20_2" text:outline-level="2"><text:bookmark-start text:name="__RefHeading__45305_1510050461"/>Tabellen wiederherstellen<text:bookmark-end text:name="__RefHeading__45305_1510050461"/></text:h>
            </text:list-item>
          </text:list>
        </text:list-item>
      </text:list>
      <text:p text:style-name="Text_20_body">Das Wiederherstellen der Tabellen klappt leider nicht mit einem einzigen Klick:</text:p>
      <text:p text:style-name="Text_20_body">Ein Klick auf die Schaltfläche <text:span text:style-name="BwClickPath">Tabellen wiederherstellen</text:span> führt zu der Ansicht, in der man die Datei auswählen kann, in der die Daten enthalten sind, die zuvor einmal gesichert wurden. Der Klick auf <text:span text:style-name="BwClickPath">Wiederherstellung starten</text:span> löst dann das Einspielen der Sicherung in die Datenbank aus. </text:p>
      <text:p text:style-name="AccentHighHead">ACHTUNG:</text:p>
      <text:p text:style-name="AccentHighBox">Dabei werden alle vorhandenen Tabellen von BwPostman aus der Datenbank gelöscht und nur die gesicherten Daten sind anschließend vorhanden!</text:p>
      <text:p text:style-name="Text_20_body">Seit Version 2.1.0 von BwPostman erkennt das Wiederherstellen einer Sicherung von BwPostman, ob die Datei gepackt ist und wird automatisch ausgepackt, bevor sie wiederhergestellt wird.</text:p>
      <text:p text:style-name="Text_20_body">Direkt nach dem Wiederherstellen wird automatisch eine Überprüfung nach obigem Verfahren ausgelöst, damit sichergestellt ist, dass die Tabellen in ihrer Struktur auch zur installierten Version passen. Das Ergebnis wird natürlich auch Schritt für Schritt angezeigt.</text:p>
      <text:p text:style-name="Text_20_body">Über die Schaltfläche <text:span text:style-name="BwClickPath">Zurück</text:span> oben rechts in der Toolbar kommt man wieder zur Wartung zurück.</text:p>
      <text:p text:style-name="AccentMidHead">Auch wichtig zu wissen:</text:p>
      <text:p text:style-name="AccentMidBox">Die Wiederherstellung der Tabellen funktioniert ausschließlich nur mit Sicherungen, die mit BwPostman erstellt wurden!</text:p>
      <text:p text:style-name="Text_20_body">Seit Version 1.3.0 von BwPostman werden auch die Berechtigungen der Komponente, der Tabellen und der einzelnen Datensätze gesichert. Weil die Berechtigungen mit den Benutzergruppen verknüpft sind, werden auch die Benutzergruppen und deren Eltern-Gruppen, für die Berechtigungen für BwPostman vergeben sind, gesichert.</text:p>
      <text:p text:style-name="Text_20_body"><text:soft-page-break/>Bei der Wiederherstellung wird dann auch die Struktur dieser Benutzergruppen wiederhergestellt. Dabei überprüft BwPostman anhand des Namens der Benutzergruppe, ob die in der Sicherung hinterlegten Benutzergruppen noch vorhanden sind und dieselbe ID haben. Nicht mehr vorhandene Benutzergruppen werden nicht neu erstellt, denn ich kann nicht wissen, aus welchem Grund diese Benutzergruppen entfernt wurden. Meist hat dies ja einen triftigen Grund. Wenn die Benutzergruppen mit ihren Namen noch vorhanden sind, dann werden die in der Sicherung von BwPostman hinterlegten Benutzergruppen auf die neue ID angepasst.</text:p>
      <text:p text:style-name="Text_20_body">Sollte wider Erwarten die Wiederherstellung abbrechen, so ist das in der Regel kein Beinbruch. BwPostman erstellt vor dem Wiederherstellen einen Wiederherstellungspunkt. Auf diesen wird automatisch zurück gestellt, sollte die Wiederherstellung fehlschlagen. Somit ist gewährleistet, dass BwPostman immer in einer lauffähigen Version vorhanden ist und man nicht mit leeren oder fehlenden Tabellen da steht.</text:p>
      <text:list xml:id="list1919818479" text:continue-numbering="true" text:style-name="Outline">
        <text:list-item>
          <text:list>
            <text:list-item>
              <text:h text:style-name="Heading_20_2" text:outline-level="2"><text:bookmark-start text:name="__RefHeading__45503_1510050461"/>Migration von BwPostman auf eine andere Joomla!<text:span text:style-name="T4">®</text:span>-Installation?<text:bookmark-end text:name="__RefHeading__45503_1510050461"/></text:h>
            </text:list-item>
          </text:list>
        </text:list-item>
      </text:list>
      <text:p text:style-name="Text_20_body">Wenn man das obige liest, dann stellt sich so mancher die Frage: Kann ich mit <text:span text:style-name="BwClickPath">Tabellen sichern</text:span> und <text:span text:style-name="BwClickPath">Tabellen wiederherstellen</text:span> von einer Joomla!<text:span text:style-name="T4">®</text:span>-Installation auf eine andere umziehen?</text:p>
      <text:p text:style-name="Text_20_body">Die Antwort lautet: Ja, bedingt und wenn BwPostman schon auf dieser Installation von Joomla!<text:span text:style-name="T4">®</text:span> installiert ist.</text:p>
      <text:p text:style-name="Text_20_body">Mailinglisten, Kampagnen und Templates bereiten dabei absolut keine Schwierigkeiten. Bei den Abonnenten werden unter anderem aus diesem Grund die eingetragenen User-IDs beim Überprüfen der Tabellen ebenfalls kontrolliert und anhand der Mailadresse mit Joomla!<text:span text:style-name="T4">®</text:span> abgeglichen, sofern möglich.</text:p>
      <text:p text:style-name="Text_20_body">Schwieriger wird es bei den Newslettern. BwPostman speichert neben der HTML-Version und der Text-Version des Newsletters auch die IDs der Beiträge ab. Wenn die Beiträge aus Joomla!<text:span text:style-name="T4">®</text:span> ebenfalls exakt, das heißt inhaltlich und mit der ID, übereinstimmen, dann ist das absolut kein Problem. Wenn jedoch Inhalt oder IDs unterschiedlich sind oder gar Inhalte, für die der Newsletter eine ID hat, in der anderen Installation einen ganz anderen Beitrag haben, dann wird es für unversendete Newsletter spätestens beim Bearbeiten in der neuen Installation schwierig.</text:p>
      <text:p text:style-name="AccentHighBox">Am besten probiert man solche Sachen an einer Joomla!<text:span text:style-name="T4">®</text:span>-Installation aus, die zum Testen gedacht ist, bevor man damit in eine Produktivumgebung geht.</text:p>
      <text:list xml:id="list632576359" text:continue-numbering="true" text:style-name="Outline">
        <text:list-item>
          <text:h text:style-name="Heading_20_1" text:outline-level="1"><text:bookmark-start text:name="__RefHeading__27993_971432335"/>Module<text:bookmark-end text:name="__RefHeading__27993_971432335"/></text:h>
          <text:list>
            <text:list-item>
              <text:h text:style-name="Heading_20_2" text:outline-level="2"><text:bookmark-start text:name="__RefHeading__27995_971432335"/>BwPostman Modul<text:bookmark-end text:name="__RefHeading__27995_971432335"/></text:h>
            </text:list-item>
          </text:list>
        </text:list-item>
      </text:list>
      <text:p text:style-name="Text_20_body">Dieses Modul zeigt ein Registrierungsformular für die Mailinglisten von BwPostman an. Vom Grundsatz her macht das Modul also nichts anderes wie die Registrierungsseite der Komponente, nur eben auf einer Modulposition. Damit ist es möglich, ein Registrierungsformular für Newsletter auf allen gewünschten Seiten anzeigen zu lassen.</text:p>
      <text:p text:style-name="Text_20_body">Die Reiter <text:span text:style-name="BwAccentField">Modul</text:span>, <text:span text:style-name="BwAccentField">Menüzuweisung</text:span>, <text:span text:style-name="BwAccentField">Erweitert</text:span> und <text:span text:style-name="BwAccentField">Modulberechtigungen</text:span> sind von Joomla!<text:span text:style-name="T21">®</text:span> bekannt. Das Registrierungs-Modul bringt aber noch weitere Einstellmöglichkeiten mit:</text:p>
      <text:list xml:id="list648423766" text:continue-numbering="true" text:style-name="Outline">
        <text:list-item>
          <text:list>
            <text:list-item>
              <text:list>
                <text:list-item>
                  <text:h text:style-name="Heading_20_3" text:outline-level="3"><text:bookmark-start text:name="__RefHeading__27997_971432335"/><text:bookmark text:name="slider-mailinglistenauswahl"/><text:a xlink:type="simple" xlink:href="https://www.boldt-webservice.de/index.php/de/forum/handbücher/handbuch-zu-bwpostman/112-module.html?showall=&amp;start=1#mailinglistenauswahl" text:style-name="Internet_20_link" text:visited-style-name="Visited_20_Internet_20_Link">Mailinglistenauswahl</text:a> <text:bookmark-end text:name="__RefHeading__27997_971432335"/></text:h>
                </text:list-item>
              </text:list>
            </text:list-item>
          </text:list>
        </text:list-item>
      </text:list>
      <text:p text:style-name="Text_20_body">In der Mailinglistenauswahl werden alle im Frontend verfügbaren Mailinglisten zur Auswahl eingeblendet. Wird hier nichts ausgewählt, dann werden im Modul alle hier angezeigten Mailinglisten zur Auswahl geboten. Natürlich wird die Zugriffsebene schon berücksichtigt. Wenn der Besucher nicht angemeldet ist, werden ihm nur die öffentlich zugänglichen Mailinglisten angeboten.</text:p>
      <text:p text:style-name="Text_20_body">Mit dieser Auswahlmöglichkeit hat man zum Beispiel die Möglichkeit, auf unterschiedlichen Seiten Registrierungsformulare für verschiedene Mailinglisten anzubieten.</text:p>
      <text:p text:style-name="Text_20_body">Man kann auch einstellen, ob die Beschreibung der Mailingliste im Modul angezeigt werden soll. Wenn man mit der DSGVO konform gehen will, sollte man das tun. Darunter kann man einstellen, ab welcher Anzahl Zeichen die Beschreibung gekürzt wird. Dann erscheinen drei Punkte. Aber damit man die DSGVO trotzdem erfüllen kann, wird dann ein Tooltip mit der kompletten Beschreibung angezeigt, wenn man mit der Maus über die gekürzte Beschreibung fährt.</text:p>
      <text:list xml:id="list365573768" text:continue-numbering="true" text:style-name="Outline">
        <text:list-item>
          <text:list>
            <text:list-item>
              <text:list>
                <text:list-item>
                  <text:h text:style-name="Heading_20_3" text:outline-level="3"><text:bookmark-start text:name="__RefHeading__27999_971432335"/><text:bookmark text:name="slider-einstellungen-für-das-anmeldeformular"/><text:a xlink:type="simple" xlink:href="https://www.boldt-webservice.de/index.php/de/forum/handbücher/handbuch-zu-bwpostman/112-module.html?showall=&amp;start=1#einstellungen-für-das-anmeldeformular" text:style-name="Internet_20_link" text:visited-style-name="Visited_20_Internet_20_Link">Einstellungen für das Anmeldeformular</text:a> <text:bookmark-end text:name="__RefHeading__27999_971432335"/></text:h>
                </text:list-item>
              </text:list>
            </text:list-item>
          </text:list>
        </text:list-item>
      </text:list>
      <text:p text:style-name="P4">Diese Einstellmöglichkeiten sind identisch zu den <text:span text:style-name="BwAccentTextLow">Optionen der Komponente unter Anmeldung</text:span> und werden hier nicht noch mal beschrieben.</text:p>
      <text:p text:style-name="Text_20_body">Die Besonderheit ist, dass man für die Komponente und jedes Modul eigene Einstellungen verwenden kann. So könnte man zum Beispiel für einen allgemeinen, öffentlich zugänglichen Newsletter nur die Mailadresse abfragen. Für einen Newsletter, dessen Anmeldung nur einer bestimmten Benutzergruppe angeboten wird, könnte man dagegen auch Vor- und Nachname und Geschlecht als Pflichtfeld auslegen, damit eine weitgehende Personalisierung des Newsletters möglich ist.</text:p>
      <text:list xml:id="list1225504966" text:continue-numbering="true" text:style-name="Outline">
        <text:list-item>
          <text:list>
            <text:list-item>
              <text:h text:style-name="Heading_20_2" text:outline-level="2"><text:bookmark-start text:name="__RefHeading__28001_971432335"/><text:soft-page-break/>BwPostman Übersichts-Modul<text:bookmark-end text:name="__RefHeading__28001_971432335"/></text:h>
            </text:list-item>
          </text:list>
        </text:list-item>
      </text:list>
      <text:p text:style-name="Text_20_body">Mit diesem Modul kann man eine Liste der Kalendermonate, die veröffentlichte Newsletter enthalten, auf einer Modulposition anzeigen lassen. Die Anzahl der in diesem Monat versendeten Newsletter wird dahinter in Klammern angezeigt. Dabei lässt sich einstellen, zu welchen Empfängern und Kampagnen die Newsletter versendet wurden. Auch die Auswahl der Newsletter lässt sich vielfältig konfigurieren.</text:p>
      <text:p text:style-name="Text_20_body">Die Reiter <text:span text:style-name="BwAccentField">Menüzuweisung</text:span>, <text:span text:style-name="BwAccentField">Erweitert</text:span> und <text:span text:style-name="BwAccentField">Modulberechtigungen</text:span> sind von Joomla!<text:span text:style-name="T21">®</text:span> bekannt.</text:p>
      <text:p text:style-name="P4">Die Einstellmöglichkeiten zu <text:span text:style-name="BwAccentField">Newsletter-Auswahl</text:span>, <text:span text:style-name="BwAccentField">Auswahl Empfänger</text:span> und <text:span text:style-name="BwAccentField">Auswahl Kampagnen</text:span> sind dieselben wie beim Menüpunkt <text:span text:style-name="BwAccentField">Veröffentlichte Newsletter (Übersicht)</text:span>. Ist ein Menüeintrag ausgewählt, dann werden die Einstellungen zu Empfängerlisten, Kampagnen und Newsletter-Auswahl des Menüeintrages verwendet und die Einstellungen beim Modul werden ignoriert.</text:p>
      <text:p text:style-name="Text_20_body">Der einzige Punkt, der wirklich spezifisch für dieses Modul ist, das ist <text:span text:style-name="BwAccentField"># Monate</text:span>. Hier wird Anzahl der Monate eingestellt, die im Modul angezeigt werden, wenn sie den Auswahlkriterien entsprechen.</text:p>
      <text:p text:style-name="Text_20_body"/>
      <text:list xml:id="list748843850" text:continue-numbering="true" text:style-name="Outline">
        <text:list-item>
          <text:h text:style-name="Heading_20_1" text:outline-level="1"><text:bookmark-start text:name="__RefHeading__96520_1354962075"/>Plugins<text:bookmark-end text:name="__RefHeading__96520_1354962075"/></text:h>
          <text:list>
            <text:list-item>
              <text:h text:style-name="Heading_20_2" text:outline-level="2"><text:bookmark-start text:name="__RefHeading__96522_1354962075"/>Erweiterte Personalisierung<text:bookmark-end text:name="__RefHeading__96522_1354962075"/></text:h>
            </text:list-item>
          </text:list>
        </text:list-item>
      </text:list>
      <text:p text:style-name="Text_20_body">Seit der Version 2.0.0 gibt es für BwPostman neben der bisherigen einfachen Personalisierung auch ein Plugin für die erweiterte Personalisierung. Dieses Plugin ist standardmäßig eingeschaltet und benötigt keine Optionen.</text:p>
      <text:p text:style-name="Text_20_body">Während die einfache Personalisierung nur die Verwendung von Vor- und/oder Nachnamen ermöglichte, kann man mit der erweiterten Personalisierung per Plugin auch geschlechtsspezifische Personalisierung verwenden. Es gibt aber nicht nur die weibliche und männliche Form, es gibt auch eine dritte, neutrale Form, falls man damit auch Firmen oder Abonnenten ohne Geschlechtsangabe damit ansprechen möchte:</text:p>
      <text:p text:style-name="Text_20_body"><text:span text:style-name="BwAccentTextLow">[</text:span><text:span text:style-name="BwAccentTextHigh">bwpostman_personalize</text:span><text:span text:style-name="BwAccentTextLow"> | "männliche Form" | "weibliche Form" | "neutrale Form" ]</text:span></text:p>
      <text:p text:style-name="Text_20_body"><text:span text:style-name="Strong_20_Emphasis"/></text:p>
      <text:p text:style-name="AccentLowHead">Beispiel:</text:p>
      <text:p text:style-name="AccentLowBox">[bwpostman_personalize | "Sehr geehrter Herr" | "Sehr geehrte Frau" | "Hallo" ] [LASTNAME]</text:p>
      <text:p text:style-name="Text_20_body"><text:span text:style-name="Strong_20_Emphasis"/></text:p>
      <text:p text:style-name="P18"><text:span text:style-name="Strong_20_Emphasis">Wichtig:</text:span></text:p>
      <text:list xml:id="list556238755" text:continue-list="list971731718828707337" text:style-name="BwAufzählung">
        <text:list-item>
          <text:p text:style-name="P25"><text:span text:style-name="BwAccentTextHigh">Zwischen der öffnenden eckigen Klammer und dem folgenden bwpostman_personalize darf kein weiteres Zeichen stehen, auch kein Leerzeichen!</text:span></text:p>
        </text:list-item>
        <text:list-item>
          <text:p text:style-name="P25">Die doppelten Anführungszeichen <text:span text:style-name="BwAccentTextHigh">müssen</text:span> angegeben werden. Anhand dieser Zeichen wird der einzufügende Text bestimmt. Das erlaubt Leerzeichen vor und nach dem einzufügenden Text. Das bedeutet aber auch, dass das doppelte Anführungszeichen <text:span text:style-name="BwAccentTextHigh">nicht</text:span> im einzufügenden Text vorkommen darf.</text:p>
        </text:list-item>
        <text:list-item>
          <text:p text:style-name="P25">Ist kein Geschlecht verfügbar, dann wird die neutrale Form eingefügt.</text:p>
        </text:list-item>
        <text:list-item>
          <text:p text:style-name="P25">Wird keine Angabe gemacht, dann erzeugt dies keinen Fehler, aber es wird auch nichts eingefügt.</text:p>
        </text:list-item>
      </text:list>
      <text:list xml:id="list2116677157" text:continue-list="list748843850" text:style-name="Outline">
        <text:list-item>
          <text:list>
            <text:list-item>
              <text:h text:style-name="Heading_20_2" text:outline-level="2"><text:bookmark-start text:name="__RefHeading__96524_1354962075"/><text:soft-page-break/>User2Subscriber<text:bookmark-end text:name="__RefHeading__96524_1354962075"/></text:h>
            </text:list-item>
          </text:list>
        </text:list-item>
      </text:list>
      <text:p text:style-name="Text_20_body">Seit der Version 2.0.0 gibt es für BwPostman noch ein weiteres Plugin, mit dem Benutzer automatisch zu wählbaren Mailinglisten eingeschrieben werden können, wenn sie sich einen Account auf der Webseite anlegen. Das Plugin ist standardmäßig <text:span text:style-name="BwAccentTextHigh">nicht</text:span> aktiviert.</text:p>
      <text:list xml:id="list397377858" text:continue-numbering="true" text:style-name="Outline">
        <text:list-item>
          <text:list>
            <text:list-item>
              <text:list>
                <text:list-item>
                  <text:h text:style-name="Heading_20_3" text:outline-level="3"><text:bookmark-start text:name="__RefHeading__96526_1354962075"/>Plugin aktiviert<text:bookmark-end text:name="__RefHeading__96526_1354962075"/></text:h>
                </text:list-item>
              </text:list>
            </text:list-item>
          </text:list>
        </text:list-item>
      </text:list>
      <text:p text:style-name="P4">Wird das Plugin aktiviert und ist eine Mailingliste ausgewählt, dann erscheinen im Registrierungsformular zunächst mal nur der Hinweistext (siehe unten) und eine Auswahl für den Newsletter, die rechtskonform erst mal auf <text:span text:style-name="BwAccentTextLow">nein</text:span> steht.</text:p>
      <text:p text:style-name="P4">Ist allerdings keine Mailingliste ausgewählt, dann zeigt das Plugin auch nichts an.</text:p>
      <text:p text:style-name="P4">Wenn der Benutzer auf <text:span text:style-name="BwAccentTextLow">ja</text:span> klickt, werden möglicherweise weitere Eingabefelder angezeigt. Dies ist abhängig von den Einstellungen der Komponente. Erscheinen können alle Felder, die in der Komponente unter Anmeldung gewählt sind. Dies betrifft die Felder <text:span text:style-name="BwAccentField">Geschlecht</text:span>, <text:span text:style-name="BwAccentField">Vorname</text:span>, <text:span text:style-name="BwAccentField">Nachname</text:span>, <text:span text:style-name="BwAccentField">Zusätzliches Feld</text:span> und <text:span text:style-name="BwAccentField">Newsletter-Format</text:span>. Auch die Einstellung, ob ein Feld Pflicht ist oder nicht, wird jeweils aus der Komponente übernommen.</text:p>
      <text:p text:style-name="Text_20_body">Abonnenten, die auf diese Weise angelegt werden, sind erst mal unbestätigt. Erst wenn sie ihren Account zur Webseite bestätigt haben, werden sie automatisch auch für die Mailinglisten bestätigt. So ist das Double-Opt-In auch erfüllt. Vor allem, wenn man den Benutzer mit einem Text darauf hinweist, dass man automatisch zum Newsletter angemeldet wird. Für diesen Hinweistext ist das Nachricht genannte Eingabefeld in den Optionen gedacht.</text:p>
      <text:list xml:id="list336578628" text:continue-numbering="true" text:style-name="Outline">
        <text:list-item>
          <text:list>
            <text:list-item>
              <text:list>
                <text:list-item>
                  <text:h text:style-name="Heading_20_3" text:outline-level="3"><text:bookmark-start text:name="__RefHeading__96528_1354962075"/>Optionen<text:bookmark-end text:name="__RefHeading__96528_1354962075"/></text:h>
                </text:list-item>
              </text:list>
            </text:list-item>
          </text:list>
        </text:list-item>
      </text:list>
      <text:p text:style-name="Text_20_body">Die Optionen zu diesem Plugin erlauben festzulegen, ob die Mailadresse des Abonnenten geändert wird, wenn der Benutzer seine Mailadresse im Account ändert. Man kann auch einstellen, ob der Abonnent gelöscht wird, wenn der Benutzer gelöscht wird. <text:span text:style-name="T16">Joomla!</text:span><text:span text:style-name="T5">®</text:span> bietet allerdings für den Benutzer selbst keine Möglichkeit, seinen Account zu löschen. Also trifft diese Einstellung nur Benutzer, die im Backend gelöscht werden.</text:p>
      <text:p text:style-name="Text_20_body">Die Mailinglisten, für die der Benutzer ein Abonnement bekommen soll, werden beim Plugin im Reiter <text:span text:style-name="BwAccentField">Mailinglisten</text:span> auswählen eingestellt. Der Benutzer/Abonnent hat erst mal keine Möglichkeit, etwas an dieser Auswahl zu ändern. Das kann er später immer noch machen, wenn sein Account bestätigt ist.</text:p>
      <text:list xml:id="list1515764843" text:continue-numbering="true" text:style-name="Outline">
        <text:list-item>
          <text:h text:style-name="Heading_20_1" text:outline-level="1"><text:bookmark-start text:name="__RefHeading__96530_1354962075"/>Warnmeldungen<text:bookmark-end text:name="__RefHeading__96530_1354962075"/></text:h>
        </text:list-item>
      </text:list>
      <text:p text:style-name="Text_20_body">Unter bestimmten Umständen kann es im Backend von Joomla!<text:span text:style-name="T4">®</text:span> zu Warnmeldungen kommen, die BwPostman verursacht. Ich habe mich bemüht, die Meldungen so abzufangen, dass in Joomla!<text:span text:style-name="T4">®</text:span> keine Meldungen entstehen. Das gelingt jedoch nicht an allen Stellen, so dass Joomla!<text:span text:style-name="T4">® </text:span>immer wieder einmal Meldungen anzeigen kann.</text:p>
      <text:p text:style-name="Text_20_body">Diese Warnmeldungen treten auf, wenn</text:p>
      <text:list xml:id="list5584842384565561948" text:style-name="L8">
        <text:list-item>
          <text:p text:style-name="P42">in Joomla!<text:span text:style-name="T4">®</text:span> unter <text:span text:style-name="BwClickPath">System </text:span><text:span text:style-name="BwClickPath"><text:span text:style-name="T9"></text:span></text:span><text:span text:style-name="BwClickPath"> Konfiguration </text:span><text:span text:style-name="BwClickPath"><text:span text:style-name="T9"></text:span></text:span><text:span text:style-name="BwClickPath"> Server</text:span> die Einstellung <text:span text:style-name="BwAccentTextLow">Fehler berichten</text:span> auf <text:span text:style-name="T15">Maximum</text:span> oder <text:span text:style-name="T14">Entwicklung</text:span> steht</text:p>
        </text:list-item>
        <text:list-item>
          <text:p text:style-name="P42">und/oder in der <text:span text:style-name="T3">php.ini</text:span> des Servers die Einstellung <text:span text:style-name="BwAccentField"><text:span text:style-name="T3">display</text:span></text:span><text:span text:style-name="BwAccentField">_</text:span><text:span text:style-name="BwAccentField"><text:span text:style-name="T3">errors</text:span></text:span> auf <text:span text:style-name="Emphasis">ON</text:span> gesetzt ist</text:p>
        </text:list-item>
      </text:list>
      <text:list xml:id="list991002696" text:continue-list="list1515764843" text:style-name="Outline">
        <text:list-item>
          <text:h text:style-name="Heading_20_1" text:outline-level="1"><text:bookmark-start text:name="__RefHeading__96532_1354962075"/>Anhang<text:bookmark-end text:name="__RefHeading__96532_1354962075"/></text:h>
          <text:list>
            <text:list-item>
              <text:h text:style-name="P29" text:outline-level="2"><text:bookmark-start text:name="__RefHeading__48435_366451164"/>GNU Free Documentation License<text:bookmark-end text:name="__RefHeading__48435_366451164"/></text:h>
            </text:list-item>
          </text:list>
        </text:list-item>
      </text:list>
      <text:p text:style-name="P12">Version 1.3, 3 November 2008</text:p>
      <text:p text:style-name="P12">Copyright © 2000, 2001, 2002, 2007, 2008 Free Software Foundation, Inc. &lt;<text:a xlink:type="simple" xlink:href="http://fsf.org/" office:target-frame-name="_blank" xlink:show="new" text:style-name="Internet_20_link" text:visited-style-name="Visited_20_Internet_20_Link">https://fsf.org/</text:a>&gt; </text:p>
      <text:p text:style-name="P12">Everyone is permitted to copy and distribute verbatim copies of this license document, but changing it is not allowed.</text:p>
      <text:list xml:id="list1906231506849381379" text:style-name="Nummerierung_20_3_20_mit_20_Nummern">
        <text:list-item>
          <text:list>
            <text:list-item>
              <text:list>
                <text:list-item>
                  <text:h text:style-name="P34" text:outline-level="3"><text:bookmark-start text:name="__RefHeading__48437_366451164"/>PREAMBLE<text:bookmark-end text:name="__RefHeading__48437_366451164"/></text:h>
                </text:list-item>
              </text:list>
            </text:list-item>
          </text:list>
        </text:list-item>
      </text:list>
      <text:p text:style-name="P12">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12">This License is a kind of "copyleft", which means that derivative works of the document must themselves be free in the same sense. It complements the GNU General Public License, which is a copyleft license designed for free software.</text:p>
      <text:p text:style-name="P12">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1718653863" text:continue-numbering="true" text:style-name="Nummerierung_20_3_20_mit_20_Nummern">
        <text:list-item>
          <text:list>
            <text:list-item>
              <text:list>
                <text:list-item>
                  <text:h text:style-name="P34" text:outline-level="3"><text:bookmark-start text:name="__RefHeading__48439_366451164"/>APPLICABILITY AND DEFINITIONS<text:bookmark-end text:name="__RefHeading__48439_366451164"/></text:h>
                </text:list-item>
              </text:list>
            </text:list-item>
          </text:list>
        </text:list-item>
      </text:list>
      <text:p text:style-name="P12">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12">A "Modified Version" of the Document means any work containing the Document or a portion of it, either copied verbatim, or with modifications and/or translated into another language.</text:p>
      <text:p text:style-name="P12"><text:soft-page-break/>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12">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12">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12">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12">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12">The "Title Page" means, for a printed book, the title page itself, plus such following pages as are needed to hold, legibly, the material this License requires to appear in the title <text:soft-page-break/>page. For works in formats which do not have any title page as such, "Title Page" means the text near the most prominent appearance of the work's title, preceding the beginning of the body of the text.</text:p>
      <text:p text:style-name="P12">The "publisher" means any person or entity that distributes copies of the Document to the public.</text:p>
      <text:p text:style-name="P12">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12">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1315837868" text:continue-numbering="true" text:style-name="Nummerierung_20_3_20_mit_20_Nummern">
        <text:list-item>
          <text:list>
            <text:list-item>
              <text:list>
                <text:list-item>
                  <text:h text:style-name="P34" text:outline-level="3"><text:bookmark-start text:name="__RefHeading__48441_366451164"/>VERBATIM COPYING<text:bookmark-end text:name="__RefHeading__48441_366451164"/></text:h>
                </text:list-item>
              </text:list>
            </text:list-item>
          </text:list>
        </text:list-item>
      </text:list>
      <text:p text:style-name="P12">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12">You may also lend copies, under the same conditions stated above, and you may publicly display copies.</text:p>
      <text:list xml:id="list442647107" text:continue-numbering="true" text:style-name="Nummerierung_20_3_20_mit_20_Nummern">
        <text:list-item>
          <text:list>
            <text:list-item>
              <text:list>
                <text:list-item>
                  <text:h text:style-name="P34" text:outline-level="3"><text:bookmark-start text:name="__RefHeading__48443_366451164"/>COPYING IN QUANTITY<text:bookmark-end text:name="__RefHeading__48443_366451164"/></text:h>
                </text:list-item>
              </text:list>
            </text:list-item>
          </text:list>
        </text:list-item>
      </text:list>
      <text:p text:style-name="P12">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ext:soft-page-break/>to the covers, as long as they preserve the title of the Document and satisfy these conditions, can be treated as verbatim copying in other respects.</text:p>
      <text:p text:style-name="P12">If the required texts for either cover are too voluminous to fit legibly, you should put the first ones listed (as many as fit reasonably) on the actual cover, and continue the rest onto adjacent pages.</text:p>
      <text:p text:style-name="P12">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12">It is requested, but not required, that you contact the authors of the Document well before redistributing any large number of copies, to give them a chance to provide you with an updated version of the Document.</text:p>
      <text:list xml:id="list604996867" text:continue-numbering="true" text:style-name="Nummerierung_20_3_20_mit_20_Nummern">
        <text:list-item>
          <text:list>
            <text:list-item>
              <text:list>
                <text:list-item>
                  <text:h text:style-name="P34" text:outline-level="3"><text:bookmark-start text:name="__RefHeading__48445_366451164"/>MODIFICATIONS<text:bookmark-end text:name="__RefHeading__48445_366451164"/></text:h>
                </text:list-item>
              </text:list>
            </text:list-item>
          </text:list>
        </text:list-item>
      </text:list>
      <text:p text:style-name="P12">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7673121102241701668" text:style-name="L9">
        <text:list-item>
          <text:p text:style-name="P53">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53">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53">C. State on the Title page the name of the publisher of the Modified Version, as the publisher. </text:p>
        </text:list-item>
        <text:list-item>
          <text:p text:style-name="P53">D. Preserve all the copyright notices of the Document. </text:p>
        </text:list-item>
        <text:list-item>
          <text:p text:style-name="P53">E. Add an appropriate copyright notice for your modifications adjacent to the other copyright notices. </text:p>
        </text:list-item>
        <text:list-item>
          <text:p text:style-name="P53"><text:soft-page-break/>F. Include, immediately after the copyright notices, a license notice giving the public permission to use the Modified Version under the terms of this License, in the form shown in the Addendum below. </text:p>
        </text:list-item>
        <text:list-item>
          <text:p text:style-name="P53">G. Preserve in that license notice the full lists of Invariant Sections and required Cover Texts given in the Document's license notice. </text:p>
        </text:list-item>
        <text:list-item>
          <text:p text:style-name="P53">H. Include an unaltered copy of this License. </text:p>
        </text:list-item>
        <text:list-item>
          <text:p text:style-name="P53">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53">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53">K. For any section Entitled "Acknowledgements" or "Dedications", Preserve the Title of the section, and preserve in the section all the substance and tone of each of the contributor acknowledgements and/or dedications given therein. </text:p>
        </text:list-item>
        <text:list-item>
          <text:p text:style-name="P53">L. Preserve all the Invariant Sections of the Document, unaltered in their text and in their titles. Section numbers or the equivalent are not considered part of the section titles. </text:p>
        </text:list-item>
        <text:list-item>
          <text:p text:style-name="P53">M. Delete any section Entitled "Endorsements". Such a section may not be included in the Modified Version. </text:p>
        </text:list-item>
        <text:list-item>
          <text:p text:style-name="P53">N. Do not retitle any existing section to be Entitled "Endorsements" or to conflict in title with any Invariant Section. </text:p>
        </text:list-item>
        <text:list-item>
          <text:p text:style-name="P53">O. Preserve any Warranty Disclaimers. </text:p>
        </text:list-item>
      </text:list>
      <text:p text:style-name="P12">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12">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12">You may add a passage of up to five words as a Front-Cover Text, and a passage of up to 25 words as a Back-Cover Text, to the end of the list of Cover Texts in the Modified Version. Only one passage of Front-Cover Text and one of Back-Cover Text may be added by <text:soft-page-break/>(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12">The author(s) and publisher(s) of the Document do not by this License give permission to use their names for publicity for or to assert or imply endorsement of any Modified Version.</text:p>
      <text:list xml:id="list1276432067" text:continue-list="list604996867" text:style-name="Nummerierung_20_3_20_mit_20_Nummern">
        <text:list-item>
          <text:list>
            <text:list-item>
              <text:list>
                <text:list-item>
                  <text:h text:style-name="P34" text:outline-level="3"><text:bookmark-start text:name="__RefHeading__48447_366451164"/>COMBINING DOCUMENTS<text:bookmark-end text:name="__RefHeading__48447_366451164"/></text:h>
                </text:list-item>
              </text:list>
            </text:list-item>
          </text:list>
        </text:list-item>
      </text:list>
      <text:p text:style-name="P12">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12">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12">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list xml:id="list2073307713" text:continue-numbering="true" text:style-name="Nummerierung_20_3_20_mit_20_Nummern">
        <text:list-item>
          <text:list>
            <text:list-item>
              <text:list>
                <text:list-item>
                  <text:h text:style-name="P34" text:outline-level="3"><text:bookmark-start text:name="__RefHeading__48449_366451164"/>COLLECTIONS OF DOCUMENTS<text:bookmark-end text:name="__RefHeading__48449_366451164"/></text:h>
                </text:list-item>
              </text:list>
            </text:list-item>
          </text:list>
        </text:list-item>
      </text:list>
      <text:p text:style-name="P12">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12">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599680309" text:continue-numbering="true" text:style-name="Nummerierung_20_3_20_mit_20_Nummern">
        <text:list-item>
          <text:list>
            <text:list-item>
              <text:list>
                <text:list-item>
                  <text:h text:style-name="P34" text:outline-level="3"><text:bookmark-start text:name="__RefHeading__48451_366451164"/>AGGREGATION WITH INDEPENDENT WORKS<text:bookmark-end text:name="__RefHeading__48451_366451164"/></text:h>
                </text:list-item>
              </text:list>
            </text:list-item>
          </text:list>
        </text:list-item>
      </text:list>
      <text:p text:style-name="P12">A compilation of the Document or its derivatives with other separate and independent documents or works, in or on a volume of a storage or distribution medium, is called an <text:soft-page-break/>"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12">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1772042587" text:continue-numbering="true" text:style-name="Nummerierung_20_3_20_mit_20_Nummern">
        <text:list-item>
          <text:list>
            <text:list-item>
              <text:list>
                <text:list-item>
                  <text:h text:style-name="P34" text:outline-level="3"><text:bookmark-start text:name="__RefHeading__48453_366451164"/>TRANSLATION<text:bookmark-end text:name="__RefHeading__48453_366451164"/></text:h>
                </text:list-item>
              </text:list>
            </text:list-item>
          </text:list>
        </text:list-item>
      </text:list>
      <text:p text:style-name="P12">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12">If a section in the Document is Entitled "Acknowledgements", "Dedications", or "History", the requirement (section 4) to Preserve its Title (section 1) will typically require changing the actual title.</text:p>
      <text:list xml:id="list683461021" text:continue-numbering="true" text:style-name="Nummerierung_20_3_20_mit_20_Nummern">
        <text:list-item>
          <text:list>
            <text:list-item>
              <text:list>
                <text:list-item>
                  <text:h text:style-name="P34" text:outline-level="3"><text:bookmark-start text:name="__RefHeading__48455_366451164"/>TERMINATION<text:bookmark-end text:name="__RefHeading__48455_366451164"/></text:h>
                </text:list-item>
              </text:list>
            </text:list-item>
          </text:list>
        </text:list-item>
      </text:list>
      <text:p text:style-name="P12">You may not copy, modify, sublicense, or distribute the Document except as expressly provided under this License. Any attempt otherwise to copy, modify, sublicense, or distribute it is void, and will automatically terminate your rights under this License.</text:p>
      <text:p text:style-name="P12">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2">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2"><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1055300882" text:continue-numbering="true" text:style-name="Nummerierung_20_3_20_mit_20_Nummern">
        <text:list-item>
          <text:list>
            <text:list-item>
              <text:list>
                <text:list-item>
                  <text:h text:style-name="P34"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12">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office:target-frame-name="_blank" xlink:show="new" text:style-name="Internet_20_link" text:visited-style-name="Visited_20_Internet_20_Link">https://www.gnu.org/copyleft/</text:a>.</text:p>
      <text:p text:style-name="P12">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list xml:id="list1712603681" text:continue-numbering="true" text:style-name="Nummerierung_20_3_20_mit_20_Nummern">
        <text:list-item>
          <text:list>
            <text:list-item>
              <text:list>
                <text:list-item>
                  <text:h text:style-name="P34" text:outline-level="3"><text:bookmark-start text:name="__RefHeading__48459_366451164"/><text:bookmark text:name="section11"/>RELICENSING<text:bookmark-end text:name="__RefHeading__48459_366451164"/></text:h>
                </text:list-item>
              </text:list>
            </text:list-item>
          </text:list>
        </text:list-item>
      </text:list>
      <text:p text:style-name="P12">"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12">"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12">"Incorporate" means to publish or republish a Document, in whole or in part, as part of another Document.</text:p>
      <text:p text:style-name="P12">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12"><text:soft-page-break/>The operator of an MMC Site may republish an MMC contained in the site under CC-BY-SA on the same site at any time before August 1, 2009, provided the MMC is eligible for relicensing.</text:p>
      <text:list xml:id="list2065872596" text:continue-list="list991002696" text:style-name="Outline">
        <text:list-item>
          <text:list>
            <text:list-item>
              <text:h text:style-name="P29" text:outline-level="2"/>
            </text:list-item>
            <text:list-item>
              <text:h text:style-name="P31" text:outline-level="2"><text:bookmark-start text:name="__RefHeading__54247_1614059384"/>GNU GENERAL PUBLIC LICENSE<text:bookmark-end text:name="__RefHeading__54247_1614059384"/></text:h>
            </text:list-item>
          </text:list>
        </text:list-item>
      </text:list>
      <text:p text:style-name="P13">Version 3, 29 June 2007</text:p>
      <text:p text:style-name="Text_20_body"><text:span text:style-name="T18">Copyright © 2007 Free Software Foundation, Inc. &lt;</text:span><text:a xlink:type="simple" xlink:href="http://fsf.org/" text:style-name="Internet_20_link" text:visited-style-name="Visited_20_Internet_20_Link">https://fsf.org/</text:a><text:span text:style-name="T18">&gt;</text:span></text:p>
      <text:p text:style-name="P12">Everyone is permitted to copy and distribute verbatim copies of this license document, but changing it is not allowed.</text:p>
      <text:list xml:id="list1895504769" text:continue-numbering="true" text:style-name="Outline">
        <text:list-item>
          <text:list>
            <text:list-item>
              <text:list>
                <text:list-item>
                  <text:h text:style-name="P33" text:outline-level="3"><text:bookmark-start text:name="__RefHeading__54249_1614059384"/>Preamble<text:bookmark-end text:name="__RefHeading__54249_1614059384"/></text:h>
                </text:list-item>
              </text:list>
            </text:list-item>
          </text:list>
        </text:list-item>
      </text:list>
      <text:p text:style-name="P12">The GNU General Public License is a free, copyleft license for software and other kinds of works.</text:p>
      <text:p text:style-name="P12">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2">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2">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2">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2">Developers that use the GNU GPL protect your rights with two steps: (1) assert copyright on the software, and (2) offer you this License giving you legal permission to copy, distribute and/or modify it.</text:p>
      <text:p text:style-name="P12">For the developers' and authors' protection, the GPL clearly explains that there is no warranty for this free software. For both users' and authors' sake, the GPL requires that modi<text:soft-page-break/>fied versions be marked as changed, so that their problems will not be attributed erroneously to authors of previous versions.</text:p>
      <text:p text:style-name="P12">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2">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2">The precise terms and conditions for copying, distribution and modification follow.</text:p>
      <text:list xml:id="list825911019" text:continue-numbering="true" text:style-name="Outline">
        <text:list-item>
          <text:list>
            <text:list-item>
              <text:list>
                <text:list-item>
                  <text:h text:style-name="P33" text:outline-level="3"><text:bookmark-start text:name="__RefHeading__54251_1614059384"/><text:bookmark text:name="terms"/>TERMS AND CONDITIONS<text:bookmark-end text:name="__RefHeading__54251_1614059384"/></text:h>
                  <text:list>
                    <text:list-item>
                      <text:h text:style-name="P27"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P12">“This License” refers to version 3 of the GNU General Public License.</text:p>
      <text:p text:style-name="P12">“Copyright” also means copyright-like laws that apply to other kinds of works, such as semiconductor masks.</text:p>
      <text:p text:style-name="P12">“The Program” refers to any copyrightable work licensed under this License. Each licensee is addressed as “you”. “Licensees” and “recipients” may be individuals or organizations.</text:p>
      <text:p text:style-name="P12">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2">A “covered work” means either the unmodified Program or a work based on the Program.</text:p>
      <text:p text:style-name="P12">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2"><text:soft-page-break/>To “convey” a work means any kind of propagation that enables other parties to make or receive copies. Mere interaction with a user through a computer network, with no transfer of a copy, is not conveying.</text:p>
      <text:p text:style-name="P12">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1664112939" text:continue-numbering="true" text:style-name="Outline">
        <text:list-item>
          <text:list>
            <text:list-item>
              <text:list>
                <text:list-item>
                  <text:list>
                    <text:list-item>
                      <text:h text:style-name="P27"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P12">The “source code” for a work means the preferred form of the work for making modifications to it. “Object code” means any non-source form of a work.</text:p>
      <text:p text:style-name="P12">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2">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2">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2">The Corresponding Source need not include anything that users can regenerate automatically from other parts of the Corresponding Source.</text:p>
      <text:p text:style-name="P12">The Corresponding Source for a work in source code form is that same work.</text:p>
      <text:list xml:id="list529535332" text:continue-numbering="true" text:style-name="Outline">
        <text:list-item>
          <text:list>
            <text:list-item>
              <text:list>
                <text:list-item>
                  <text:list>
                    <text:list-item>
                      <text:h text:style-name="P27" text:outline-level="4"><text:bookmark-start text:name="__RefHeading__54257_1614059384"/><text:soft-page-break/>2. Basic Permissions.<text:bookmark-end text:name="__RefHeading__54257_1614059384"/></text:h>
                    </text:list-item>
                  </text:list>
                </text:list-item>
              </text:list>
            </text:list-item>
          </text:list>
        </text:list-item>
      </text:list>
      <text:p text:style-name="P12">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2">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12">Conveying under any other circumstances is permitted solely under the conditions stated below. Sublicensing is not allowed; section 10 makes it unnecessary.</text:p>
      <text:list xml:id="list869089870" text:continue-numbering="true" text:style-name="Outline">
        <text:list-item>
          <text:list>
            <text:list-item>
              <text:list>
                <text:list-item>
                  <text:list>
                    <text:list-item>
                      <text:h text:style-name="P27"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P12">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2">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list xml:id="list888831252" text:continue-numbering="true" text:style-name="Outline">
        <text:list-item>
          <text:list>
            <text:list-item>
              <text:list>
                <text:list-item>
                  <text:list>
                    <text:list-item>
                      <text:h text:style-name="P27" text:outline-level="4"><text:bookmark-start text:name="__RefHeading__54261_1614059384"/><text:bookmark text:name="section4"/>4. Conveying Verbatim Copies.<text:bookmark-end text:name="__RefHeading__54261_1614059384"/></text:h>
                    </text:list-item>
                  </text:list>
                </text:list-item>
              </text:list>
            </text:list-item>
          </text:list>
        </text:list-item>
      </text:list>
      <text:p text:style-name="P12">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2"><text:soft-page-break/>You may charge any price or no price for each copy that you convey, and you may offer support or warranty protection for a fee.</text:p>
      <text:list xml:id="list80465548" text:continue-numbering="true" text:style-name="Outline">
        <text:list-item>
          <text:list>
            <text:list-item>
              <text:list>
                <text:list-item>
                  <text:list>
                    <text:list-item>
                      <text:h text:style-name="P27" text:outline-level="4"><text:bookmark-start text:name="__RefHeading__54263_1614059384"/>5. Conveying Modified Source Versions.<text:bookmark-end text:name="__RefHeading__54263_1614059384"/></text:h>
                    </text:list-item>
                  </text:list>
                </text:list-item>
              </text:list>
            </text:list-item>
          </text:list>
        </text:list-item>
      </text:list>
      <text:p text:style-name="P12">You may convey a work based on the Program, or the modifications to produce it from the Program, in the form of source code under the terms of section 4, provided that you also meet all of these conditions:</text:p>
      <text:list xml:id="list1570299107931061677" text:style-name="L10">
        <text:list-item>
          <text:p text:style-name="P50">a) The work must carry prominent notices stating that you modified it, and giving a relevant date. </text:p>
        </text:list-item>
        <text:list-item>
          <text:p text:style-name="P50">b) The work must carry prominent notices stating that it is released under this License and any conditions added under section 7. This requirement modifies the requirement in section 4 to “keep intact all notices”. </text:p>
        </text:list-item>
        <text:list-item>
          <text:p text:style-name="P50">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43">d) If the work has interactive user interfaces, each must display Appropriate Legal Notices; however, if the Program has interactive interfaces that do not display Appropriate Legal Notices, your work need not make them do so. </text:p>
        </text:list-item>
      </text:list>
      <text:p text:style-name="P12">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610812184" text:continue-list="list80465548" text:style-name="Outline">
        <text:list-item>
          <text:list>
            <text:list-item>
              <text:list>
                <text:list-item>
                  <text:list>
                    <text:list-item>
                      <text:h text:style-name="P27" text:outline-level="4"><text:bookmark-start text:name="__RefHeading__54265_1614059384"/>6. Conveying Non-Source Forms.<text:bookmark-end text:name="__RefHeading__54265_1614059384"/></text:h>
                    </text:list-item>
                  </text:list>
                </text:list-item>
              </text:list>
            </text:list-item>
          </text:list>
        </text:list-item>
      </text:list>
      <text:p text:style-name="P12">You may convey a covered work in object code form under the terms of sections 4 and 5, provided that you also convey the machine-readable Corresponding Source under the terms of this License, in one of these ways:</text:p>
      <text:list xml:id="list3912339641336089084" text:style-name="L11">
        <text:list-item>
          <text:p text:style-name="P51">a) Convey the object code in, or embodied in, a physical product (including a physical distribution medium), accompanied by the Corresponding Source fixed on a durable physical medium customarily used for software interchange. </text:p>
        </text:list-item>
        <text:list-item>
          <text:p text:style-name="P51">b) Convey the object code in, or embodied in, a physical product (including a physical distribution medium), accompanied by a written offer, valid for at least three <text:soft-page-break/>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51">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51">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44">e) Convey the object code using peer-to-peer transmission, provided you inform other peers where the object code and Corresponding Source of the work are being offered to the general public at no charge under subsection 6d. </text:p>
        </text:list-item>
      </text:list>
      <text:p text:style-name="P12">A separable portion of the object code, whose source code is excluded from the Corresponding Source as a System Library, need not be included in conveying the object code work.</text:p>
      <text:p text:style-name="P12">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2"><text:soft-page-break/>“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2">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2">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2">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1490795094" text:continue-list="list610812184" text:style-name="Outline">
        <text:list-item>
          <text:list>
            <text:list-item>
              <text:list>
                <text:list-item>
                  <text:list>
                    <text:list-item>
                      <text:h text:style-name="P27" text:outline-level="4"><text:bookmark-start text:name="__RefHeading__54267_1614059384"/>7. Additional Terms.<text:bookmark-end text:name="__RefHeading__54267_1614059384"/></text:h>
                    </text:list-item>
                  </text:list>
                </text:list-item>
              </text:list>
            </text:list-item>
          </text:list>
        </text:list-item>
      </text:list>
      <text:p text:style-name="P12">“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2">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2"><text:soft-page-break/>Notwithstanding any other provision of this License, for material you add to a covered work, you may (if authorized by the copyright holders of that material) supplement the terms of this License with terms:</text:p>
      <text:list xml:id="list2459380228183710893" text:style-name="L12">
        <text:list-item>
          <text:p text:style-name="P52">a) Disclaiming warranty or limiting liability differently from the terms of sections 15 and 16 of this License; or </text:p>
        </text:list-item>
        <text:list-item>
          <text:p text:style-name="P52">b) Requiring preservation of specified reasonable legal notices or author attributions in that material or in the Appropriate Legal Notices displayed by works containing it; or </text:p>
        </text:list-item>
        <text:list-item>
          <text:p text:style-name="P52">c) Prohibiting misrepresentation of the origin of that material, or requiring that modified versions of such material be marked in reasonable ways as different from the original version; or </text:p>
        </text:list-item>
        <text:list-item>
          <text:p text:style-name="P52">d) Limiting the use for publicity purposes of names of licensors or authors of the material; or </text:p>
        </text:list-item>
        <text:list-item>
          <text:p text:style-name="P52">e) Declining to grant rights under trademark law for use of some trade names, trademarks, or service marks; or </text:p>
        </text:list-item>
        <text:list-item>
          <text:p text:style-name="P45">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2">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2">If you add terms to a covered work in accord with this section, you must place, in the relevant source files, a statement of the additional terms that apply to those files, or a notice indicating where to find the applicable terms.</text:p>
      <text:p text:style-name="P12">Additional terms, permissive or non-permissive, may be stated in the form of a separately written license, or stated as exceptions; the above requirements apply either way.</text:p>
      <text:list xml:id="list698276797" text:continue-list="list1490795094" text:style-name="Outline">
        <text:list-item>
          <text:list>
            <text:list-item>
              <text:list>
                <text:list-item>
                  <text:list>
                    <text:list-item>
                      <text:h text:style-name="P27" text:outline-level="4"><text:bookmark-start text:name="__RefHeading__54269_1614059384"/>8. Termination.<text:bookmark-end text:name="__RefHeading__54269_1614059384"/></text:h>
                    </text:list-item>
                  </text:list>
                </text:list-item>
              </text:list>
            </text:list-item>
          </text:list>
        </text:list-item>
      </text:list>
      <text:p text:style-name="P12">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2"><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2">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2">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945773436" text:continue-numbering="true" text:style-name="Outline">
        <text:list-item>
          <text:list>
            <text:list-item>
              <text:list>
                <text:list-item>
                  <text:list>
                    <text:list-item>
                      <text:h text:style-name="P27" text:outline-level="4"><text:bookmark-start text:name="__RefHeading__54271_1614059384"/><text:bookmark text:name="section9"/>9. Acceptance Not Required for Having Copies.<text:bookmark-end text:name="__RefHeading__54271_1614059384"/></text:h>
                    </text:list-item>
                  </text:list>
                </text:list-item>
              </text:list>
            </text:list-item>
          </text:list>
        </text:list-item>
      </text:list>
      <text:p text:style-name="P12">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list xml:id="list538203895" text:continue-numbering="true" text:style-name="Outline">
        <text:list-item>
          <text:list>
            <text:list-item>
              <text:list>
                <text:list-item>
                  <text:list>
                    <text:list-item>
                      <text:h text:style-name="P27"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P12">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2">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2">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text:soft-page-break/>is infringed by making, using, selling, offering for sale, or importing the Program or any portion of it.</text:p>
      <text:list xml:id="list1416508131" text:continue-numbering="true" text:style-name="Outline">
        <text:list-item>
          <text:list>
            <text:list-item>
              <text:list>
                <text:list-item>
                  <text:list>
                    <text:list-item>
                      <text:h text:style-name="P27"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P12">A “contributor” is a copyright holder who authorizes use under this License of the Program or a work on which the Program is based. The work thus licensed is called the contributor's “contributor version”.</text:p>
      <text:p text:style-name="P12">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2">Each contributor grants you a non-exclusive, worldwide, royalty-free patent license under the contributor's essential patent claims, to make, use, sell, offer for sale, import and otherwise run, modify and propagate the contents of its contributor version.</text:p>
      <text:p text:style-name="P12">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2">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2">If, pursuant to or in connection with a single transaction or arrangement, you convey, or propagate by procuring conveyance of, a covered work, and grant a patent license to some of the parties receiving the covered work authorizing them to use, propagate, <text:soft-page-break/>modify or convey a specific copy of the covered work, then the patent license you grant is automatically extended to all recipients of the covered work and works based on it.</text:p>
      <text:p text:style-name="P12">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2">Nothing in this License shall be construed as excluding or limiting any implied license or other defenses to infringement that may otherwise be available to you under applicable patent law.</text:p>
      <text:list xml:id="list1471399674" text:continue-numbering="true" text:style-name="Outline">
        <text:list-item>
          <text:list>
            <text:list-item>
              <text:list>
                <text:list-item>
                  <text:list>
                    <text:list-item>
                      <text:h text:style-name="P27" text:outline-level="4"><text:bookmark-start text:name="__RefHeading__54277_1614059384"/><text:bookmark text:name="section12"/>12. No Surrender of Others' Freedom.<text:bookmark-end text:name="__RefHeading__54277_1614059384"/></text:h>
                    </text:list-item>
                  </text:list>
                </text:list-item>
              </text:list>
            </text:list-item>
          </text:list>
        </text:list-item>
      </text:list>
      <text:p text:style-name="P12">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476784888" text:continue-numbering="true" text:style-name="Outline">
        <text:list-item>
          <text:list>
            <text:list-item>
              <text:list>
                <text:list-item>
                  <text:list>
                    <text:list-item>
                      <text:h text:style-name="P27"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P12">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1783273472" text:continue-numbering="true" text:style-name="Outline">
        <text:list-item>
          <text:list>
            <text:list-item>
              <text:list>
                <text:list-item>
                  <text:list>
                    <text:list-item>
                      <text:h text:style-name="P27" text:outline-level="4"><text:bookmark-start text:name="__RefHeading__54281_1614059384"/><text:bookmark text:name="section14"/><text:soft-page-break/>14. Revised Versions of this License.<text:bookmark-end text:name="__RefHeading__54281_1614059384"/></text:h>
                    </text:list-item>
                  </text:list>
                </text:list-item>
              </text:list>
            </text:list-item>
          </text:list>
        </text:list-item>
      </text:list>
      <text:p text:style-name="P12">The Free Software Foundation may publish revised and/or new versions of the GNU General Public License from time to time. Such new versions will be similar in spirit to the present version, but may differ in detail to address new problems or concerns.</text:p>
      <text:p text:style-name="P12">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12">If the Program specifies that a proxy can decide which future versions of the GNU General Public License can be used, that proxy's public statement of acceptance of a version permanently authorizes you to choose that version for the Program.</text:p>
      <text:p text:style-name="P12">Later license versions may give you additional or different permissions. However, no additional obligations are imposed on any author or copyright holder as a result of your choosing to follow a later version.</text:p>
      <text:list xml:id="list1777365785" text:continue-numbering="true" text:style-name="Outline">
        <text:list-item>
          <text:list>
            <text:list-item>
              <text:list>
                <text:list-item>
                  <text:list>
                    <text:list-item>
                      <text:h text:style-name="P27" text:outline-level="4"><text:bookmark-start text:name="__RefHeading__54283_1614059384"/><text:bookmark text:name="section15"/>15. Disclaimer of Warranty.<text:bookmark-end text:name="__RefHeading__54283_1614059384"/></text:h>
                    </text:list-item>
                  </text:list>
                </text:list-item>
              </text:list>
            </text:list-item>
          </text:list>
        </text:list-item>
      </text:list>
      <text:p text:style-name="P12">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1961937214" text:continue-numbering="true" text:style-name="Outline">
        <text:list-item>
          <text:list>
            <text:list-item>
              <text:list>
                <text:list-item>
                  <text:list>
                    <text:list-item>
                      <text:h text:style-name="P27" text:outline-level="4"><text:bookmark-start text:name="__RefHeading__54285_1614059384"/>16. Limitation of Liability.<text:bookmark-end text:name="__RefHeading__54285_1614059384"/></text:h>
                    </text:list-item>
                  </text:list>
                </text:list-item>
              </text:list>
            </text:list-item>
          </text:list>
        </text:list-item>
      </text:list>
      <text:p text:style-name="P12">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596180003" text:continue-numbering="true" text:style-name="Outline">
        <text:list-item>
          <text:list>
            <text:list-item>
              <text:list>
                <text:list-item>
                  <text:list>
                    <text:list-item>
                      <text:h text:style-name="P27" text:outline-level="4"><text:bookmark-start text:name="__RefHeading__54287_1614059384"/><text:bookmark text:name="section17"/><text:soft-page-break/>17. Interpretation of Sections 15 and 16.<text:bookmark-end text:name="__RefHeading__54287_1614059384"/></text:h>
                    </text:list-item>
                  </text:list>
                </text:list-item>
              </text:list>
            </text:list-item>
          </text:list>
        </text:list-item>
      </text:list>
      <text:p text:style-name="P12">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2">END OF TERMS AND CONDITIONS</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3cm" fo:line-height="115%" fo:hyphenation-ladder-count="no-limit" style:page-number="auto" fo:keep-with-next="auto"/>
      <style:text-properties fo:color="#333333" fo:font-size="12pt" style:font-size-asian="10.5pt" fo:hyphenate="true" fo:hyphenation-remain-char-count="3" fo:hyphenation-push-char-count="3"/>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Frame_20_contents" style:display-name="Frame contents" style:family="paragraph" style:parent-style-name="Text_20_body" style:class="extra"/>
    <style:style style:name="AccentMidBox" style:family="paragraph" style:parent-style-name="Frame_20_contents">
      <style:paragraph-properties fo:margin-left="0.499cm" fo:margin-right="0.499cm" fo:text-indent="0cm" style:auto-text-indent="false" fo:background-color="#ffd4a1" fo:padding="0.25cm" fo:border="0.018cm solid #dddddd" style:shadow="none">
        <style:background-image/>
      </style:paragraph-properties>
      <style:text-properties fo:color="#ff740d" style:font-size-asian="10.5pt"/>
    </style:style>
    <style:style style:name="AccentMidHead" style:family="paragraph" style:parent-style-name="AccentMidBox">
      <style:text-properties fo:color="#ff550d" style:text-underline-style="solid" style:text-underline-width="auto" style:text-underline-color="font-color" fo:font-weight="bold" style:font-size-asian="10.5pt"/>
    </style:style>
    <style:style style:name="AccentHighBox" style:family="paragraph" style:parent-style-name="AccentMidBox">
      <style:paragraph-properties fo:background-color="#ffbbad">
        <style:background-image/>
      </style:paragraph-properties>
      <style:text-properties fo:color="#ff0000" style:font-size-asian="10.5pt"/>
    </style:style>
    <style:style style:name="AccentHighHead" style:family="paragraph" style:parent-style-name="AccentMidHead">
      <style:paragraph-properties fo:background-color="#ffbbad">
        <style:background-image/>
      </style:paragraph-properties>
      <style:text-properties fo:color="#ff0000" style:font-size-asian="10.5pt"/>
    </style:style>
    <style:style style:name="AccentLowBox" style:family="paragraph" style:parent-style-name="AccentMidBox">
      <style:paragraph-properties fo:background-color="#f5f5f5">
        <style:background-image/>
      </style:paragraph-properties>
      <style:text-properties fo:color="#333333"/>
    </style:style>
    <style:style style:name="AccentLowHead" style:family="paragraph" style:parent-style-name="AccentLowBox">
      <style:text-properties style:text-underline-style="solid" style:text-underline-width="auto" style:text-underline-color="font-color" fo:font-weight="bold"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style:use-window-font-color="true"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Tahoma4" fo:font-size="12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Citation" style:family="text">
      <style:text-properties fo:font-style="italic" style:font-style-asian="italic" style:font-style-complex="italic"/>
    </style:style>
    <style:style style:name="BwClickPath" style:family="text">
      <style:text-properties fo:font-weight="bold" fo:background-color="#dddddd"/>
    </style:style>
    <style:style style:name="BwAccentField" style:family="text">
      <style:text-properties fo:font-style="normal" fo:font-weight="bold" fo:background-color="#a9c4b5"/>
    </style:style>
    <style:style style:name="BwAccentTextLow" style:family="text">
      <style:text-properties fo:font-style="normal" fo:font-weight="bold" fo:background-color="#a9c4b5"/>
    </style:style>
    <style:style style:name="BwAccentTextHigh" style:family="text" style:parent-style-name="BwAccentTextLow">
      <style:text-properties fo:font-style="italic" fo:background-color="#fa7e7a"/>
    </style:style>
    <style:style style:name="BwFilePath" style:family="text">
      <style:text-properties fo:font-style="italic" fo:background-color="#dddddd"/>
    </style:style>
    <style:style style:name="Graphics" style:family="graphic">
      <style:graphic-properties text:anchor-type="paragraph" svg:x="0cm" svg:y="0cm" fo:margin-top="0.199cm" fo:margin-bottom="0.499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text:start-value="0">
        <style:list-level-properties text:list-level-position-and-space-mode="label-alignment">
          <style:list-level-label-alignment text:label-followed-by="listtab" text:list-tab-stop-position="0.7cm" fo:text-indent="-0.7cm" fo:margin-left="0.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benannt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wAufzählung">
      <text:list-level-style-bullet text:level="1" text:style-name="Bullet_20_Symbols" text:bullet-char="•">
        <style:list-level-properties text:list-level-position-and-space-mode="label-alignment" fo:text-align="end">
          <style:list-level-label-alignment text:label-followed-by="listtab" text:list-tab-stop-position="1cm" fo:text-inden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M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font-weight="bold" style:font-weight-asian="bold" style:font-weight-complex="bold"/>
    </style:style>
    <style:style style:name="MT2" style:family="text">
      <style:text-properties fo:font-size="10pt" style:font-size-asian="10pt" style:font-size-complex="10pt"/>
    </style:style>
    <style:style style:name="MT3" style:family="text"/>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90"><draw:image xlink:href="Pictures/10000000000002BB00000070CB5E2AE1.png" xlink:type="simple" xlink:show="embed" xlink:actuate="onLoad"/></draw:frame></text:p>
      </style:header>
      <style:footer>
        <text:p text:style-name="MP2"><text:span text:style-name="MT1">Boldt Webservice<text:tab/>Seite </text:span><text:span text:style-name="MT1"><text:page-number text:select-page="current">50</text:page-number></text:span><text:span text:style-name="MT1"><text:tab/>Websites, die verkaufen!</text:span><text:span text:style-name="MT2"><text:tab/></text:span></text:p>
        <text:p text:style-name="MP3"><text:a xlink:type="simple" xlink:href="http://www.boldt-webservice.de/" text:style-name="Internet_20_link" text:visited-style-name="Visited_20_Internet_20_Link">https://www.boldt-webservice.de</text:a><text:tab/>forum@boldt-webservice.de</text:p>
      </style:footer>
    </style:master-page>
    <style:master-page style:name="Landscap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18-11-17T10:43:14</dc:date>
    <dc:creator>Romana Boldt</dc:creator>
    <meta:editing-duration>P20DT18H50M36S</meta:editing-duration>
    <meta:editing-cycles>443</meta:editing-cycles>
    <meta:generator>OpenOffice/4.1.5$Unix OpenOffice.org_project/415m1$Build-9789</meta:generator>
    <meta:printed-by>Romana Boldt</meta:printed-by>
    <meta:print-date>2014-07-31T16:12:20</meta:print-date>
    <meta:document-statistic meta:table-count="0" meta:image-count="1" meta:object-count="0" meta:page-count="91" meta:paragraph-count="1021" meta:word-count="25507" meta:character-count="173447"/>
  </office:meta>
</office:document-meta>
</file>

<file path=VersionList.xml><?xml version="1.0" encoding="utf-8"?>
<VL:version-list xmlns:dc="http://purl.org/dc/elements/1.1/" xmlns:VL="http://openoffice.org/2001/versions-list">
  <VL:version-entry VL:title="Version1" VL:comment="2.1.1" VL:creator="Romana Boldt" dc:date-time="2018-11-17T10:43:14"/>
</VL:version-list>
</file>